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hadow="none"/>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hadow="none"/>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1246*"/>
    </style:style>
    <style:style style:name="Table87.C" style:family="table-column">
      <style:table-column-properties style:column-width="0.866in" style:rel-column-width="1247*"/>
    </style:style>
    <style:style style:name="Table87.H" style:family="table-column">
      <style:table-column-properties style:column-width="0.8667in" style:rel-column-width="1248*"/>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1246*"/>
    </style:style>
    <style:style style:name="Table89.C" style:family="table-column">
      <style:table-column-properties style:column-width="0.866in" style:rel-column-width="1247*"/>
    </style:style>
    <style:style style:name="Table89.H" style:family="table-column">
      <style:table-column-properties style:column-width="0.8667in" style:rel-column-width="1248*"/>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1246*"/>
    </style:style>
    <style:style style:name="Table91.C" style:family="table-column">
      <style:table-column-properties style:column-width="0.866in" style:rel-column-width="1247*"/>
    </style:style>
    <style:style style:name="Table91.H" style:family="table-column">
      <style:table-column-properties style:column-width="0.8667in" style:rel-column-width="1248*"/>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1246*"/>
    </style:style>
    <style:style style:name="Table93.C" style:family="table-column">
      <style:table-column-properties style:column-width="0.866in" style:rel-column-width="1247*"/>
    </style:style>
    <style:style style:name="Table93.H" style:family="table-column">
      <style:table-column-properties style:column-width="0.8667in" style:rel-column-width="1248*"/>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Walkthrough">
      <style:paragraph-properties fo:break-before="page"/>
    </style:style>
    <style:style style:name="P5" style:family="paragraph" style:parent-style-name="Table_20_Contents">
      <style:paragraph-properties fo:background-color="#ff99cc">
        <style:background-image/>
      </style:paragraph-properties>
    </style:style>
    <style:style style:name="P6" style:family="paragraph" style:parent-style-name="Table_20_Contents">
      <style:paragraph-properties fo:text-align="center" style:justify-single-word="false" fo:background-color="#ff99cc">
        <style:background-image/>
      </style:paragraph-properties>
    </style:style>
    <style:style style:name="P7" style:family="paragraph" style:parent-style-name="Table_20_Contents">
      <style:paragraph-properties fo:text-align="start" style:justify-single-word="false" fo:background-color="#ff99cc">
        <style:background-image/>
      </style:paragraph-properties>
    </style:style>
    <style:style style:name="P8" style:family="paragraph" style:parent-style-name="Table_20_Contents">
      <style:paragraph-properties fo:text-align="center" style:justify-single-word="false"/>
    </style:style>
    <style:style style:name="P9" style:family="paragraph" style:parent-style-name="Heading_20_1">
      <style:text-properties fo:font-style="normal" fo:font-weight="normal" style:font-style-asian="normal" style:font-weight-asian="normal" style:font-style-complex="normal" style:font-weight-complex="normal"/>
    </style:style>
    <style:style style:name="P10" style:family="paragraph" style:parent-style-name="Heading_20_1">
      <style:paragraph-properties fo:break-before="page"/>
    </style:style>
    <style:style style:name="P11" style:family="paragraph" style:parent-style-name="First_20_line_20_indent">
      <style:text-properties fo:font-style="normal"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text-properties fo:color="#ff0000"/>
    </style:style>
    <style:style style:name="P14" style:family="paragraph" style:parent-style-name="First_20_line_20_indent">
      <style:text-properties fo:color="#000000"/>
    </style:style>
    <style:style style:name="P15" style:family="paragraph" style:parent-style-name="First_20_line_20_indent" style:list-style-name="L2"/>
    <style:style style:name="P16" style:family="paragraph" style:parent-style-name="First_20_line_20_indent">
      <style:text-properties fo:language="en" fo:country="US"/>
    </style:style>
    <style:style style:name="P17" style:family="paragraph" style:parent-style-name="First_20_line_20_indent" style:list-style-name="L9">
      <style:text-properties fo:language="en" fo:country="US"/>
    </style:style>
    <style:style style:name="P18" style:family="paragraph" style:parent-style-name="First_20_line_20_indent" style:list-style-name="L4"/>
    <style:style style:name="P19" style:family="paragraph" style:parent-style-name="First_20_line_20_indent" style:list-style-name="L5"/>
    <style:style style:name="P20" style:family="paragraph" style:parent-style-name="First_20_line_20_indent" style:list-style-name="L6"/>
    <style:style style:name="P21" style:family="paragraph" style:parent-style-name="First_20_line_20_indent">
      <style:text-properties fo:font-style="italic" style:font-style-asian="italic" style:font-style-complex="italic"/>
    </style:style>
    <style:style style:name="P22" style:family="paragraph" style:parent-style-name="First_20_line_20_indent" style:list-style-name="L7"/>
    <style:style style:name="P23" style:family="paragraph" style:parent-style-name="First_20_line_20_indent" style:list-style-name="L8"/>
    <style:style style:name="P24" style:family="paragraph" style:parent-style-name="First_20_line_20_indent">
      <style:text-properties fo:language="nl" fo:country="NL"/>
    </style:style>
    <style:style style:name="P25" style:family="paragraph" style:parent-style-name="First_20_line_20_indent">
      <style:paragraph-properties fo:break-before="page"/>
    </style:style>
    <style:style style:name="P26"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27" style:family="paragraph" style:parent-style-name="First_20_line_20_indent">
      <style:paragraph-properties fo:background-color="#99ffff">
        <style:background-image/>
      </style:paragraph-properties>
    </style:style>
    <style:style style:name="P28" style:family="paragraph" style:parent-style-name="First_20_line_20_indent">
      <style:paragraph-properties fo:background-color="#ff3300">
        <style:background-image/>
      </style:paragraph-properties>
      <style:text-properties fo:color="#000000"/>
    </style:style>
    <style:style style:name="P29" style:family="paragraph" style:parent-style-name="First_20_line_20_indent">
      <style:paragraph-properties fo:background-color="#83caff">
        <style:background-image/>
      </style:paragraph-properties>
    </style:style>
    <style:style style:name="P30" style:family="paragraph" style:parent-style-name="Standard">
      <style:text-properties fo:color="#9900ff"/>
    </style:style>
    <style:style style:name="P31" style:family="paragraph" style:parent-style-name="Standard">
      <style:text-properties fo:color="#9933ff"/>
    </style:style>
    <style:style style:name="P32" style:family="paragraph" style:parent-style-name="Standard">
      <style:paragraph-properties fo:text-align="start" style:justify-single-word="false"/>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style="normal" style:font-style-asian="normal" style:font-style-complex="normal"/>
    </style:style>
    <style:style style:name="P35"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6" style:family="paragraph" style:parent-style-name="Walkthrough">
      <style:text-properties fo:font-style="normal" style:font-style-asian="normal" style:font-style-complex="normal"/>
    </style:style>
    <style:style style:name="P37" style:family="paragraph" style:parent-style-name="Walkthrough">
      <style:text-properties fo:font-style="normal" fo:font-weight="normal" style:font-style-asian="normal" style:font-weight-asian="normal" style:font-style-complex="normal" style:font-weight-complex="normal"/>
    </style:style>
    <style:style style:name="P38"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9" style:family="paragraph" style:parent-style-name="Walkthrough">
      <style:paragraph-properties fo:text-align="justify" style:justify-single-word="false"/>
    </style:style>
    <style:style style:name="P40" style:family="paragraph" style:parent-style-name="Walkthrough">
      <style:text-properties fo:color="#3333ff"/>
    </style:style>
    <style:style style:name="P41" style:family="paragraph" style:parent-style-name="Walkthrough">
      <style:text-properties fo:color="#006600"/>
    </style:style>
    <style:style style:name="P42" style:family="paragraph" style:parent-style-name="Walkthrough">
      <style:text-properties fo:color="#006600" fo:font-style="normal" style:font-style-asian="normal" style:font-style-complex="normal"/>
    </style:style>
    <style:style style:name="P43" style:family="paragraph" style:parent-style-name="Walkthrough">
      <style:text-properties fo:color="#cc6699"/>
    </style:style>
    <style:style style:name="P44" style:family="paragraph" style:parent-style-name="Walkthrough">
      <style:text-properties fo:color="#9900ff"/>
    </style:style>
    <style:style style:name="P45" style:family="paragraph" style:parent-style-name="Walkthrough">
      <style:paragraph-properties fo:break-before="page"/>
    </style:style>
    <style:style style:name="P46" style:family="paragraph" style:parent-style-name="Walkthrough">
      <style:paragraph-properties fo:break-before="page"/>
      <style:text-properties fo:font-style="normal" style:font-style-asian="normal" style:font-style-complex="normal"/>
    </style:style>
    <style:style style:name="P47" style:family="paragraph" style:parent-style-name="Walkthrough">
      <style:paragraph-properties fo:margin-left="0in" fo:margin-right="0in" fo:text-indent="0in" style:auto-text-indent="false"/>
    </style:style>
    <style:style style:name="P48" style:family="paragraph" style:parent-style-name="List_20_Indent">
      <style:text-properties fo:font-style="normal" fo:font-weight="normal" style:font-style-asian="normal" style:font-weight-asian="normal" style:font-style-complex="normal" style:font-weight-complex="normal"/>
    </style:style>
    <style:style style:name="P49" style:family="paragraph" style:parent-style-name="List_20_Indent" style:list-style-name="L1">
      <style:text-properties fo:font-style="normal" fo:font-weight="normal" style:font-style-asian="normal" style:font-weight-asian="normal" style:font-style-complex="normal" style:font-weight-complex="normal"/>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54" style:family="paragraph" style:parent-style-name="Heading_20_2">
      <style:paragraph-properties fo:break-before="page"/>
      <style:text-properties fo:font-style="normal" style:font-style-asian="normal" style:font-style-complex="normal"/>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Heading_20_3">
      <style:text-properties fo:font-style="normal" style:font-style-asian="normal" style:font-style-complex="normal"/>
    </style:style>
    <style:style style:name="P57" style:family="paragraph" style:parent-style-name="Heading_20_3">
      <style:text-properties fo:color="#006633"/>
    </style:style>
    <style:style style:name="P58" style:family="paragraph" style:parent-style-name="Heading_20_3">
      <style:text-properties fo:color="#9933ff"/>
    </style:style>
    <style:style style:name="P59" style:family="paragraph" style:parent-style-name="Heading_20_3">
      <style:paragraph-properties fo:background-color="#ff99cc">
        <style:background-image/>
      </style:paragraph-properties>
    </style:style>
    <style:style style:name="P60" style:family="paragraph" style:parent-style-name="Heading_20_3">
      <style:paragraph-properties fo:break-before="page"/>
    </style:style>
    <style:style style:name="P61"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2" style:family="paragraph" style:parent-style-name="Heading_20_3">
      <style:paragraph-properties fo:break-before="page"/>
      <style:text-properties fo:font-style="normal" style:font-style-asian="normal" style:font-style-complex="normal"/>
    </style:style>
    <style:style style:name="P63" style:family="paragraph" style:parent-style-name="Heading_20_3">
      <style:paragraph-properties fo:break-before="page"/>
      <style:text-properties fo:color="#336633"/>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background-color="#ff99cc">
        <style:background-image/>
      </style:paragraph-properties>
    </style:style>
    <style:style style:name="P66" style:family="paragraph" style:parent-style-name="Table_20_Contents">
      <style:paragraph-properties fo:text-align="center" style:justify-single-word="false" fo:background-color="#ff99cc">
        <style:background-image/>
      </style:paragraph-properties>
    </style:style>
    <style:style style:name="P67" style:family="paragraph" style:parent-style-name="Table_20_Contents">
      <style:paragraph-properties fo:text-align="start" style:justify-single-word="false" fo:background-color="#ff99cc">
        <style:background-image/>
      </style:paragraph-properties>
    </style:style>
    <style:style style:name="P68" style:family="paragraph" style:parent-style-name="Table_20_Contents">
      <style:paragraph-properties fo:text-align="center" style:justify-single-word="false" fo:background-color="#ff99cc">
        <style:background-image/>
      </style:paragraph-properties>
      <style:text-properties fo:language="nl" fo:country="NL"/>
    </style:style>
    <style:style style:name="P69" style:family="paragraph" style:parent-style-name="Table_20_Contents">
      <style:paragraph-properties fo:text-align="start" style:justify-single-word="false" fo:background-color="#ff99cc">
        <style:background-image/>
      </style:paragraph-properties>
      <style:text-properties fo:language="nl" fo:country="NL"/>
    </style:style>
    <style:style style:name="P70" style:family="paragraph" style:parent-style-name="Table_20_Contents">
      <style:paragraph-properties fo:text-align="start" style:justify-single-word="false" fo:background-color="#ff99cc">
        <style:background-image/>
      </style:paragraph-properties>
      <style:text-properties fo:language="en" fo:country="US"/>
    </style:style>
    <style:style style:name="P71" style:family="paragraph" style:parent-style-name="Table_20_Contents">
      <style:paragraph-properties fo:text-align="center" style:justify-single-word="false" fo:background-color="#ff99cc">
        <style:background-image/>
      </style:paragraph-properties>
      <style:text-properties fo:language="en" fo:country="US"/>
    </style:style>
    <style:style style:name="P72" style:family="paragraph" style:parent-style-name="Walktrhough_20__28_Optional_29_">
      <style:text-properties fo:font-style="normal" fo:font-weight="normal" style:font-style-asian="normal" style:font-weight-asian="normal" style:font-style-complex="normal" style:font-weight-complex="normal"/>
    </style:style>
    <style:style style:name="P73" style:family="paragraph" style:parent-style-name="Walktrhough_20__28_Optional_29_" style:list-style-name="L3"/>
    <style:style style:name="P74" style:family="paragraph" style:parent-style-name="Walktrhough_20__28_Optional_29_">
      <style:text-properties fo:color="#3333ff"/>
    </style:style>
    <style:style style:name="P75" style:family="paragraph" style:parent-style-name="Walktrhough_20__28_Optional_29_">
      <style:text-properties fo:color="#007826"/>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fo:font-style="italic" style:font-style-asian="italic" style:font-style-complex="italic"/>
    </style:style>
    <style:style style:name="T21" style:family="text">
      <style:text-properties fo:color="#ff0000" fo:language="en" fo:country="US"/>
    </style:style>
    <style:style style:name="T22" style:family="text">
      <style:text-properties fo:color="#3333ff"/>
    </style:style>
    <style:style style:name="T23" style:family="text">
      <style:text-properties fo:color="#cc6699"/>
    </style:style>
    <style:style style:name="T24" style:family="text">
      <style:text-properties fo:color="#9933ff" fo:font-style="normal" fo:font-weight="normal" style:font-style-asian="normal" style:font-weight-asian="normal" style:font-style-complex="normal" style:font-weight-complex="normal"/>
    </style:style>
    <style:style style:name="T25" style:family="text">
      <style:text-properties style:text-underline-style="none"/>
    </style:style>
    <style:style style:name="T26"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How to use this guide<text:tab/>5</text:p>
          <text:p text:style-name="P51">CHAPTER 1: THE DARK SERVANTS<text:tab/>9</text:p>
          <text:p text:style-name="P50">1.1 – Xenor Bushes (kid Irravonia)<text:tab/>10</text:p>
          <text:p text:style-name="P55">Boss Fight: Big Mama Slime<text:tab/>10</text:p>
          <text:p text:style-name="P50">1.2 - Xenor Bushes – West<text:tab/>11</text:p>
          <text:p text:style-name="P50">1.3 – Exams Ruins<text:tab/>12</text:p>
          <text:p text:style-name="P55">Boss Fight: Big Tiger<text:tab/>16</text:p>
          <text:p text:style-name="P50">1.4 – Xenor Bushes – North<text:tab/>17</text:p>
          <text:p text:style-name="P50">1.5 – The human city of Doubline<text:tab/>18</text:p>
          <text:p text:style-name="P50">1.6 – Queen Shanda's Dungeons<text:tab/>19</text:p>
          <text:p text:style-name="P55">Boss Fight: Jeracko – Round #1<text:tab/>23</text:p>
          <text:p text:style-name="P50">1.7 – Mysterious Crypt<text:tab/>24</text:p>
          <text:p text:style-name="P55">Boss fight: Big Scorpion<text:tab/>25</text:p>
          <text:p text:style-name="P50">1.8 – Weniaria's Temple<text:tab/>26</text:p>
          <text:p text:style-name="P55">Boss Fight – Shadow Sweeper<text:tab/>27</text:p>
          <text:p text:style-name="P50">1.9 – Zoraman Prison<text:tab/>28</text:p>
          <text:p text:style-name="P55">Boss Fight: Dark Servant<text:tab/>30</text:p>
          <text:p text:style-name="P51">CHAPTER 2: THE FOUR DRAGONS<text:tab/>31</text:p>
          <text:p text:style-name="P50">2.1 – Dragon Crack Forest<text:tab/>32</text:p>
          <text:p text:style-name="P50">2.2 – Red Dragon's Lair<text:tab/>33</text:p>
          <text:p text:style-name="P55">Boss Fight: Red Guardian<text:tab/>35</text:p>
          <text:p text:style-name="P55">Boss Fight: The Red Dragon<text:tab/>36</text:p>
          <text:p text:style-name="P50">2.3 – Iskarderiu Forest<text:tab/>37</text:p>
          <text:p text:style-name="P50">2.4 – Elfish Imperial Castle<text:tab/>38</text:p>
          <text:p text:style-name="P50">2.5 – White Dragon's Lair<text:tab/>38</text:p>
          <text:p text:style-name="P55">Boss Fight: White Guardian<text:tab/>40</text:p>
          <text:p text:style-name="P55">Boss Fight: White Dragon<text:tab/>40</text:p>
          <text:p text:style-name="P50">2.6 – Green Dragon's Lair<text:tab/>41</text:p>
          <text:p text:style-name="P55">Boss Fight: Green Guardian<text:tab/>42</text:p>
          <text:p text:style-name="P55">Boss Fight: Green Dragon<text:tab/>42</text:p>
          <text:p text:style-name="P50">2.7 – The Sheck-Lock encounter<text:tab/>43</text:p>
          <text:p text:style-name="P55">Boss Fight: Sheck-Lock (Round #1)<text:tab/>43</text:p>
          <text:p text:style-name="P50">2.8 – The Black Dragon Cave<text:tab/>44</text:p>
          <text:p text:style-name="P55">Boss Fight: Black Guardian<text:tab/>45</text:p>
          <text:p text:style-name="P55">Boss fight: Black Dragon<text:tab/>45</text:p>
          <text:p text:style-name="P55">Boss Fight: Rondomo (Round #1)<text:tab/>46</text:p>
          <text:p text:style-name="P51">CHAPTER 3: PEOPLE LONG FORGOTTEN<text:tab/>47</text:p>
          <text:p text:style-name="P50">3.1 – Naked Rocks<text:tab/>48</text:p>
          <text:p text:style-name="P55">Boss Fight: Crystal<text:tab/>49</text:p>
          <text:p text:style-name="P50">3.2 – The Grass Plains<text:tab/>51</text:p>
          <text:p text:style-name="P50">3.3 – Azquakunda Prison<text:tab/>51</text:p>
          <text:p text:style-name="P55">Boss Fight: Aldarus (Round #1)<text:tab/>53</text:p>
          <text:p text:style-name="P50">3.4 – Yasathar's Temple<text:tab/>54</text:p>
          <text:p text:style-name="P55"><text:soft-page-break/>Boss Fight: Mountain King<text:tab/>54</text:p>
          <text:p text:style-name="P50">3.5 – The Mixed City of Gagolton<text:tab/>55</text:p>
          <text:p text:style-name="P50">3.6 – The Mines of Airom<text:tab/>55</text:p>
          <text:p text:style-name="P55">Boss Fight: Kirana (Round #3)<text:tab/>57</text:p>
          <text:p text:style-name="P50">3.7 – Gagolton – What?<text:tab/>57</text:p>
          <text:p text:style-name="P50">3.8 – Independence Bushes<text:tab/>58</text:p>
          <text:p text:style-name="P50">3.9 – The Elvish city of Independence<text:tab/>58</text:p>
          <text:p text:style-name="P50">3.10 – The Marshes<text:tab/>59</text:p>
          <text:p text:style-name="P55">Boss Fight: Sheck-Lock (Round #2)<text:tab/>59</text:p>
          <text:p text:style-name="P55">Boss Fight: Big Salamander<text:tab/>60</text:p>
          <text:p text:style-name="P50">3.11 – Aziëlla Azbanella Pyèra Fradique, daughter of the house of Gandron<text:tab/>61</text:p>
          <text:p text:style-name="P51">CHAPTER 4: REVELATIONS<text:tab/>62</text:p>
          <text:p text:style-name="P50">4.1 Rayal Palace<text:tab/>63</text:p>
          <text:p text:style-name="P50">4.2 – Rayal Palace by night<text:tab/>63</text:p>
          <text:p text:style-name="P50">4.3 – Team Eric<text:tab/>65</text:p>
          <text:p text:style-name="P50">4.3.1 – The Lost City of Fruskbrando<text:tab/>65</text:p>
          <text:p text:style-name="P55">Boss Fight: Big DemonAir<text:tab/>65</text:p>
          <text:p text:style-name="P50">4.3.2 – Malabia's Caves<text:tab/>66</text:p>
          <text:p text:style-name="P50">4.3.3 – Malabia's Temple<text:tab/>67</text:p>
          <text:p text:style-name="P50">4.4 – Team Rebecca<text:tab/>68</text:p>
          <text:p text:style-name="P50">4.4.1 – The Phelynx Town of Felixium<text:tab/>68</text:p>
          <text:p text:style-name="P50">4.4.2 – Purple Forest<text:tab/>69</text:p>
          <text:p text:style-name="P50">4.4.3 – Frundarmon's Mansion<text:tab/>69</text:p>
          <text:p text:style-name="P55">Boss Fight: Frundarmon<text:tab/>71</text:p>
          <text:p text:style-name="P50">4.5 – Jennifer's Story<text:tab/>72</text:p>
          <text:p text:style-name="P50">4.6 – The Dark Storage<text:tab/>72</text:p>
          <text:p text:style-name="P50">4.6.1 – Dark Storage: Aldarus<text:tab/>73</text:p>
          <text:p text:style-name="P55">Boss Fight: Giant Squid<text:tab/>73</text:p>
          <text:p text:style-name="P55">Boss Fight: Aldarus (round #2)<text:tab/>74</text:p>
          <text:p text:style-name="P50">4.6.2 – Dark Storage: Jeracko<text:tab/>75</text:p>
          <text:p text:style-name="P55">Boss Fight: Super Hag<text:tab/>76</text:p>
          <text:p text:style-name="P55">Boss Fight: Jeracko (round #2)<text:tab/>76</text:p>
          <text:p text:style-name="P50">4.6.3 – Dark Storage: Kirana<text:tab/>77</text:p>
          <text:p text:style-name="P55">Boss Fight: Grwol<text:tab/>78</text:p>
          <text:p text:style-name="P55">Boss Fight: Kirana (round #2)<text:tab/>79</text:p>
          <text:p text:style-name="P50">4.6.4 – Dark Storage: Rondomo<text:tab/>79</text:p>
          <text:p text:style-name="P55">Boss Fight: Smile<text:tab/>80</text:p>
          <text:p text:style-name="P55">Boss Fight: Rondomo (Round #2)<text:tab/>80</text:p>
          <text:p text:style-name="P50">4.6.5 – Dark Storage: Main Section<text:tab/>81</text:p>
          <text:p text:style-name="P55">Boss Fight: The Order of Onyx<text:tab/>82</text:p>
          <text:p text:style-name="P50">4.7 – Frendor Bushes<text:tab/>83</text:p>
          <text:p text:style-name="P55">Boss Fight: Sheck-Lock (Round #3)<text:tab/>83</text:p>
          <text:p text:style-name="P50">4.8 – The Black Prison<text:tab/>84</text:p>
          <text:p text:style-name="P55">Boss Fight: Mort<text:tab/>86</text:p>
          <text:p text:style-name="P51">CHAPTER 5: THE RUINS OF DYRT<text:tab/>87</text:p>
          <text:p text:style-name="P50">5.1 – Zondra's Grave<text:tab/>87</text:p>
          <text:p text:style-name="P50">5.2 – Mermaid Harbor &amp; Dyrt Beach<text:tab/>88</text:p>
          <text:p text:style-name="P50"><text:soft-page-break/>5.3 – Wastelands<text:tab/>88</text:p>
          <text:p text:style-name="P50">5.4 – Forest<text:tab/>89</text:p>
          <text:p text:style-name="P50">5.5 – The City of Umerington<text:tab/>89</text:p>
          <text:p text:style-name="P50">5.6 – Lord Dzgjymza's Keep<text:tab/>90</text:p>
          <text:p text:style-name="P55">Boss Fight: Dark Servant<text:tab/>92</text:p>
          <text:p text:style-name="P55">Boss Fight: Lord Dzgjymza<text:tab/>93</text:p>
          <text:p text:style-name="P51">SIDEQUESTS<text:tab/>96</text:p>
          <text:p text:style-name="P50">SQ1 – The Mad House<text:tab/>96</text:p>
          <text:p text:style-name="P55">Boss Fight: Creep<text:tab/>97</text:p>
          <text:p text:style-name="P50">SQ6 – The Black Orbs<text:tab/>98</text:p>
          <text:p text:style-name="P55">Boss fight: Juggernaut<text:tab/>99</text:p>
          <text:p text:style-name="P51">NEW GAME+<text:tab/>100</text:p>
          <text:p text:style-name="P50">NGP1 – The Lost Ark<text:tab/>100</text:p>
          <text:p text:style-name="P55">Boss Fight: Ocean Goblin<text:tab/>101</text:p>
          <text:p text:style-name="P50">NGP2 – The halls of music<text:tab/>102</text:p>
          <text:p text:style-name="P55">Boss fight: The King<text:tab/>103</text:p>
          <text:p text:style-name="P51">EXCLUSIVE DUNGEONS<text:tab/>104</text:p>
          <text:p text:style-name="P50">XCL1 – Botanica<text:tab/>104</text:p>
          <text:p text:style-name="P55">Boss Fight: Audrey<text:tab/>105</text:p>
          <text:p text:style-name="P50">XCL2 – Science Facility<text:tab/>106</text:p>
          <text:p text:style-name="P55">Boss Fight: Experimental Human Replica Unit (ExHuRU)<text:tab/>108</text:p>
          <text:p text:style-name="P50">XCL3 – Sugarland<text:tab/>108</text:p>
          <text:p text:style-name="P55">Boss fight: Turbo Candy<text:tab/>109</text:p>
          <text:p text:style-name="P51">BACKGROUND<text:tab/>110</text:p>
          <text:p text:style-name="P50">The World Called Phantasar, the history in short.<text:tab/>110</text:p>
          <text:p text:style-name="P50">Why is Merya constantly cracking jokes clearly related to sex?<text:tab/>112</text:p>
          <text:p text:style-name="P50">Why does Seelah Gandra hate her father?<text:tab/>113</text:p>
          <text:p text:style-name="P50">What exactly is this “Harmony” the Elves believe in?<text:tab/>114</text:p>
        </text:index-body>
      </text:table-of-content>
      <text:p text:style-name="P32"/>
      <text:h text:style-name="P10"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6"/>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72">Note: <text:tab/>It is possible you see parts of the actions I'm discussing on a light blue background, like you see here. That means that the part being discussed is entirely optional.</text:p>
      <text:p text:style-name="P11"/>
      <text:p text:style-name="P11">Lastly it may be possible I prefix an action with a name of one of the playable characters, like so:</text:p>
      <text:p text:style-name="P37">001:<text:tab/>Walk to the table<text:line-break/>IRRAVONIA: Examine the stuff on the table</text:p>
      <text:p text:style-name="P11">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1"/>
      <text:p text:style-name="P11">One last thing are the roman numbers below all characters' faces on the status bar below:</text:p>
      <text:p text:style-name="P33"><draw:frame draw:style-name="fr1" draw:name="graphics3" text:anchor-type="paragraph" svg:width="6.9252in" svg:height="3.8953in" draw:z-index="2"><draw:image xlink:href="Pictures/1000000000000780000004382196542F.png" xlink:type="simple" xlink:show="embed" xlink:actuate="onLoad"/></draw:frame><text:soft-page-break/></text:p>
      <text:p text:style-name="P11"><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1">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1"><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1">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1"/>
      <text:p text:style-name="P11"/>
      <text:p text:style-name="P11">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1">There is of course, also “The True Abyss”, about which I will provide some information in a dedicated section.</text:p>
      <text:p text:style-name="P11"/>
      <text:p text:style-name="P11"/>
      <text:p text:style-name="P11">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1"/>
      <text:p text:style-name="P11">Well, talked enough already! LET'S GET READY TO RUMBLE!</text:p>
      <text:p text:style-name="P26"/>
      <text:h text:style-name="P9" text:outline-level="1">CHAPTER 1: THE DARK SERVANTS</text:h>
      <text:p text:style-name="P33"/>
      <text:p text:style-name="P33"><draw:frame draw:style-name="fr1" draw:name="graphics5" text:anchor-type="paragraph" svg:width="6.9252in" svg:height="2.8736in" draw:z-index="4"><draw:image xlink:href="Pictures/10000201000002810000010AAF050E94.png" xlink:type="simple" xlink:show="embed" xlink:actuate="onLoad"/></draw:frame></text:p>
      <text:p text:style-name="P11">In this chapter you will see how Eric and Irravonia met each other and get to know a bit as well about Brendor and Seelah Gandra. This chapter is a kind of a prologue, although one mission will already contain vital clues for the rest of the story.</text:p>
      <text:p text:style-name="P11"/>
      <text:p text:style-name="P11">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1"/>
      <text:p text:style-name="P11">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1"/>
      <text:p text:style-name="P11">The game will start when Irravonia tells a story about herself when she was a little girl. Well, let's get this show on the road, shall we?</text:p>
      <text:h text:style-name="P53"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8">I</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H2" office:value-type="string">
            <text:p text:style-name="P8"/>
          </table:table-cell>
        </table:table-row>
      </table:table>
      <text:p text:style-name="P33"/>
      <text:p text:style-name="P11">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1"/>
      <text:p text:style-name="P11">At the end of the dungeon Irravonia will be attacked by some blue slimes, the number of them depends on your chosen difficulty, immediately after that fight Irravonia will meet the “Big Mama Slime”</text:p>
      <text:h text:style-name="P59"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5"><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H1" office:value-type="string">
            <text:p text:style-name="P5"/>
          </table:table-cell>
        </table:table-row>
        <table:table-row>
          <table:table-cell table:style-name="Table2.A2" office:value-type="string">
            <text:p text:style-name="P6">I</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H2" office:value-type="string">
            <text:p text:style-name="P6"/>
          </table:table-cell>
        </table:table-row>
        <table:table-row>
          <table:table-cell table:style-name="Table2.H2" table:number-columns-spanned="8" office:value-type="string">
            <text:p text:style-name="P7">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5"/>
      <text:p text:style-name="P11">This will end this dungeon, follow the scenario and the game will continue in the next dungeon.</text:p>
      <text:h text:style-name="P53"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8">II</text:p>
          </table:table-cell>
          <table:table-cell table:style-name="Table3.A2" office:value-type="string">
            <text:p text:style-name="P8">I</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H2" office:value-type="string">
            <text:p text:style-name="P8"/>
          </table:table-cell>
        </table:table-row>
      </table:table>
      <text:p text:style-name="P33"/>
      <text:p text:style-name="P11">This is also only a small dungeon, so no need to go into the deep of all actions. Just make your way to the West and when you arrive there you'll automatically advance to the next dungeon.</text:p>
      <text:p text:style-name="P11">Don't forget to pick up the traveler's emblem directly to the North as you start this dungeon.</text:p>
      <text:p text:style-name="P48"/>
      <text:p text:style-name="P48">A few notes:</text:p>
      <text:list xml:id="list2196496953286985506" text:style-name="L1">
        <text:list-item>
          <text:p text:style-name="P49">Irravonia is now an adult Fairy and that means she now has access to her first spells. </text:p>
        </text:list-item>
        <text:list-item>
          <text:p text:style-name="P49">She's also equipped now with a wand instead of a silly branch. The type of attack she does is really dependent on this.</text:p>
        </text:list-item>
        <text:list-item>
          <text:p text:style-name="P49">Eric will normally always start one level higher than Irravonia.</text:p>
        </text:list-item>
      </text:list>
      <text:p text:style-name="P48"/>
      <text:p text:style-name="P11">There are no boss fights in this dungeon, so this should be an easy passthrough.</text:p>
      <text:p text:style-name="P11"/>
      <text:h text:style-name="P52"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8">II</text:p>
          </table:table-cell>
          <table:table-cell table:style-name="Table4.A2" office:value-type="string">
            <text:p text:style-name="P8">VII</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H2" office:value-type="string">
            <text:p text:style-name="P8"/>
          </table:table-cell>
        </table:table-row>
      </table:table>
      <text:p text:style-name="P33"/>
      <text:p text:style-name="P11">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1">Examiner Zack will explain your task. Open the door up front by finding the switch in the back of the dungeon, and fight the monster behind it, needless to say it's a boss, and yes, this time you must win the fight.</text:p>
      <text:p text:style-name="P11"/>
      <text:p text:style-name="P11">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1"/>
      <text:p text:style-name="P11">Well, as soon as the game gives you control over your heroes, let's get this show on the road.</text:p>
      <text:p text:style-name="P11"/>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72">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7">003:<text:tab/>Exit North</text:p>
      <text:p text:style-name="P37">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7"><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ext:soft-page-break/>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7"><text:tab/>Exit North</text:p>
      <text:p text:style-name="P37">007:<text:tab/>Flip the switch. This will open the door in area 001.</text:p>
      <text:p text:style-name="P72"><text:tab/>Both to the left and the right of the switch are secret passages leading to one big room together where (depending on the difficulty you chose) can be a lot of treasure.</text:p>
      <text:p text:style-name="P37"><text:tab/>Exit South x3</text:p>
      <text:p text:style-name="Walkthrough"><text:span text:style-name="T10">003:<text:tab/></text:span><text:span text:style-name="T6">Once again, it doesn't really matter if you take the left or the right exit to the south. I picked the right this time.</text:span></text:p>
      <text:p text:style-name="P37"><text:tab/>Exit South through the most right exit</text:p>
      <text:p text:style-name="P72">004<text:tab/>There's a secret passage directly to the East leading to treasure, in case you need it.</text:p>
      <text:p text:style-name="P37"><text:soft-page-break/><text:tab/>Exit South</text:p>
      <text:p text:style-name="P37">001<text:tab/>Hit the middle door North, which should be open now</text:p>
      <text:p text:style-name="P37">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5"><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5"><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H1" office:value-type="string">
            <text:p text:style-name="P5"/>
          </table:table-cell>
        </table:table-row>
        <table:table-row>
          <table:table-cell table:style-name="Table6.A2" office:value-type="string">
            <text:p text:style-name="P6">III</text:p>
          </table:table-cell>
          <table:table-cell table:style-name="Table6.A2" office:value-type="string">
            <text:p text:style-name="P6">VII</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H2" office:value-type="string">
            <text:p text:style-name="P6"/>
          </table:table-cell>
        </table:table-row>
        <table:table-row>
          <table:table-cell table:style-name="Table6.H2" table:number-columns-spanned="8" office:value-type="string">
            <text:p text:style-name="P7">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5"/>
      <text:p text:style-name="P11">Well if you won this fight you win this dungeon and go on to the next, hey, way to go there 😉</text:p>
      <text:p text:style-name="P11"/>
      <text:h text:style-name="P52" text:outline-level="2"><text:span text:style-name="T10">1.4 – Xenor Bushes – North</text:span></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8">IV</text:p>
          </table:table-cell>
          <table:table-cell table:style-name="Table7.A2" office:value-type="string">
            <text:p text:style-name="P8">II</text:p>
          </table:table-cell>
          <table:table-cell table:style-name="Table7.A2" office:value-type="string">
            <text:p text:style-name="P8">VIII</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H2" office:value-type="string">
            <text:p text:style-name="P8"/>
          </table:table-cell>
        </table:table-row>
      </table:table>
      <text:p text:style-name="P33"/>
      <text:p text:style-name="P11">I don't really have to go into the deep of this, as all you need to do is make your way all the way North until you reach Doubline, and this dungeon is very very short and doesn't contain any bosses at all. </text:p>
      <text:p text:style-name="P11"/>
      <text:p text:style-name="P11">Of course, don't forget to take the traveler's emblem located on the small island here. </text:p>
      <text:p text:style-name="P11"/>
      <text:p text:style-name="P11">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1"/>
      <text:p text:style-name="P11"/>
      <text:h text:style-name="P52"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8">V</text:p>
          </table:table-cell>
          <table:table-cell table:style-name="Table8.A2" office:value-type="string">
            <text:p text:style-name="P8">III</text:p>
          </table:table-cell>
          <table:table-cell table:style-name="Table8.A2" office:value-type="string">
            <text:p text:style-name="P8">VIII</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H2" office:value-type="string">
            <text:p text:style-name="P8"/>
          </table:table-cell>
        </table:table-row>
      </table:table>
      <text:p text:style-name="P33"/>
      <text:p text:style-name="P11">Welcome to the first city you will be able to pass through as you are on your quest. Mind the girl with the er... sexy clothes. She is a merchant can can sell you nice items you may need on the road. Other than that there's not much to do here yet.</text:p>
      <text:p text:style-name="P11"/>
      <text:p text:style-name="P11">When you are ready to move on and to complete the mission the “Queen of the Forgotten Realm” has in store for you, speak to the man (Arjan) to the west of town and he will bring you to the castle of the queen, and from there you can go to the dungeons.</text:p>
      <text:h text:style-name="P52"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8">V</text:p>
          </table:table-cell>
          <table:table-cell table:style-name="Table9.A2" office:value-type="string">
            <text:p text:style-name="P8">III</text:p>
          </table:table-cell>
          <table:table-cell table:style-name="Table9.A2" office:value-type="string">
            <text:p text:style-name="P8">VIII</text:p>
          </table:table-cell>
          <table:table-cell table:style-name="Table9.A2" office:value-type="string">
            <text:p text:style-name="P8">XV</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H2" office:value-type="string">
            <text:p text:style-name="P8"/>
          </table:table-cell>
        </table:table-row>
      </table:table>
      <text:p text:style-name="P33"/>
      <text:p text:style-name="P11">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1"/>
      <text:p text:style-name="P11">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1">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1"/>
      <text:p text:style-name="P11">Well let's just get this show on the road.</text:p>
      <text:p text:style-name="P11"/>
      <text:p text:style-name="P37">001: <text:tab/>Exit South</text:p>
      <text:p text:style-name="P37">002: <text:tab/>Make your way South</text:p>
      <text:p text:style-name="P37"><text:tab/>At the end go East</text:p>
      <text:p text:style-name="P37"><text:tab/>And at the end North</text:p>
      <text:p text:style-name="P37"><text:tab/>At the end of this route exit North</text:p>
      <text:p text:style-name="P37"><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7">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7"><text:tab/>IRRAVONIA: Fly South</text:p>
      <text:p text:style-name="P37"><text:tab/>IRRAVONIA: Fly West </text:p>
      <text:p text:style-name="P37"><text:soft-page-break/><text:tab/>IRRAVONIA: Fly South</text:p>
      <text:p text:style-name="P37"><text:tab/>Move all the way South</text:p>
      <text:p text:style-name="P37"><text:tab/>IRRAVONIA: Fly East x3</text:p>
      <text:p text:style-name="P37"><text:tab/>Move all the way East</text:p>
      <text:p text:style-name="P37"><text:tab/>IRRAVONIA: Fly North x2</text:p>
      <text:p text:style-name="P37"><text:tab/>IRRAVONIA: Fly West</text:p>
      <text:p text:style-name="P37"><text:tab/>IRRAVONIA: Fly North</text:p>
      <text:p text:style-name="P37"><text:tab/>Exit North</text:p>
      <text:p text:style-name="Walkthrough"><text:span text:style-name="T10">007:<text:tab/></text:span><text:span text:style-name="T6">Another one of this kind, but no matter, it shouldn't be that hard, trust me!</text:span></text:p>
      <text:p text:style-name="P37"><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7"><text:tab/></text:p>
      <text:p text:style-name="P38"><text:soft-page-break/><draw:frame draw:style-name="fr5" draw:name="graphics32" text:anchor-type="as-char" svg:width="2.6043in" svg:height="3.5634in" draw:z-index="31"><draw:image xlink:href="Pictures/10000000000000FA000001561BA45301.png" xlink:type="simple" xlink:show="embed" xlink:actuate="onLoad"/></draw:frame></text:p>
      <text:p text:style-name="P37"><text:tab/>IRRAVONIA: From this position, fly South</text:p>
      <text:p text:style-name="P37"><text:tab/>IRRAVONIA: It doesn't matter if you do it from the Northern or Southern way, just fly West</text:p>
      <text:p text:style-name="P37"><text:tab/>IRRAVONIA: Fly West</text:p>
      <text:p text:style-name="P37"><text:tab/>Go all the way South</text:p>
      <text:p text:style-name="P37"><text:tab/>IRRAVONIA: Fly South</text:p>
      <text:p text:style-name="P37"><text:tab/>Go all the way East</text:p>
      <text:p text:style-name="P37"><text:tab/>IRRAVONIA: And fly South from there</text:p>
      <text:p text:style-name="P37"><text:tab/>Walk all the way East</text:p>
      <text:p text:style-name="P37"><text:tab/>IRRAVONIA: Fly North</text:p>
      <text:p text:style-name="P37"><text:tab/>IRRAVONIA: Fly East</text:p>
      <text:p text:style-name="P37"><text:tab/>Go all the way North</text:p>
      <text:p text:style-name="P37"><text:tab/>IRRAVONIA: Fly WEST (not North, although it may look tempting if you don't look well)</text:p>
      <text:p text:style-name="P37"><text:tab/>IRRAVONIA: Fly North and exit North</text:p>
      <text:p text:style-name="P37">008:<text:tab/>Save if you want (I recommend you to) and hit the next stairway</text:p>
      <text:p text:style-name="P37"/>
      <text:h text:style-name="P60"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5"><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5"><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5"><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5"><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H1" office:value-type="string">
            <text:p text:style-name="P5"/>
          </table:table-cell>
        </table:table-row>
        <table:table-row>
          <table:table-cell table:style-name="Table10.A2" office:value-type="string">
            <text:p text:style-name="P6">X</text:p>
          </table:table-cell>
          <table:table-cell table:style-name="Table10.A2" office:value-type="string">
            <text:p text:style-name="P6">IX</text:p>
          </table:table-cell>
          <table:table-cell table:style-name="Table10.A2" office:value-type="string">
            <text:p text:style-name="P6">XI</text:p>
          </table:table-cell>
          <table:table-cell table:style-name="Table10.A2" office:value-type="string">
            <text:p text:style-name="P6">XV</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H2" office:value-type="string">
            <text:p text:style-name="P6"/>
          </table:table-cell>
        </table:table-row>
        <table:table-row>
          <table:table-cell table:style-name="Table10.H2" table:number-columns-spanned="8" office:value-type="string">
            <text:p text:style-name="P7">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7">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5"/>
      <text:p text:style-name="P11">With defeating Jeracko this dungeon is completed. That also means that Shanda will now leave the party forever. </text:p>
      <text:h text:style-name="P53"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8">XXXVIII</text:p>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H2" office:value-type="string">
            <text:p text:style-name="P8"/>
          </table:table-cell>
        </table:table-row>
      </table:table>
      <text:p text:style-name="P33"/>
      <text:p text:style-name="P11">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7">000: <text:tab/>Make your way north</text:p>
      <text:p text:style-name="P37"><text:tab/>The man here is a merchant. Buy stuff if you need to</text:p>
      <text:p text:style-name="P37"><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7"><text:tab/>Exit North</text:p>
      <text:p text:style-name="P37">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7"><text:tab/>Click the shield with the Hammer on the screen and Brendor will do so (that is, if he's close enough to the cracked wall).</text:p>
      <text:p text:style-name="P37"><text:tab/>Exit North</text:p>
      <text:p text:style-name="P72">005:<text:tab/>Break the wall to reveal a savespot and save the game if you want</text:p>
      <text:p text:style-name="P37"><text:tab/>Attack the boss.</text:p>
      <text:h text:style-name="P61"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5"><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H1" office:value-type="string">
            <text:p text:style-name="P5"/>
          </table:table-cell>
        </table:table-row>
        <table:table-row>
          <table:table-cell table:style-name="Table12.A2" office:value-type="string">
            <text:p text:style-name="P6">XXXVIII</text:p>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H2" office:value-type="string">
            <text:p text:style-name="P6"/>
          </table:table-cell>
        </table:table-row>
        <table:table-row>
          <table:table-cell table:style-name="Table12.H2" table:number-columns-spanned="8" office:value-type="string">
            <text:p text:style-name="P7">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6"><text:tab/>Hit the stairs most east</text:p>
      <text:p text:style-name="P36">008:<text:tab/>Walk to the rubble to end this dungeon.</text:p>
      <text:p text:style-name="P36"/>
      <text:h text:style-name="P54" text:outline-level="2">1.8 – Weniaria's Temple</text:h>
      <text:p text:style-name="P34"/>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8">XX</text:p>
          </table:table-cell>
          <table:table-cell table:style-name="Table13.A2" office:value-type="string">
            <text:p text:style-name="P8">XXXVIII</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H2" office:value-type="string">
            <text:p text:style-name="P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60"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5"><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5"><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H1" office:value-type="string">
            <text:p text:style-name="P5"/>
          </table:table-cell>
        </table:table-row>
        <table:table-row>
          <table:table-cell table:style-name="Table14.A2" office:value-type="string">
            <text:p text:style-name="P6">XXIII</text:p>
          </table:table-cell>
          <table:table-cell table:style-name="Table14.A2" office:value-type="string">
            <text:p text:style-name="P6">XXXVIII</text:p>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H2" office:value-type="string">
            <text:p text:style-name="P6"/>
          </table:table-cell>
        </table:table-row>
        <table:table-row>
          <table:table-cell table:style-name="Table14.H2" table:number-columns-spanned="8" office:value-type="string">
            <text:p text:style-name="P7">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7">Now this guy doesn't seem aware of its undead status and desperately try to heal itself (which is a bit of a hint to the negative effect of healing on undead enemies).</text:p>
            <text:p text:style-name="P7"/>
            <text:p text:style-name="P7">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52"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8">XI</text:p>
          </table:table-cell>
          <table:table-cell table:style-name="Table15.A2" office:value-type="string">
            <text:p text:style-name="P8">X</text:p>
          </table:table-cell>
          <table:table-cell table:style-name="Table15.A2" office:value-type="string">
            <text:p text:style-name="P8">XXXVIII</text:p>
          </table:table-cell>
          <table:table-cell table:style-name="Table15.A2" office:value-type="string">
            <text:p text:style-name="P8">XXIII</text:p>
          </table:table-cell>
          <table:table-cell table:style-name="Table15.A2" office:value-type="string">
            <text:p text:style-name="P8">XIII</text:p>
          </table:table-cell>
          <table:table-cell table:style-name="Table15.A2" office:value-type="string">
            <text:p text:style-name="P8"/>
          </table:table-cell>
          <table:table-cell table:style-name="Table15.A2" office:value-type="string">
            <text:p text:style-name="P8"/>
          </table:table-cell>
          <table:table-cell table:style-name="Table15.H2" office:value-type="string">
            <text:p text:style-name="P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7"><text:tab/>East</text:p>
      <text:p text:style-name="P37"><text:tab/>South</text:p>
      <text:p text:style-name="P72"><text:tab/>West and hit the door north</text:p>
      <text:p text:style-name="P72"><text:tab/>IRRAVONIA: Fly over the gap</text:p>
      <text:p text:style-name="P72"><text:tab/>Grab the traveler's emblem</text:p>
      <text:p text:style-name="P72"><text:tab/>IRRAVONIA: And fly back to make your way back to the corridor</text:p>
      <text:p text:style-name="P72"><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6">000:<text:tab/>Go south and the hooded child will stop you and fight you.</text:p>
      <text:h text:style-name="P56" text:outline-level="3"/>
      <text:h text:style-name="P62"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5"><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5"><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6"><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5"><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5"><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5"/>
          </table:table-cell>
          <table:table-cell table:style-name="Table16.A1" office:value-type="string">
            <text:p text:style-name="P5"/>
          </table:table-cell>
          <table:table-cell table:style-name="Table16.H1" office:value-type="string">
            <text:p text:style-name="P5"/>
          </table:table-cell>
        </table:table-row>
        <table:table-row>
          <table:table-cell table:style-name="Table16.A2" office:value-type="string">
            <text:p text:style-name="P6">XIV</text:p>
          </table:table-cell>
          <table:table-cell table:style-name="Table16.A2" office:value-type="string">
            <text:p text:style-name="P6">XIII</text:p>
          </table:table-cell>
          <table:table-cell table:style-name="Table16.A2" office:value-type="string">
            <text:p text:style-name="P6">XXXVIII</text:p>
          </table:table-cell>
          <table:table-cell table:style-name="Table16.A2" office:value-type="string">
            <text:p text:style-name="P6">XXV</text:p>
          </table:table-cell>
          <table:table-cell table:style-name="Table16.A2" office:value-type="string">
            <text:p text:style-name="P6">XVI</text:p>
          </table:table-cell>
          <table:table-cell table:style-name="Table16.A2" office:value-type="string">
            <text:p text:style-name="P6"/>
          </table:table-cell>
          <table:table-cell table:style-name="Table16.A2" office:value-type="string">
            <text:p text:style-name="P6"/>
          </table:table-cell>
          <table:table-cell table:style-name="Table16.H2" office:value-type="string">
            <text:p text:style-name="P6"/>
          </table:table-cell>
        </table:table-row>
        <table:table-row>
          <table:table-cell table:style-name="Table16.H2" table:number-columns-spanned="8" office:value-type="string">
            <text:p text:style-name="P7">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12"/>
      <text:p text:style-name="P12">Like the name says, this chapter is about dragons. They are friendly and will unlock Eric's ability, allowing him to do magic for the remainder of the game. </text:p>
      <text:h text:style-name="P54" text:outline-level="2">2.1 – Dragon Crack Forest</text:h>
      <text:p text:style-name="P34"/>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8">XVIII</text:p>
          </table:table-cell>
          <table:table-cell table:style-name="Table17.A2" office:value-type="string">
            <text:p text:style-name="P8">XVII</text:p>
          </table:table-cell>
          <table:table-cell table:style-name="Table17.A2" office:value-type="string">
            <text:p text:style-name="P8">XXXVIII</text:p>
          </table:table-cell>
          <table:table-cell table:style-name="Table17.A2" office:value-type="string">
            <text:p text:style-name="P8">XXVII</text:p>
          </table:table-cell>
          <table:table-cell table:style-name="Table17.A2" office:value-type="string">
            <text:p text:style-name="P8">XIX</text:p>
          </table:table-cell>
          <table:table-cell table:style-name="Table17.A2" office:value-type="string">
            <text:p text:style-name="P8"/>
          </table:table-cell>
          <table:table-cell table:style-name="Table17.A2" office:value-type="string">
            <text:p text:style-name="P8"/>
          </table:table-cell>
          <table:table-cell table:style-name="Table17.H2" office:value-type="string">
            <text:p text:style-name="P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52"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8">XVIII</text:p>
          </table:table-cell>
          <table:table-cell table:style-name="Table18.A2" office:value-type="string">
            <text:p text:style-name="P8">XVII</text:p>
          </table:table-cell>
          <table:table-cell table:style-name="Table18.A2" office:value-type="string">
            <text:p text:style-name="P8">XXXVIII</text:p>
          </table:table-cell>
          <table:table-cell table:style-name="Table18.A2" office:value-type="string">
            <text:p text:style-name="P8">XXVII</text:p>
          </table:table-cell>
          <table:table-cell table:style-name="Table18.A2" office:value-type="string">
            <text:p text:style-name="P8">XIX</text:p>
          </table:table-cell>
          <table:table-cell table:style-name="Table18.A2" office:value-type="string">
            <text:p text:style-name="P8"/>
          </table:table-cell>
          <table:table-cell table:style-name="Table18.A2" office:value-type="string">
            <text:p text:style-name="P8"/>
          </table:table-cell>
          <table:table-cell table:style-name="Table18.H2" office:value-type="string">
            <text:p text:style-name="P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60"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5"><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5"><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6"><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5"><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5"><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5"/>
          </table:table-cell>
          <table:table-cell table:style-name="Table19.A1" office:value-type="string">
            <text:p text:style-name="P5"/>
          </table:table-cell>
          <table:table-cell table:style-name="Table19.H1" office:value-type="string">
            <text:p text:style-name="P5"/>
          </table:table-cell>
        </table:table-row>
        <table:table-row>
          <table:table-cell table:style-name="Table19.A2" office:value-type="string">
            <text:p text:style-name="P6">XX</text:p>
          </table:table-cell>
          <table:table-cell table:style-name="Table19.A2" office:value-type="string">
            <text:p text:style-name="P6">XVII</text:p>
          </table:table-cell>
          <table:table-cell table:style-name="Table19.A2" office:value-type="string">
            <text:p text:style-name="P6">XXXVIII</text:p>
          </table:table-cell>
          <table:table-cell table:style-name="Table19.A2" office:value-type="string">
            <text:p text:style-name="P6">XXVII</text:p>
          </table:table-cell>
          <table:table-cell table:style-name="Table19.A2" office:value-type="string">
            <text:p text:style-name="P6">XIX</text:p>
          </table:table-cell>
          <table:table-cell table:style-name="Table19.A2" office:value-type="string">
            <text:p text:style-name="P6"/>
          </table:table-cell>
          <table:table-cell table:style-name="Table19.A2" office:value-type="string">
            <text:p text:style-name="P6"/>
          </table:table-cell>
          <table:table-cell table:style-name="Table19.H2" office:value-type="string">
            <text:p text:style-name="P6"/>
          </table:table-cell>
        </table:table-row>
        <table:table-row>
          <table:table-cell table:style-name="Table19.H2" table:number-columns-spanned="8" office:value-type="string">
            <text:p text:style-name="P7">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7"/>
            <text:p text:style-name="P7">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7"/>
            <text:p text:style-name="P7">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7"/>
            <text:p text:style-name="P7">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4"><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5"><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5"/>
          </table:table-cell>
          <table:table-cell table:style-name="Table20.A1" office:value-type="string">
            <text:p text:style-name="P6"/>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H1" office:value-type="string">
            <text:p text:style-name="P5"/>
          </table:table-cell>
        </table:table-row>
        <table:table-row>
          <table:table-cell table:style-name="Table20.A2" office:value-type="string">
            <text:p text:style-name="P6">XX</text:p>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H2" office:value-type="string">
            <text:p text:style-name="P6"/>
          </table:table-cell>
        </table:table-row>
        <table:table-row>
          <table:table-cell table:style-name="Table20.H2" table:number-columns-spanned="8" office:value-type="string">
            <text:p text:style-name="P7">Eric has to fight the dragon alone, and due to him not having special abilities or anything yet, that can be a littlebit bothersome. <text:s/>It is really depending on your current level and preparations in general how much chance you're going to make.</text:p>
            <text:p text:style-name="P7"/>
            <text:p text:style-name="P7">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7"/>
            <text:p text:style-name="P7">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52"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8">XXV</text:p>
          </table:table-cell>
          <table:table-cell table:style-name="Table21.A2" office:value-type="string">
            <text:p text:style-name="P8">XXIV</text:p>
          </table:table-cell>
          <table:table-cell table:style-name="Table21.A2" office:value-type="string">
            <text:p text:style-name="P8">XXXIX</text:p>
          </table:table-cell>
          <table:table-cell table:style-name="Table21.A2" office:value-type="string">
            <text:p text:style-name="P8">XXXII</text:p>
          </table:table-cell>
          <table:table-cell table:style-name="Table21.A2" office:value-type="string">
            <text:p text:style-name="P8">XXV</text:p>
          </table:table-cell>
          <table:table-cell table:style-name="Table21.A2" office:value-type="string">
            <text:p text:style-name="P8"/>
          </table:table-cell>
          <table:table-cell table:style-name="Table21.A2" office:value-type="string">
            <text:p text:style-name="P8"/>
          </table:table-cell>
          <table:table-cell table:style-name="Table21.H2" office:value-type="string">
            <text:p text:style-name="P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52"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8">XXVIII</text:p>
          </table:table-cell>
          <table:table-cell table:style-name="Table22.A2" office:value-type="string">
            <text:p text:style-name="P8">XXVI</text:p>
          </table:table-cell>
          <table:table-cell table:style-name="Table22.A2" office:value-type="string">
            <text:p text:style-name="P8">XL</text:p>
          </table:table-cell>
          <table:table-cell table:style-name="Table22.A2" office:value-type="string">
            <text:p text:style-name="P8">XXXIV</text:p>
          </table:table-cell>
          <table:table-cell table:style-name="Table22.A2" office:value-type="string">
            <text:p text:style-name="P8">XXVIII</text:p>
          </table:table-cell>
          <table:table-cell table:style-name="Table22.A2" office:value-type="string">
            <text:p text:style-name="P8"/>
          </table:table-cell>
          <table:table-cell table:style-name="Table22.A2" office:value-type="string">
            <text:p text:style-name="P8"/>
          </table:table-cell>
          <table:table-cell table:style-name="Table22.H2" office:value-type="string">
            <text:p text:style-name="P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8">XXVIII</text:p>
          </table:table-cell>
          <table:table-cell table:style-name="Table23.A2" office:value-type="string">
            <text:p text:style-name="P8">XXVI</text:p>
          </table:table-cell>
          <table:table-cell table:style-name="Table23.A2" office:value-type="string">
            <text:p text:style-name="P8">XL</text:p>
          </table:table-cell>
          <table:table-cell table:style-name="Table23.A2" office:value-type="string">
            <text:p text:style-name="P8">XXXIV</text:p>
          </table:table-cell>
          <table:table-cell table:style-name="Table23.A2" office:value-type="string">
            <text:p text:style-name="P8">XXVIII</text:p>
          </table:table-cell>
          <table:table-cell table:style-name="Table23.A2" office:value-type="string">
            <text:p text:style-name="P8"/>
          </table:table-cell>
          <table:table-cell table:style-name="Table23.A2" office:value-type="string">
            <text:p text:style-name="P8"/>
          </table:table-cell>
          <table:table-cell table:style-name="Table23.H2" office:value-type="string">
            <text:p text:style-name="P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6"><text:tab/>North</text:p>
      <text:p text:style-name="P36"><text:tab/>West</text:p>
      <text:p text:style-name="P36"><text:tab/>North</text:p>
      <text:p text:style-name="P36"><text:tab/>East</text:p>
      <text:p text:style-name="P36"><text:tab/>South</text:p>
      <text:p text:style-name="P36"><text:tab/>West</text:p>
      <text:p text:style-name="P36"><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6"/>
      <text:h text:style-name="P62" text:outline-level="3">Boss Fight: White Guardian</text:h>
      <text:p text:style-name="P34"/>
      <table:table table:name="Table24" table:style-name="Table24">
        <table:table-column table:style-name="Table24.A" table:number-columns-repeated="7"/>
        <table:table-column table:style-name="Table24.H"/>
        <table:table-row>
          <table:table-cell table:style-name="Table24.A1" office:value-type="string">
            <text:p text:style-name="P5"><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5"><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6"><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5"><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5"><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5"/>
          </table:table-cell>
          <table:table-cell table:style-name="Table24.A1" office:value-type="string">
            <text:p text:style-name="P5"/>
          </table:table-cell>
          <table:table-cell table:style-name="Table24.H1" office:value-type="string">
            <text:p text:style-name="P5"/>
          </table:table-cell>
        </table:table-row>
        <table:table-row>
          <table:table-cell table:style-name="Table24.A2" office:value-type="string">
            <text:p text:style-name="P6">XXIX</text:p>
          </table:table-cell>
          <table:table-cell table:style-name="Table24.A2" office:value-type="string">
            <text:p text:style-name="P6">XXVII</text:p>
          </table:table-cell>
          <table:table-cell table:style-name="Table24.A2" office:value-type="string">
            <text:p text:style-name="P6">XL</text:p>
          </table:table-cell>
          <table:table-cell table:style-name="Table24.A2" office:value-type="string">
            <text:p text:style-name="P6">XXXV</text:p>
          </table:table-cell>
          <table:table-cell table:style-name="Table24.A2" office:value-type="string">
            <text:p text:style-name="P6">XXIX</text:p>
          </table:table-cell>
          <table:table-cell table:style-name="Table24.A2" office:value-type="string">
            <text:p text:style-name="P6"/>
          </table:table-cell>
          <table:table-cell table:style-name="Table24.A2" office:value-type="string">
            <text:p text:style-name="P6"/>
          </table:table-cell>
          <table:table-cell table:style-name="Table24.H2" office:value-type="string">
            <text:p text:style-name="P6"/>
          </table:table-cell>
        </table:table-row>
        <table:table-row>
          <table:table-cell table:style-name="Table24.H2" table:number-columns-spanned="8" office:value-type="string">
            <text:p text:style-name="P7">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7"/>
            <text:p text:style-name="P7">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6">006:<text:tab/>Face the Dragon</text:p>
      <text:h text:style-name="P56"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5"><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5"/>
          </table:table-cell>
          <table:table-cell table:style-name="Table25.A1" office:value-type="string">
            <text:p text:style-name="P6"/>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H1" office:value-type="string">
            <text:p text:style-name="P5"/>
          </table:table-cell>
        </table:table-row>
        <table:table-row>
          <table:table-cell table:style-name="Table25.A2" office:value-type="string">
            <text:p text:style-name="P6">XXIX</text:p>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H2" office:value-type="string">
            <text:p text:style-name="P6"/>
          </table:table-cell>
        </table:table-row>
        <table:table-row>
          <table:table-cell table:style-name="Table25.H2" table:number-columns-spanned="8" office:value-type="string">
            <text:p text:style-name="P7">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52"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8">XXIX</text:p>
          </table:table-cell>
          <table:table-cell table:style-name="Table26.A2" office:value-type="string">
            <text:p text:style-name="P8">XXVII</text:p>
          </table:table-cell>
          <table:table-cell table:style-name="Table26.A2" office:value-type="string">
            <text:p text:style-name="P8">XL</text:p>
          </table:table-cell>
          <table:table-cell table:style-name="Table26.A2" office:value-type="string">
            <text:p text:style-name="P8">XXXV</text:p>
          </table:table-cell>
          <table:table-cell table:style-name="Table26.A2" office:value-type="string">
            <text:p text:style-name="P8">XXIX</text:p>
          </table:table-cell>
          <table:table-cell table:style-name="Table26.A2" office:value-type="string">
            <text:p text:style-name="P8"/>
          </table:table-cell>
          <table:table-cell table:style-name="Table26.A2" office:value-type="string">
            <text:p text:style-name="P8"/>
          </table:table-cell>
          <table:table-cell table:style-name="Table26.H2" office:value-type="string">
            <text:p text:style-name="P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60"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5"><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5"><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6"><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5"><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5"><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5"/>
          </table:table-cell>
          <table:table-cell table:style-name="Table27.A1" office:value-type="string">
            <text:p text:style-name="P5"/>
          </table:table-cell>
          <table:table-cell table:style-name="Table27.H1" office:value-type="string">
            <text:p text:style-name="P5"/>
          </table:table-cell>
        </table:table-row>
        <table:table-row>
          <table:table-cell table:style-name="Table27.A2" office:value-type="string">
            <text:p text:style-name="P6">XXX</text:p>
          </table:table-cell>
          <table:table-cell table:style-name="Table27.A2" office:value-type="string">
            <text:p text:style-name="P6">XXVII</text:p>
          </table:table-cell>
          <table:table-cell table:style-name="Table27.A2" office:value-type="string">
            <text:p text:style-name="P6">XL</text:p>
          </table:table-cell>
          <table:table-cell table:style-name="Table27.A2" office:value-type="string">
            <text:p text:style-name="P6">XXXV</text:p>
          </table:table-cell>
          <table:table-cell table:style-name="Table27.A2" office:value-type="string">
            <text:p text:style-name="P6">XXIX</text:p>
          </table:table-cell>
          <table:table-cell table:style-name="Table27.A2" office:value-type="string">
            <text:p text:style-name="P6"/>
          </table:table-cell>
          <table:table-cell table:style-name="Table27.A2" office:value-type="string">
            <text:p text:style-name="P6"/>
          </table:table-cell>
          <table:table-cell table:style-name="Table27.H2" office:value-type="string">
            <text:p text:style-name="P6"/>
          </table:table-cell>
        </table:table-row>
        <table:table-row>
          <table:table-cell table:style-name="Table27.H2" table:number-columns-spanned="8" office:value-type="string">
            <text:p text:style-name="P7">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6">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5"><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5"/>
          </table:table-cell>
          <table:table-cell table:style-name="Table28.A1" office:value-type="string">
            <text:p text:style-name="P6"/>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H1" office:value-type="string">
            <text:p text:style-name="P5"/>
          </table:table-cell>
        </table:table-row>
        <table:table-row>
          <table:table-cell table:style-name="Table28.A2" office:value-type="string">
            <text:p text:style-name="P6">XXXI</text:p>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H2" office:value-type="string">
            <text:p text:style-name="P6"/>
          </table:table-cell>
        </table:table-row>
        <table:table-row>
          <table:table-cell table:style-name="Table28.H2" table:number-columns-spanned="8" office:value-type="string">
            <text:p text:style-name="P7">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52"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5"><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5"><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6"><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5"><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5"><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5"/>
          </table:table-cell>
          <table:table-cell table:style-name="Table29.A1" office:value-type="string">
            <text:p text:style-name="P5"/>
          </table:table-cell>
          <table:table-cell table:style-name="Table29.H1" office:value-type="string">
            <text:p text:style-name="P5"/>
          </table:table-cell>
        </table:table-row>
        <table:table-row>
          <table:table-cell table:style-name="Table29.A2" office:value-type="string">
            <text:p text:style-name="P6">XXXI</text:p>
          </table:table-cell>
          <table:table-cell table:style-name="Table29.A2" office:value-type="string">
            <text:p text:style-name="P6">XXIX</text:p>
          </table:table-cell>
          <table:table-cell table:style-name="Table29.A2" office:value-type="string">
            <text:p text:style-name="P6">XL</text:p>
          </table:table-cell>
          <table:table-cell table:style-name="Table29.A2" office:value-type="string">
            <text:p text:style-name="P6">XXXVI</text:p>
          </table:table-cell>
          <table:table-cell table:style-name="Table29.A2" office:value-type="string">
            <text:p text:style-name="P6">XXX</text:p>
          </table:table-cell>
          <table:table-cell table:style-name="Table29.A2" office:value-type="string">
            <text:p text:style-name="P6"/>
          </table:table-cell>
          <table:table-cell table:style-name="Table29.A2" office:value-type="string">
            <text:p text:style-name="P6"/>
          </table:table-cell>
          <table:table-cell table:style-name="Table29.H2" office:value-type="string">
            <text:p text:style-name="P6"/>
          </table:table-cell>
        </table:table-row>
        <table:table-row>
          <table:table-cell table:style-name="Table29.H2" table:number-columns-spanned="8" office:value-type="string">
            <text:p text:style-name="P7">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7"/>
            <text:p text:style-name="P7">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52"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8">XXXII</text:p>
          </table:table-cell>
          <table:table-cell table:style-name="Table30.A2" office:value-type="string">
            <text:p text:style-name="P8">XXIX</text:p>
          </table:table-cell>
          <table:table-cell table:style-name="Table30.A2" office:value-type="string">
            <text:p text:style-name="P8">XLI</text:p>
          </table:table-cell>
          <table:table-cell table:style-name="Table30.A2" office:value-type="string">
            <text:p text:style-name="P8">XXXVI</text:p>
          </table:table-cell>
          <table:table-cell table:style-name="Table30.A2" office:value-type="string">
            <text:p text:style-name="P8">XXXI</text:p>
          </table:table-cell>
          <table:table-cell table:style-name="Table30.A2" office:value-type="string">
            <text:p text:style-name="P8"/>
          </table:table-cell>
          <table:table-cell table:style-name="Table30.A2" office:value-type="string">
            <text:p text:style-name="P8"/>
          </table:table-cell>
          <table:table-cell table:style-name="Table30.H2" office:value-type="string">
            <text:p text:style-name="P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9">Boss Fight: Black Guardian</text:span></text:h>
      <text:p text:style-name="Text_20_body"><text:span text:style-name="T9"/></text:p>
      <table:table table:name="Table31" table:style-name="Table31">
        <table:table-column table:style-name="Table31.A" table:number-columns-repeated="7"/>
        <table:table-column table:style-name="Table31.H"/>
        <table:table-row>
          <table:table-cell table:style-name="Table31.A1" office:value-type="string">
            <text:p text:style-name="P5"><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5"><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6"><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5"><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5"><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5"/>
          </table:table-cell>
          <table:table-cell table:style-name="Table31.A1" office:value-type="string">
            <text:p text:style-name="P5"/>
          </table:table-cell>
          <table:table-cell table:style-name="Table31.H1" office:value-type="string">
            <text:p text:style-name="P5"/>
          </table:table-cell>
        </table:table-row>
        <table:table-row>
          <table:table-cell table:style-name="Table31.A2" office:value-type="string">
            <text:p text:style-name="P6">XXXV</text:p>
          </table:table-cell>
          <table:table-cell table:style-name="Table31.A2" office:value-type="string">
            <text:p text:style-name="P6">XXXII</text:p>
          </table:table-cell>
          <table:table-cell table:style-name="Table31.A2" office:value-type="string">
            <text:p text:style-name="P6">XLII</text:p>
          </table:table-cell>
          <table:table-cell table:style-name="Table31.A2" office:value-type="string">
            <text:p text:style-name="P6">XXXIX</text:p>
          </table:table-cell>
          <table:table-cell table:style-name="Table31.A2" office:value-type="string">
            <text:p text:style-name="P6">XXXIV</text:p>
          </table:table-cell>
          <table:table-cell table:style-name="Table31.A2" office:value-type="string">
            <text:p text:style-name="P6"/>
          </table:table-cell>
          <table:table-cell table:style-name="Table31.A2" office:value-type="string">
            <text:p text:style-name="P6"/>
          </table:table-cell>
          <table:table-cell table:style-name="Table31.H2" office:value-type="string">
            <text:p text:style-name="P6"/>
          </table:table-cell>
        </table:table-row>
        <table:table-row>
          <table:table-cell table:style-name="Table31.H2" table:number-columns-spanned="8" office:value-type="string">
            <text:p text:style-name="P7">This guardian can be a bit of a pain, and this fight is likely to take awhile and it has very strong spells at its disposal, so keep a good eye on your healing. It has a high magic defense also. Rebecca can do a lot with her multi-power strikes here.</text:p>
            <text:p text:style-name="P7"/>
            <text:p text:style-name="P7">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5"><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5"/>
          </table:table-cell>
          <table:table-cell table:style-name="Table32.A1" office:value-type="string">
            <text:p text:style-name="P6"/>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H1" office:value-type="string">
            <text:p text:style-name="P5"/>
          </table:table-cell>
        </table:table-row>
        <table:table-row>
          <table:table-cell table:style-name="Table32.A2" office:value-type="string">
            <text:p text:style-name="P6">XXXVIII</text:p>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H2" office:value-type="string">
            <text:p text:style-name="P6"/>
          </table:table-cell>
        </table:table-row>
        <table:table-row>
          <table:table-cell table:style-name="Table32.H2" table:number-columns-spanned="8" office:value-type="string">
            <text:p text:style-name="P7">This dragon can be pain due to its high defenses, so whatever you do, you won't deal much damage. To compensate this dragon has less HP, and so this fight can still be short. Keep an eye on your HP though</text:p>
            <text:p text:style-name="P7"/>
            <text:p text:style-name="P7">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5"><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5"><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6"/>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H1" office:value-type="string">
            <text:p text:style-name="P5"/>
          </table:table-cell>
        </table:table-row>
        <table:table-row>
          <table:table-cell table:style-name="Table33.A2" office:value-type="string">
            <text:p text:style-name="P6">XXXIX</text:p>
          </table:table-cell>
          <table:table-cell table:style-name="Table33.A2" office:value-type="string">
            <text:p text:style-name="P6">XLIV</text:p>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H2" office:value-type="string">
            <text:p text:style-name="P6"/>
          </table:table-cell>
        </table:table-row>
        <table:table-row>
          <table:table-cell table:style-name="Table33.H2" table:number-columns-spanned="8" office:value-type="string">
            <text:p text:style-name="P7">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7"/>
            <text:p text:style-name="P7">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 text:outline-level="1">CHAPTER 3: PEOPLE LONG FORGOTTEN</text:h>
      <text:p text:style-name="First_20_line_20_indent"><draw:frame draw:style-name="fr7"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First_20_line_20_indent"><text:span text:style-name="T17"/></text:p>
      <text:p text:style-name="First_20_line_20_indent"><text:span text:style-name="T17">In this chapter we'll dive a bit deeper in the mysteries that you are facing and of course, the quest for clues.</text:span></text:p>
      <text:p text:style-name="First_20_line_20_indent"><text:span text:style-name="T17"/></text:p>
      <text:p text:style-name="First_20_line_20_indent"><text:span text:style-name="T17">Good luck.</text:span></text:p>
      <text:p text:style-name="First_20_line_20_indent"><text:span text:style-name="T17"/></text:p>
      <text:h text:style-name="P52" text:outline-level="2"><text:span text:style-name="T17">3.1 – Naked Rocks</text:span></text:h>
      <text:p text:style-name="First_20_line_20_indent"><text:span text:style-name="T17"/></text:p>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8">XLIV</text:p>
          </table:table-cell>
          <table:table-cell table:style-name="Table38.A2" office:value-type="string">
            <text:p text:style-name="P8">XXXV</text:p>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H2" office:value-type="string">
            <text:p text:style-name="P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Walkthrough"><text:span text:style-name="T9"><text:tab/>SEELAH GANDRA: Hook over to the West</text:span></text:p>
      <text:p text:style-name="Walktrhough_20__28_Optional_29_"><text:span text:style-name="T9"><text:tab/>Take the traveler's emblem</text:span></text:p>
      <text:p text:style-name="Walkthrough"><text:span text:style-name="T9"><text:tab/>Exit South</text:span></text:p>
      <text:p text:style-name="Walktrhough_20__28_Optional_29_"><text:span text:style-name="T9">005:<text:tab/>IRRAVONIA: Fly West</text:span></text:p>
      <text:p text:style-name="Walktrhough_20__28_Optional_29_"><text:soft-page-break/><text:span text:style-name="T9"><text:tab/>Get the Healing Herb from the chest</text:span></text:p>
      <text:p text:style-name="Walktrhough_20__28_Optional_29_"><text:span text:style-name="T9"><text:tab/>IRRAVONIA: Fly back East</text:span></text:p>
      <text:p text:style-name="Walkthrough"><text:span text:style-name="T9"><text:tab/>Stand in the center before the gap to the South</text:span></text:p>
      <text:p text:style-name="Walkthrough"><text:span text:style-name="T9"><text:tab/>SEELAH GANDRA: From here use your whip to the South... You may not see it (unless the size of your screen is beyond extremely large) but there is a hook spot there.</text:span></text:p>
      <text:p text:style-name="Walkthrough"><text:span text:style-name="T9"><text:tab/>Exit West</text:span></text:p>
      <text:p text:style-name="Walktrhough_20__28_Optional_29_"><text:span text:style-name="T9">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9"><text:tab/>Southern way East</text:span></text:p>
      <text:p text:style-name="Walkthrough"><text:span text:style-name="T9"><text:tab/>SEELAH GANDRA: Hook over the gap to the South</text:span></text:p>
      <text:p text:style-name="Walkthrough"><text:span text:style-name="T9"><text:tab/>Follow the way</text:span></text:p>
      <text:p text:style-name="Walkthrough"><text:span text:style-name="T9"><text:tab/>Exit East</text:span></text:p>
      <text:p text:style-name="Walkthrough"><text:span text:style-name="T9">007:<text:tab/>Save the game if you desire</text:span></text:p>
      <text:p text:style-name="Walkthrough"><text:span text:style-name="T9"><text:tab/>Fight the boss</text:span></text:p>
      <text:h text:style-name="Heading_20_3" text:outline-level="3"><text:span text:style-name="T9">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5"><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5"><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6"/>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H1" office:value-type="string">
            <text:p text:style-name="P5"/>
          </table:table-cell>
        </table:table-row>
        <table:table-row>
          <table:table-cell table:style-name="Table35.A2" office:value-type="string">
            <text:p text:style-name="P6">XLV</text:p>
          </table:table-cell>
          <table:table-cell table:style-name="Table35.A2" office:value-type="string">
            <text:p text:style-name="P6">XXXVII</text:p>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H2" office:value-type="string">
            <text:p text:style-name="P6"/>
          </table:table-cell>
        </table:table-row>
        <table:table-row>
          <table:table-cell table:style-name="Table35.H2" table:number-columns-spanned="8" office:value-type="string">
            <text:p text:style-name="P7">Now it's very important that you know what you are doing in this particular fight, as just trying to damage it and heal when you need is NOT gonna get you anywhere in the particular fight.</text:p>
            <text:p text:style-name="P7">Seelah Gandra is except for healing when needed completely useless in this fight, so make her guard overall and cast healing spells if you need them, but if you do this well, the occasions are rare (with a little luck even non-existent).</text:p>
            <text:p text:style-name="P7">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7">If you are lucky you never need to heal at all... It's depending on the chosen difficulty how long it <text:soft-page-break/>takes to take this crystal down, but it will fall eventually. </text:p>
            <text:p text:style-name="P7">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9"><text:tab/>SEELAH GANDRA: Hook over to the South, and you'll see that Seelah Gandra will cross two gaps now. Well since the pole was on the other side of the second gap, she didn't have much of a choice.</text:span></text:p>
      <text:p text:style-name="Walkthrough"><text:span text:style-name="T9"><text:tab/>From here you can see the exit South. Click it to get outta here.</text:span></text:p>
      <text:p text:style-name="Walkthrough"><text:span text:style-name="T9">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9">011:<text:tab/>Exit the house</text:span></text:p>
      <text:p text:style-name="Walkthrough"><text:span text:style-name="T9">010:<text:tab/>Save if you desire</text:span></text:p>
      <text:p text:style-name="Walkthrough"><text:span text:style-name="T9"><text:tab/>Get out of the front yard and go East and you'll meet up with Rebecca, Dernor and Merya. They will all three join the party.</text:span></text:p>
      <text:p text:style-name="Walkthrough"><text:span text:style-name="T9"><text:tab/>Exit East to complete this dungeon.</text:span></text:p>
      <text:p text:style-name="P47"/>
      <text:p text:style-name="P47"><text:tab/></text:p>
      <text:h text:style-name="P52"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7"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7"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8">XLV</text:p>
          </table:table-cell>
          <table:table-cell table:style-name="Table37.A2" office:value-type="string">
            <text:p text:style-name="P8">XXXVIII</text:p>
          </table:table-cell>
          <table:table-cell table:style-name="Table37.A2" office:value-type="string">
            <text:p text:style-name="P8">XXXIX</text:p>
          </table:table-cell>
          <table:table-cell table:style-name="Table37.A2" office:value-type="string">
            <text:p text:style-name="P8">XLVII</text:p>
          </table:table-cell>
          <table:table-cell table:style-name="Table37.A2" office:value-type="string">
            <text:p text:style-name="P8">XVII</text:p>
          </table:table-cell>
          <table:table-cell table:style-name="Table37.A2" office:value-type="string">
            <text:p text:style-name="P8"/>
          </table:table-cell>
          <table:table-cell table:style-name="Table37.A2" office:value-type="string">
            <text:p text:style-name="P8"/>
          </table:table-cell>
          <table:table-cell table:style-name="Table37.H2" office:value-type="string">
            <text:p text:style-name="P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7"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7"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8">XLVI</text:p>
          </table:table-cell>
          <table:table-cell table:style-name="Table39.A2" office:value-type="string">
            <text:p text:style-name="P8">XXXIX</text:p>
          </table:table-cell>
          <table:table-cell table:style-name="Table39.A2" office:value-type="string">
            <text:p text:style-name="P8">XXXIX</text:p>
          </table:table-cell>
          <table:table-cell table:style-name="Table39.A2" office:value-type="string">
            <text:p text:style-name="P8">XLVII</text:p>
          </table:table-cell>
          <table:table-cell table:style-name="Table39.A2" office:value-type="string">
            <text:p text:style-name="P8">XVII</text:p>
          </table:table-cell>
          <table:table-cell table:style-name="Table39.A2" office:value-type="string">
            <text:p text:style-name="P8"/>
          </table:table-cell>
          <table:table-cell table:style-name="Table39.A2" office:value-type="string">
            <text:p text:style-name="P8"/>
          </table:table-cell>
          <table:table-cell table:style-name="Table39.H2" office:value-type="string">
            <text:p text:style-name="P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Walkthrough"><text:span text:style-name="T9"><text:tab/>MERYA: Scan the area (if she doesn't find anything, move a little bit more to the South)</text:span></text:p>
      <text:p text:style-name="Walkthrough"><text:soft-page-break/><text:span text:style-name="T9"><text:tab/>Pass through the secret passage to the East</text:span></text:p>
      <text:p text:style-name="Walkthrough"><text:span text:style-name="T9"><text:tab/>Hit the stairway leading up</text:span></text:p>
      <text:p text:style-name="Walkthrough"><text:span text:style-name="T9">003:<text:tab/>South</text:span></text:p>
      <text:p text:style-name="Walktrhough_20__28_Optional_29_"><text:span text:style-name="T9"><text:tab/>The traveler's emblem is located in the hidden room directly south of you. The two passages leading to it are on both the West and East sides of the “block”. Merya can find them easily.</text:span></text:p>
      <text:p text:style-name="Walkthrough"><text:span text:style-name="T9"><text:tab/>Make your way to the South of this floor</text:span></text:p>
      <text:p text:style-name="Walkthrough"><text:span text:style-name="T9"><text:tab/>East</text:span></text:p>
      <text:p text:style-name="Walkthrough"><text:span text:style-name="T9"><text:tab/>Enter the cell to flip the Switch</text:span></text:p>
      <text:p text:style-name="Walkthrough"><text:span text:style-name="T9"><text:tab/>Leave the cell and go all the way back to the North of this floor</text:span></text:p>
      <text:p text:style-name="Walkthrough"><text:span text:style-name="T9"><text:tab/>Hit the stairway up</text:span></text:p>
      <text:p text:style-name="Walkthrough"><text:span text:style-name="T9">004:<text:tab/>South</text:span></text:p>
      <text:p text:style-name="Walktrhough_20__28_Optional_29_"><text:span text:style-name="T9"><text:tab/>The treasure chest to the West contains a Large Bat. A better weapon for Dernor.</text:span></text:p>
      <text:p text:style-name="Walkthrough"><text:span text:style-name="T9"><text:tab/>Make your way South</text:span></text:p>
      <text:p text:style-name="Walkthrough"><text:span text:style-name="T9"><text:tab/>At the far South go East</text:span></text:p>
      <text:p text:style-name="Walkthrough"><text:span text:style-name="T9"><text:tab/>Hit the secret passage East (yes, Merya can find it if she scans the area for it).</text:span></text:p>
      <text:p text:style-name="Walkthrough"><text:span text:style-name="T9"><text:tab/>All the way North</text:span></text:p>
      <text:p text:style-name="Walkthrough"><text:span text:style-name="T9"><text:tab/>Flip the switch.</text:span></text:p>
      <text:p text:style-name="Walkthrough"><text:span text:style-name="T9"><text:tab/></text:span><text:span text:style-name="T5">Now unless you have a really small screen you should see that the barrier towards the room with the gap has now been removed.</text:span></text:p>
      <text:p text:style-name="Walkthrough"><text:span text:style-name="T9"><text:tab/>Click left of that gap so your hero will walk to it</text:span></text:p>
      <text:p text:style-name="Walkthrough"><text:span text:style-name="T9"><text:tab/>SEELAH GANDRA: Hook over to the other side.</text:span></text:p>
      <text:p text:style-name="Walkthrough"><text:span text:style-name="T5"><text:tab/></text:span><text:span text:style-name="T20">Please note that is is a one way go, so once you do this there is no way back.</text:span></text:p>
      <text:p text:style-name="Walkthrough"><text:span text:style-name="T20"><text:tab/></text:span><text:span text:style-name="T9">Hit the stairs</text:span></text:p>
      <text:p text:style-name="Walkthrough"><text:span text:style-name="T9">005:<text:tab/>Flip the switch</text:span></text:p>
      <text:p text:style-name="Walkthrough"><text:span text:style-name="T9"><text:tab/>Enter the cell</text:span></text:p>
      <text:p text:style-name="Walkthrough"><text:span text:style-name="T9"><text:tab/></text:span><text:span text:style-name="T5">Here you will find Eric and Brendor who will both rejoin the party.</text:span></text:p>
      <text:p text:style-name="Walkthrough"><text:span text:style-name="T9"><text:tab/>Exit the cell</text:span></text:p>
      <text:p text:style-name="Walkthrough"><text:span text:style-name="T9"><text:tab/>Hit the stairway on the East part on this floor</text:span></text:p>
      <text:p text:style-name="Walktrhough_20__28_Optional_29_"><text:span text:style-name="T9">006:<text:tab/>The chests in both cells contain a Knight's Sword. A better sword for the Sylvertin twins. Since Eric is going to face the next boss alone, make sure he's equipped with one.</text:span></text:p>
      <text:p text:style-name="Walkthrough"><text:span text:style-name="T9"><text:tab/>BRENDOR: In the west part of this floor you can see a cracked wall. Destroy it!</text:span></text:p>
      <text:p text:style-name="Walkthrough"><text:span text:style-name="T9"><text:tab/>This will reveal a stairway down. Hit it</text:span></text:p>
      <text:p text:style-name="Walkthrough"><text:span text:style-name="T9">007:<text:tab/>West then South</text:span></text:p>
      <text:p text:style-name="Walkthrough"><text:soft-page-break/><text:span text:style-name="T9"><text:tab/>East </text:span></text:p>
      <text:p text:style-name="Walkthrough"><text:span text:style-name="T9"><text:tab/>Flip the Switch North</text:span></text:p>
      <text:p text:style-name="Walkthrough"><text:span text:style-name="T9"><text:tab/>Go back to the intersection</text:span></text:p>
      <text:p text:style-name="Walkthrough"><text:span text:style-name="T9"><text:tab/>Hit the stairway down (If you wanna know the chest contains a Potion)</text:span></text:p>
      <text:p text:style-name="Walktrhough_20__28_Optional_29_"><text:span text:style-name="T9">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span></text:p>
      <text:p text:style-name="Walkthrough"><text:span text:style-name="T9"><text:tab/>Hit the stairway down</text:span></text:p>
      <text:p text:style-name="Walkthrough"><text:span text:style-name="T9">001:<text:tab/></text:span><text:span text:style-name="T5">Hah! You may have been wondering when you came here before what that gap and pole were for, eh? Well, I guess now you know.</text:span></text:p>
      <text:p text:style-name="Walkthrough"><text:span text:style-name="T9"><text:tab/>SEELAH GANDRA: Hook over to the West</text:span></text:p>
      <text:p text:style-name="Walkthrough"><text:span text:style-name="T9"><text:tab/>Exit South</text:span></text:p>
      <text:p text:style-name="Walkthrough"><text:span text:style-name="T9">000:<text:tab/>ERIC: Walk South and face Aldarus</text:span></text:p>
      <text:h text:style-name="Heading_20_3" text:outline-level="3"><text:span text:style-name="T9">Boss Fight: Aldarus (Round #1)</text:span></text:h>
      <text:p text:style-name="Walkthrough"><text:span text:style-name="T9"/></text:p>
      <table:table table:name="Table40" table:style-name="Table40">
        <table:table-column table:style-name="Table40.A" table:number-columns-repeated="7"/>
        <table:table-column table:style-name="Table40.H"/>
        <table:table-row>
          <table:table-cell table:style-name="Table40.A1" office:value-type="string">
            <text:p text:style-name="P5"><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5"/>
          </table:table-cell>
          <table:table-cell table:style-name="Table40.A1" office:value-type="string">
            <text:p text:style-name="P6"/>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H1" office:value-type="string">
            <text:p text:style-name="P5"/>
          </table:table-cell>
        </table:table-row>
        <table:table-row>
          <table:table-cell table:style-name="Table40.A2" office:value-type="string">
            <text:p text:style-name="P6">XXXIX</text:p>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H2" office:value-type="string">
            <text:p text:style-name="P6"/>
          </table:table-cell>
        </table:table-row>
        <table:table-row>
          <table:table-cell table:style-name="Table40.H2" table:number-columns-spanned="8" office:value-type="string">
            <text:p text:style-name="P7">What is important to note is that Aldarus' stats have always been adapted to Eric's in this fight, so endless level grinding is NOT GONNA HELP YOU AT ALL in this particular fight. </text:p>
            <text:p text:style-name="P7">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52"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5"><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5"><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6"><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5"><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5"><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5"><draw:frame draw:style-name="fr7"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5"><draw:frame draw:style-name="fr7"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5"/>
          </table:table-cell>
        </table:table-row>
        <table:table-row>
          <table:table-cell table:style-name="Table41.A2" office:value-type="string">
            <text:p text:style-name="P6">XLIV</text:p>
          </table:table-cell>
          <table:table-cell table:style-name="Table41.A2" office:value-type="string">
            <text:p text:style-name="P6">XLI</text:p>
          </table:table-cell>
          <table:table-cell table:style-name="Table41.A2" office:value-type="string">
            <text:p text:style-name="P6">XLIV</text:p>
          </table:table-cell>
          <table:table-cell table:style-name="Table41.A2" office:value-type="string">
            <text:p text:style-name="P6">XLVIII</text:p>
          </table:table-cell>
          <table:table-cell table:style-name="Table41.A2" office:value-type="string">
            <text:p text:style-name="P6">XLII</text:p>
          </table:table-cell>
          <table:table-cell table:style-name="Table41.A2" office:value-type="string">
            <text:p text:style-name="P6">XLIX</text:p>
          </table:table-cell>
          <table:table-cell table:style-name="Table41.A2" office:value-type="string">
            <text:p text:style-name="P6">XXI</text:p>
          </table:table-cell>
          <table:table-cell table:style-name="Table41.H2" office:value-type="string">
            <text:p text:style-name="P6"/>
          </table:table-cell>
        </table:table-row>
        <table:table-row>
          <table:table-cell table:style-name="Table41.H2" table:number-columns-spanned="8" office:value-type="string">
            <text:p text:style-name="P7">In this entire fight Irravonia will be running the show, and the others must assist her. </text:p>
            <text:p text:style-name="P7"/>
            <text:p text:style-name="P7">This boss is slow and inaccurate, but any blow that does hit is so strong it will be instant KO no matter what level you have. It's defenses are insanely high not to mention the amount of HP it has. </text:p>
            <text:p text:style-name="P7"/>
            <text:p text:style-name="P7">However it's extremely weak to wind, so Irravonia will have to case “Breeze” like crazy and it will die eventually.</text:p>
            <text:p text:style-name="P7"/>
            <text:p text:style-name="P7">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7"/>
            <text:p text:style-name="P7">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52"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7"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7"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8">L</text:p>
          </table:table-cell>
          <table:table-cell table:style-name="Table42.A2" office:value-type="string">
            <text:p text:style-name="P8">XLVII</text:p>
          </table:table-cell>
          <table:table-cell table:style-name="Table42.A2" office:value-type="string">
            <text:p text:style-name="P8">XLVIII</text:p>
          </table:table-cell>
          <table:table-cell table:style-name="Table42.A2" office:value-type="string">
            <text:p text:style-name="P8">LIII</text:p>
          </table:table-cell>
          <table:table-cell table:style-name="Table42.A2" office:value-type="string">
            <text:p text:style-name="P8">LVII</text:p>
          </table:table-cell>
          <table:table-cell table:style-name="Table42.A2" office:value-type="string">
            <text:p text:style-name="P8">LIV</text:p>
          </table:table-cell>
          <table:table-cell table:style-name="Table42.A2" office:value-type="string">
            <text:p text:style-name="P8">XXXII</text:p>
          </table:table-cell>
          <table:table-cell table:style-name="Table42.H2" office:value-type="string">
            <text:p text:style-name="P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7"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7"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8">L</text:p>
          </table:table-cell>
          <table:table-cell table:style-name="Table43.A2" office:value-type="string">
            <text:p text:style-name="P8">XLVII</text:p>
          </table:table-cell>
          <table:table-cell table:style-name="Table43.A2" office:value-type="string">
            <text:p text:style-name="P8">XLVIII</text:p>
          </table:table-cell>
          <table:table-cell table:style-name="Table43.A2" office:value-type="string">
            <text:p text:style-name="P8">LIII</text:p>
          </table:table-cell>
          <table:table-cell table:style-name="Table43.A2" office:value-type="string">
            <text:p text:style-name="P8">LVII</text:p>
          </table:table-cell>
          <table:table-cell table:style-name="Table43.A2" office:value-type="string">
            <text:p text:style-name="P8">LIV</text:p>
          </table:table-cell>
          <table:table-cell table:style-name="Table43.A2" office:value-type="string">
            <text:p text:style-name="P8">XXXII</text:p>
          </table:table-cell>
          <table:table-cell table:style-name="Table43.H2" office:value-type="string">
            <text:p text:style-name="P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8"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60"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5"><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5"><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6"><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5"><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5"><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5"><draw:frame draw:style-name="fr7"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5"><draw:frame draw:style-name="fr7"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5"/>
          </table:table-cell>
        </table:table-row>
        <table:table-row>
          <table:table-cell table:style-name="Table44.A2" office:value-type="string">
            <text:p text:style-name="P6">LV</text:p>
          </table:table-cell>
          <table:table-cell table:style-name="Table44.A2" office:value-type="string">
            <text:p text:style-name="P6">LII</text:p>
          </table:table-cell>
          <table:table-cell table:style-name="Table44.A2" office:value-type="string">
            <text:p text:style-name="P6">LI</text:p>
          </table:table-cell>
          <table:table-cell table:style-name="Table44.A2" office:value-type="string">
            <text:p text:style-name="P6">LVII</text:p>
          </table:table-cell>
          <table:table-cell table:style-name="Table44.A2" office:value-type="string">
            <text:p text:style-name="P6">LII</text:p>
          </table:table-cell>
          <table:table-cell table:style-name="Table44.A2" office:value-type="string">
            <text:p text:style-name="P6">LIX</text:p>
          </table:table-cell>
          <table:table-cell table:style-name="Table44.A2" office:value-type="string">
            <text:p text:style-name="P6">XXXVIII</text:p>
          </table:table-cell>
          <table:table-cell table:style-name="Table44.H2" office:value-type="string">
            <text:p text:style-name="P6"/>
          </table:table-cell>
        </table:table-row>
        <table:table-row>
          <table:table-cell table:style-name="Table44.H2" table:number-columns-spanned="8" office:value-type="string">
            <text:p text:style-name="P7">It would actually surprise you how easy Kirana is. In fact when it comes to the fights against the Order of Onyx, this might well be the easiest fight of them all. </text:p>
            <text:p text:style-name="P7"/>
            <text:p text:style-name="P7">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7"/>
            <text:p text:style-name="P7">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52"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7"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7"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8">LIX</text:p>
          </table:table-cell>
          <table:table-cell table:style-name="Table45.A2" office:value-type="string">
            <text:p text:style-name="P8">LV</text:p>
          </table:table-cell>
          <table:table-cell table:style-name="Table45.A2" office:value-type="string">
            <text:p text:style-name="P8">LIII</text:p>
          </table:table-cell>
          <table:table-cell table:style-name="Table45.A2" office:value-type="string">
            <text:p text:style-name="P8">LXI</text:p>
          </table:table-cell>
          <table:table-cell table:style-name="Table45.A2" office:value-type="string">
            <text:p text:style-name="P8">LVII</text:p>
          </table:table-cell>
          <table:table-cell table:style-name="Table45.A2" office:value-type="string">
            <text:p text:style-name="P8">LXII</text:p>
          </table:table-cell>
          <table:table-cell table:style-name="Table45.A2" office:value-type="string">
            <text:p text:style-name="P8">XLIII</text:p>
          </table:table-cell>
          <table:table-cell table:style-name="Table45.H2" office:value-type="string">
            <text:p text:style-name="P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Walkthrough"><text:span text:style-name="T9"><text:tab/>Take the road to the East and keep following it</text:span></text:p>
      <text:p text:style-name="Walkthrough"><text:span text:style-name="T9"><text:tab/>As soon as you can, exit East</text:span></text:p>
      <text:p text:style-name="Walkthrough"><text:span text:style-name="T9">003:<text:tab/>Take the Northern way to the East and follow it (southern way leads to a Healing Herb in case you care)</text:span></text:p>
      <text:p text:style-name="Walkthrough"><text:span text:style-name="T9"><text:tab/>At the end exit North, and you'll be back on the world map and the City of Independence will be unlocked.</text:span></text:p>
      <text:h text:style-name="Heading_20_2" text:outline-level="2"><text:span text:style-name="T9">3.9 – The Elvish city of Independence</text:span></text:h>
      <text:p text:style-name="Walkthrough"><text:span text:style-name="T9"><text:tab/></text:span></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7"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7"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8">LX</text:p>
          </table:table-cell>
          <table:table-cell table:style-name="Table46.A2" office:value-type="string">
            <text:p text:style-name="P8">LVI</text:p>
          </table:table-cell>
          <table:table-cell table:style-name="Table46.A2" office:value-type="string">
            <text:p text:style-name="P8">LIII</text:p>
          </table:table-cell>
          <table:table-cell table:style-name="Table46.A2" office:value-type="string">
            <text:p text:style-name="P8">LXII</text:p>
          </table:table-cell>
          <table:table-cell table:style-name="Table46.A2" office:value-type="string">
            <text:p text:style-name="P8">LVIII</text:p>
          </table:table-cell>
          <table:table-cell table:style-name="Table46.A2" office:value-type="string">
            <text:p text:style-name="P8">LXIII</text:p>
          </table:table-cell>
          <table:table-cell table:style-name="Table46.A2" office:value-type="string">
            <text:p text:style-name="P8">XLIV</text:p>
          </table:table-cell>
          <table:table-cell table:style-name="Table46.H2" office:value-type="string">
            <text:p text:style-name="P8"/>
          </table:table-cell>
        </table:table-row>
      </table:table>
      <text:p text:style-name="First_20_line_20_indent">Upon arrival you'll have one of the longest parts of scenario of the entire game. Sit it out.</text:p>
      <text:p text:style-name="First_20_line_20_indent"/>
      <text:p text:style-name="P13">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7"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7"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8">LX</text:p>
          </table:table-cell>
          <table:table-cell table:style-name="Table47.A2" office:value-type="string">
            <text:p text:style-name="P8">LVI</text:p>
          </table:table-cell>
          <table:table-cell table:style-name="Table47.A2" office:value-type="string">
            <text:p text:style-name="P8">LIII</text:p>
          </table:table-cell>
          <table:table-cell table:style-name="Table47.A2" office:value-type="string">
            <text:p text:style-name="P8">LXII</text:p>
          </table:table-cell>
          <table:table-cell table:style-name="Table47.A2" office:value-type="string">
            <text:p text:style-name="P8">LVIII</text:p>
          </table:table-cell>
          <table:table-cell table:style-name="Table47.A2" office:value-type="string">
            <text:p text:style-name="P8">LXIII</text:p>
          </table:table-cell>
          <table:table-cell table:style-name="Table47.A2" office:value-type="string">
            <text:p text:style-name="P8">XLIV</text:p>
          </table:table-cell>
          <table:table-cell table:style-name="Table47.H2" office:value-type="string">
            <text:p text:style-name="P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5"><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5"><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6"><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5"><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5"><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5"><draw:frame draw:style-name="fr7"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5"><draw:frame draw:style-name="fr7"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5"/>
          </table:table-cell>
        </table:table-row>
        <table:table-row>
          <table:table-cell table:style-name="Table48.A2" office:value-type="string">
            <text:p text:style-name="P6">LX</text:p>
          </table:table-cell>
          <table:table-cell table:style-name="Table48.A2" office:value-type="string">
            <text:p text:style-name="P6">LVI</text:p>
          </table:table-cell>
          <table:table-cell table:style-name="Table48.A2" office:value-type="string">
            <text:p text:style-name="P6">LIII</text:p>
          </table:table-cell>
          <table:table-cell table:style-name="Table48.A2" office:value-type="string">
            <text:p text:style-name="P6">LXII</text:p>
          </table:table-cell>
          <table:table-cell table:style-name="Table48.A2" office:value-type="string">
            <text:p text:style-name="P6">LVIII</text:p>
          </table:table-cell>
          <table:table-cell table:style-name="Table48.A2" office:value-type="string">
            <text:p text:style-name="P6">LXIII</text:p>
          </table:table-cell>
          <table:table-cell table:style-name="Table48.A2" office:value-type="string">
            <text:p text:style-name="P6">XLIV</text:p>
          </table:table-cell>
          <table:table-cell table:style-name="Table48.H2" office:value-type="string">
            <text:p text:style-name="P6"/>
          </table:table-cell>
        </table:table-row>
        <table:table-row>
          <table:table-cell table:style-name="Table48.H2" table:number-columns-spanned="8" office:value-type="string">
            <text:p text:style-name="P7">This fight is actually in most aspects the same as the previous encounter with Sheck-Lock, except for the fact that you got two more allies now who may try something with him, and that his Crystal Blade has a few more possible effects. </text:p>
            <text:p text:style-name="P7"/>
            <text:p text:style-name="P7">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Walkthrough"><text:span text:style-name="T9"><text:tab/>IRRAVONIA: Fly over the water to get to the East</text:span></text:p>
      <text:p text:style-name="Walkthrough"><text:span text:style-name="T9"><text:tab/>Go South</text:span></text:p>
      <text:p text:style-name="Walkthrough"><text:soft-page-break/><text:span text:style-name="T9"><text:tab/>DERNOR: If you put him in the lead the way to the isle on the West will soon be clear</text:span></text:p>
      <text:p text:style-name="Walktrhough_20__28_Optional_29_"><text:span text:style-name="T9"><text:tab/>SCYNDI: You can use your whip to get into a secret area to the South. Merya can mark the spot for you.</text:span></text:p>
      <text:p text:style-name="Walktrhough_20__28_Optional_29_"><text:span text:style-name="T9"><text:tab/>Take the traveler's emblem here (and there's also a Black Orb for that side-quest should wanna go for that).</text:span></text:p>
      <text:p text:style-name="Walktrhough_20__28_Optional_29_"><text:span text:style-name="T9"><text:tab/>SCYNDI: From the west you can whip your way back North. The spot is less obvious than it looks. The picture below shows where you need to stand to hook back North.</text:span></text:p>
      <text:p text:style-name="Walktrhough_20__28_Optional_29_"><draw:frame draw:style-name="fr9" draw:name="graphics194" text:anchor-type="paragraph" svg:width="1.8752in" svg:height="1.6665in" draw:z-index="193"><draw:image xlink:href="Pictures/10000000000000B4000000A014F47860.png" xlink:type="simple" xlink:show="embed" xlink:actuate="onLoad"/></draw:frame><text:span text:style-name="T9"/></text:p>
      <text:p text:style-name="Walktrhough_20__28_Optional_29_"><text:span text:style-name="T9"><text:tab/>You will have to go back to the West Island</text:span></text:p>
      <text:p text:style-name="Walkthrough"><text:span text:style-name="T5"><text:tab/></text:span><text:span text:style-name="T9">Exit West</text:span></text:p>
      <text:p text:style-name="Walkthrough"><text:span text:style-name="T9">003:<text:tab/>DERNOR: Go West to challenge the boss. (Yes, only Dernor can do this).</text:span></text:p>
      <text:h text:style-name="Heading_20_3" text:outline-level="3"><text:span text:style-name="T9">Boss Fight: Big Salamander</text:span></text:h>
      <table:table table:name="Table49" table:style-name="Table49">
        <table:table-column table:style-name="Table49.A" table:number-columns-repeated="7"/>
        <table:table-column table:style-name="Table49.H"/>
        <table:table-row>
          <table:table-cell table:style-name="Table49.A1" office:value-type="string">
            <text:p text:style-name="P5"><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5"><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6"><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5"><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5"><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5"><draw:frame draw:style-name="fr7"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5"><draw:frame draw:style-name="fr7"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5"/>
          </table:table-cell>
        </table:table-row>
        <table:table-row>
          <table:table-cell table:style-name="Table49.A2" office:value-type="string">
            <text:p text:style-name="P6">LX</text:p>
          </table:table-cell>
          <table:table-cell table:style-name="Table49.A2" office:value-type="string">
            <text:p text:style-name="P6">LVI</text:p>
          </table:table-cell>
          <table:table-cell table:style-name="Table49.A2" office:value-type="string">
            <text:p text:style-name="P6">LIII</text:p>
          </table:table-cell>
          <table:table-cell table:style-name="Table49.A2" office:value-type="string">
            <text:p text:style-name="P6">LXII</text:p>
          </table:table-cell>
          <table:table-cell table:style-name="Table49.A2" office:value-type="string">
            <text:p text:style-name="P6">LVIII</text:p>
          </table:table-cell>
          <table:table-cell table:style-name="Table49.A2" office:value-type="string">
            <text:p text:style-name="P6">LXIII</text:p>
          </table:table-cell>
          <table:table-cell table:style-name="Table49.A2" office:value-type="string">
            <text:p text:style-name="P6">XLIV</text:p>
          </table:table-cell>
          <table:table-cell table:style-name="Table49.H2" office:value-type="string">
            <text:p text:style-name="P6"/>
          </table:table-cell>
        </table:table-row>
        <table:table-row>
          <table:table-cell table:style-name="Table49.H2" table:number-columns-spanned="8" office:value-type="string">
            <text:p text:style-name="P7">This is pretty much a hack-and-slah kind of boss. You should be aware of the disease status it constantly puts on you as that blocks off your possibility to heal yourself. </text:p>
            <text:p text:style-name="P7">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First_20_line_20_indent"><text:span text:style-name="T17"/></text:p>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First_20_line_20_indent"><text:span text:style-name="T17"/></text:p>
      <text:p text:style-name="First_20_line_20_indent"><text:span text:style-name="T17">When you are ready to proceed to the forth chapter, speak to her soldier in order to travel to the kingdom of Aeria. </text:span><text:span text:style-name="T21">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14"><text:span text:style-name="T17"/></text:p>
      <text:p text:style-name="P14"><text:span text:style-name="T17"/></text:p>
      <text:h text:style-name="P10" text:outline-level="1"><text:span text:style-name="T17">CHAPTER 4: REVELATIONS</text:span></text:h>
      <text:p text:style-name="Text_20_body"><draw:frame draw:style-name="fr9" draw:name="graphics202" text:anchor-type="paragraph" svg:width="5.5689in" svg:height="3.6937in" draw:z-index="201"><draw:image xlink:href="Pictures/10000201000001910000010AD6005E14.png" xlink:type="simple" xlink:show="embed" xlink:actuate="onLoad"/></draw:frame><text:span text:style-name="T17"/></text:p>
      <text:p text:style-name="P14"><text:span text:style-name="T17">In this chapter a few things that were a mystery so far will be revealed, but that will happen over time, and I am not gonna tell you WHAT is gonna be revealed.</text:span></text:p>
      <text:p text:style-name="P14"><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14"><text:span text:style-name="T17">Basically this chapter can be divided in a few sub parts.</text:span></text:p>
      <text:p text:style-name="P14"><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14"><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14"><text:span text:style-name="T17"/></text:p>
      <text:p text:style-name="P14"><text:span text:style-name="T17">When both teams have done their stuff the party will reunite and then you will have the Dark Storage mission which contains actually four dungeons and a main hub, and can be seen as a section on its own.</text:span></text:p>
      <text:p text:style-name="P14"><text:span text:style-name="T17">After that some stuff will happen, and I'm gonna be vague here, as anything I say about that would be a mega spoiler. Suffice it to say that when you've done that part, the stage is set of the final part, and thus chapter 4 ends there.</text:span></text:p>
      <text:p text:style-name="P14"><text:span text:style-name="T17">Let's get ready to rumble.</text:span></text:p>
      <text:h text:style-name="Heading_20_2" text:outline-level="2"><text:soft-page-break/><text:span text:style-name="T17">4.1 Rayal Palace</text:span></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7"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7"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7"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8">LXII</text:p>
          </table:table-cell>
          <table:table-cell table:style-name="Table50.A2" office:value-type="string">
            <text:p text:style-name="P8">LIX</text:p>
          </table:table-cell>
          <table:table-cell table:style-name="Table50.A2" office:value-type="string">
            <text:p text:style-name="P8">LV</text:p>
          </table:table-cell>
          <table:table-cell table:style-name="Table50.A2" office:value-type="string">
            <text:p text:style-name="P8">LXIV</text:p>
          </table:table-cell>
          <table:table-cell table:style-name="Table50.A2" office:value-type="string">
            <text:p text:style-name="P8">LXI</text:p>
          </table:table-cell>
          <table:table-cell table:style-name="Table50.A2" office:value-type="string">
            <text:p text:style-name="P8">LXV</text:p>
          </table:table-cell>
          <table:table-cell table:style-name="Table50.A2" office:value-type="string">
            <text:p text:style-name="P8">XLVII</text:p>
          </table:table-cell>
          <table:table-cell table:style-name="Table50.H2" office:value-type="string">
            <text:p text:style-name="P8">LII</text:p>
          </table:table-cell>
        </table:table-row>
      </table:table>
      <text:p text:style-name="P27"><text:span text:style-name="T17">Now before you go see the king, you may want to check out this castle. First of all, just north of the South-East corner is a secret passage in the West wall, leading to a traveler's emblem. I guess you didn't want to miss it. </text:span></text:p>
      <text:p text:style-name="P27"><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14"><text:span text:style-name="T17">When you are ready to see the king, just take the North corridor from the entrance and you'll get to meet him. Speak to him and hear him out, and the game will immediately advance to the next section.</text:span></text:p>
      <text:h text:style-name="Heading_20_2" text:outline-level="2"><text:span text:style-name="T17">4.2 – Rayal Palace by night</text:span></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8">LXII</text:p>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H2" office:value-type="string">
            <text:p text:style-name="P8"/>
          </table:table-cell>
        </table:table-row>
      </table:table>
      <text:p text:style-name="P14"><text:span text:style-name="T17">Now you will be in the castle.</text:span></text:p>
      <text:p text:style-name="P28"><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Walkthrough"><text:span text:style-name="T17">→ <text:tab/>Leave the bedroom</text:span></text:p>
      <text:p text:style-name="Walkthrough"><text:span text:style-name="T17"><text:tab/>Go North in the corridor</text:span></text:p>
      <text:p text:style-name="Walkthrough"><text:span text:style-name="T17"><text:tab/>Around the corner East and you'll notice a crack in the wall. Pass through it</text:span></text:p>
      <text:p text:style-name="Walkthrough"><text:span text:style-name="T17">→<text:tab/>Hit the house you see in the next part.</text:span></text:p>
      <text:p text:style-name="Walkthrough"><text:span text:style-name="T17"><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span></text:p>
      <text:p text:style-name="Walkthrough"><text:span text:style-name="T17"><text:tab/>Leave the house</text:span></text:p>
      <text:p text:style-name="Walkthrough"><text:span text:style-name="T17">→<text:tab/>Exit South to get back into the castle.</text:span></text:p>
      <text:p text:style-name="Walkthrough"><text:span text:style-name="T17">→<text:tab/>Go back to your bedroom, and this section will end.</text:span></text:p>
      <text:p text:style-name="Walkthrough"><text:span text:style-name="T17"/></text:p>
      <text:p text:style-name="Walkthrough"><text:span text:style-name="T17"/></text:p>
      <text:p text:style-name="P47"><text:span text:style-name="T17"/></text:p>
      <text:p text:style-name="P14"><text:span text:style-name="T17">Now the game will make you choose which team you want to play first. It doesn't matter as you need to do both anyway. For this guide I'll start with team Eric, simply because it's the most logical thing to do.</text:span></text:p>
      <text:p text:style-name="P14"><text:span text:style-name="T17"/></text:p>
      <text:h text:style-name="P52" text:outline-level="2"><text:span text:style-name="T17">4.3 – Team Eric</text:span></text:h>
      <text:p text:style-name="First_20_line_20_indent"><text:span text:style-name="T17">Team Eric has the following members:</text:span></text:p>
      <text:list xml:id="list7927552794240593172" text:style-name="L2">
        <text:list-item>
          <text:p text:style-name="P15"><text:span text:style-name="T17">Eric</text:span></text:p>
        </text:list-item>
        <text:list-item>
          <text:p text:style-name="P15"><text:span text:style-name="T17">Irravonia</text:span></text:p>
        </text:list-item>
        <text:list-item>
          <text:p text:style-name="P15"><text:span text:style-name="T17">Brendor</text:span></text:p>
        </text:list-item>
        <text:list-item>
          <text:p text:style-name="P15"><text:span text:style-name="T17">A</text:span><text:span text:style-name="T14">ziëlla</text:span></text:p>
        </text:list-item>
      </text:list>
      <text:p text:style-name="P16">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16">The game will continue as soon as you enter the lost city of Fruskbrando.</text:p>
      <text:p text:style-name="P16"/>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9"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8">LXII</text:p>
          </table:table-cell>
          <table:table-cell table:style-name="Table52.A2" office:value-type="string">
            <text:p text:style-name="P8">LIX</text:p>
          </table:table-cell>
          <table:table-cell table:style-name="Table52.A2" office:value-type="string">
            <text:p text:style-name="P8">LV</text:p>
          </table:table-cell>
          <table:table-cell table:style-name="Table52.A2" office:value-type="string">
            <text:p text:style-name="P8">LII</text:p>
          </table:table-cell>
          <table:table-cell table:style-name="Table52.A2" office:value-type="string">
            <text:p text:style-name="P8"/>
          </table:table-cell>
          <table:table-cell table:style-name="Table52.A2" office:value-type="string">
            <text:p text:style-name="P8"/>
          </table:table-cell>
          <table:table-cell table:style-name="Table52.A2" office:value-type="string">
            <text:p text:style-name="P8"/>
          </table:table-cell>
          <table:table-cell table:style-name="Table52.H2" office:value-type="string">
            <text:p text:style-name="P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5"><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5"><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6"><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5"><draw:frame draw:style-name="fr9"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5"/>
          </table:table-cell>
          <table:table-cell table:style-name="Table53.A1" office:value-type="string">
            <text:p text:style-name="P5"/>
          </table:table-cell>
          <table:table-cell table:style-name="Table53.A1" office:value-type="string">
            <text:p text:style-name="P5"/>
          </table:table-cell>
          <table:table-cell table:style-name="Table53.H1" office:value-type="string">
            <text:p text:style-name="P5"/>
          </table:table-cell>
        </table:table-row>
        <table:table-row>
          <table:table-cell table:style-name="Table53.A2" office:value-type="string">
            <text:p text:style-name="P6">LXIV</text:p>
          </table:table-cell>
          <table:table-cell table:style-name="Table53.A2" office:value-type="string">
            <text:p text:style-name="P6">LXI</text:p>
          </table:table-cell>
          <table:table-cell table:style-name="Table53.A2" office:value-type="string">
            <text:p text:style-name="P6">LVI</text:p>
          </table:table-cell>
          <table:table-cell table:style-name="Table53.A2" office:value-type="string">
            <text:p text:style-name="P6">LIII</text:p>
          </table:table-cell>
          <table:table-cell table:style-name="Table53.A2" office:value-type="string">
            <text:p text:style-name="P6"/>
          </table:table-cell>
          <table:table-cell table:style-name="Table53.A2" office:value-type="string">
            <text:p text:style-name="P6"/>
          </table:table-cell>
          <table:table-cell table:style-name="Table53.A2" office:value-type="string">
            <text:p text:style-name="P6"/>
          </table:table-cell>
          <table:table-cell table:style-name="Table53.H2" office:value-type="string">
            <text:p text:style-name="P6"/>
          </table:table-cell>
        </table:table-row>
        <table:table-row>
          <table:table-cell table:style-name="Table53.H2" table:number-columns-spanned="8" office:value-type="string">
            <text:p text:style-name="P7">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52"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9"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8">LXXX</text:p>
          </table:table-cell>
          <table:table-cell table:style-name="Table54.A2" office:value-type="string">
            <text:p text:style-name="P8">LXXVII</text:p>
          </table:table-cell>
          <table:table-cell table:style-name="Table54.A2" office:value-type="string">
            <text:p text:style-name="P8">LXVIII</text:p>
          </table:table-cell>
          <table:table-cell table:style-name="Table54.A2" office:value-type="string">
            <text:p text:style-name="P8">LXXIII</text:p>
          </table:table-cell>
          <table:table-cell table:style-name="Table54.A2" office:value-type="string">
            <text:p text:style-name="P8"/>
          </table:table-cell>
          <table:table-cell table:style-name="Table54.A2" office:value-type="string">
            <text:p text:style-name="P8"/>
          </table:table-cell>
          <table:table-cell table:style-name="Table54.A2" office:value-type="string">
            <text:p text:style-name="P8"/>
          </table:table-cell>
          <table:table-cell table:style-name="Table54.H2" office:value-type="string">
            <text:p text:style-name="P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Walkthrough"><text:span text:style-name="T9"><text:tab/>NOTE: Nope you really cannot get to the traveler's emblem at this point, and don't even try. You really have to come back for that later once the group is reunited, so Scyndi can retrieve it for you.</text:span></text:p>
      <text:p text:style-name="Walkthrough"><text:span text:style-name="T9">001:<text:tab/>Go West and follow the road until you are in the northern part of this room.</text:span></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Walkthrough"><text:span text:style-name="T9"><text:tab/>Go to the exit and hit it</text:span></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Walkthrough"><text:span text:style-name="T5"><text:tab/>IMPORTANT NOTE! As soon as your hero touches the button it reacts regardless if you clicked it, and the pathfinder is merciless here. Keep that in mind or you may mess things up.</text:span></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Walkthrough"><text:span text:style-name="T9"><text:tab/>Hit the exit to the next room</text:span></text:p>
      <text:p text:style-name="Walkthrough"><text:span text:style-name="T9">003:<text:tab/>Go West and then North</text:span></text:p>
      <text:p text:style-name="Walkthrough"><text:span text:style-name="T9"><text:tab/>Stand to the North side of that gap-with-the-isle</text:span></text:p>
      <text:p text:style-name="Walkthrough"><text:span text:style-name="T9"><text:tab/>AZI</text:span><text:span text:style-name="T15">Ë</text:span><text:span text:style-name="T18">LLA: </text:span><text:span text:style-name="T9">From here shoot the target</text:span></text:p>
      <text:p text:style-name="Walkthrough"><text:span text:style-name="T9"><text:tab/>Hit the exit to the next room</text:span></text:p>
      <text:p text:style-name="Walkthrough"><text:span text:style-name="T9">004:<text:tab/>Just touch ALL the buttons in random order ONCE.</text:span></text:p>
      <text:p text:style-name="Walkthrough"><text:span text:style-name="T9"><text:tab/>Exit North</text:span></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Walkthrough"><text:span text:style-name="T9">006:<text:tab/>Save the game if you desire and exit East</text:span></text:p>
      <text:p text:style-name="Walkthrough"><text:span text:style-name="T9">007:<text:tab/>Go to the most South-East part of this room</text:span></text:p>
      <text:p text:style-name="Walkthrough"><text:span text:style-name="T9"><text:tab/>IRRAVONIA: Fly over the first gap</text:span></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Walkthrough"><text:span text:style-name="T18"><text:tab/>IRRAVONIA: Fly back </text:span></text:p>
      <text:p text:style-name="Walkthrough"><text:span text:style-name="T18"><text:tab/>Go to the North-West</text:span></text:p>
      <text:p text:style-name="Walkthrough"><text:span text:style-name="T18"><text:tab/>Exit North</text:span></text:p>
      <text:p text:style-name="Walkthrough"><text:span text:style-name="T18">008:<text:tab/>Exit East to complete this dungeon</text:span></text:p>
      <text:p text:style-name="Walkthrough"><text:span text:style-name="T18"/></text:p>
      <text:p text:style-name="Walktrhough_20__28_Optional_29_"><text:span text:style-name="T18"><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span></text:p>
      <text:list xml:id="list4567546707806144885" text:style-name="L3">
        <text:list-item>
          <text:p text:style-name="P73"><text:span text:style-name="T18">C2</text:span></text:p>
        </text:list-item>
        <text:list-item>
          <text:p text:style-name="P73"><text:span text:style-name="T18">A3</text:span></text:p>
        </text:list-item>
        <text:list-item>
          <text:p text:style-name="P73"><text:span text:style-name="T18">A1</text:span></text:p>
        </text:list-item>
        <text:list-item>
          <text:p text:style-name="P73"><text:span text:style-name="T18">C3</text:span></text:p>
        </text:list-item>
        <text:list-item>
          <text:p text:style-name="P73"><text:span text:style-name="T18">B2</text:span></text:p>
        </text:list-item>
        <text:list-item>
          <text:p text:style-name="P73"><text:span text:style-name="T18">C2</text:span></text:p>
        </text:list-item>
        <text:list-item>
          <text:p text:style-name="P73"><text:span text:style-name="T18">C1</text:span></text:p>
        </text:list-item>
      </text:list>
      <text:p text:style-name="Walktrhough_20__28_Optional_29_"><text:span text:style-name="T18"><text:tab/>This will open the door. So you can hit it.</text:span></text:p>
      <text:p text:style-name="Walktrhough_20__28_Optional_29_"><text:span text:style-name="T18">009:<text:tab/>Claim the black orb, 10K shilders and the Ambrosia</text:span></text:p>
      <text:p text:style-name="Walktrhough_20__28_Optional_29_"><text:span text:style-name="T18"><text:tab/>Exit South</text:span></text:p>
      <text:p text:style-name="Walktrhough_20__28_Optional_29_"><text:span text:style-name="T18">008:<text:tab/>And now you can still exit East here.</text:span></text:p>
      <text:h text:style-name="Heading_20_2" text:outline-level="2"><text:span text:style-name="T18">4.3.3 – Malabia's Temple</text:span></text:h>
      <text:p text:style-name="First_20_line_20_indent"><text:span text:style-name="T18">This is nothing more but a scenario hub. As soon as the scenario outside ends enter the temple and examine the statue and the mission for Team Eric ends.</text:span></text:p>
      <text:p text:style-name="First_20_line_20_indent"><text:span text:style-name="T18"/></text:p>
      <text:h text:style-name="P52" text:outline-level="2"><text:span text:style-name="T18">4.4 – Team Rebecca</text:span></text:h>
      <text:p text:style-name="First_20_line_20_indent"><text:span text:style-name="T18"/></text:p>
      <text:p text:style-name="First_20_line_20_indent"><text:span text:style-name="T18">Team Rebecca has the following members:</text:span></text:p>
      <text:list xml:id="list4382188841064558260" text:style-name="L4">
        <text:list-item>
          <text:p text:style-name="P18"><text:span text:style-name="T18">Rebecca</text:span></text:p>
        </text:list-item>
        <text:list-item>
          <text:p text:style-name="P18"><text:span text:style-name="T18">Scyndi</text:span></text:p>
        </text:list-item>
        <text:list-item>
          <text:p text:style-name="P18"><text:span text:style-name="T18">Dernor</text:span></text:p>
        </text:list-item>
        <text:list-item>
          <text:p text:style-name="P18"><text:span text:style-name="T18">Merya</text:span></text:p>
        </text:list-item>
      </text:list>
      <text:p text:style-name="First_20_line_20_indent"><text:span text:style-name="T18">You will start the mission of Team Rebecca on the beach of Cat-Island. All you can do is leave it and head for Felixium.</text:span></text:p>
      <text:p text:style-name="First_20_line_20_indent"><text:span text:style-name="T18"/></text:p>
      <text:h text:style-name="Heading_20_2" text:outline-level="2"><text:span text:style-name="T18">4.4.1 – The Phelynx Town of Felixium</text:span></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7"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7"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8">LXI</text:p>
          </table:table-cell>
          <table:table-cell table:style-name="Table55.A2" office:value-type="string">
            <text:p text:style-name="P8">LXIV</text:p>
          </table:table-cell>
          <table:table-cell table:style-name="Table55.A2" office:value-type="string">
            <text:p text:style-name="P8">LXV</text:p>
          </table:table-cell>
          <table:table-cell table:style-name="Table55.A2" office:value-type="string">
            <text:p text:style-name="P8">XLVII</text:p>
          </table:table-cell>
          <table:table-cell table:style-name="Table55.A2" office:value-type="string">
            <text:p text:style-name="P8"/>
          </table:table-cell>
          <table:table-cell table:style-name="Table55.A2" office:value-type="string">
            <text:p text:style-name="P8"/>
          </table:table-cell>
          <table:table-cell table:style-name="Table55.A2" office:value-type="string">
            <text:p text:style-name="P8"/>
          </table:table-cell>
          <table:table-cell table:style-name="Table55.H2" office:value-type="string">
            <text:p text:style-name="P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52"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7"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7"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8">LXI</text:p>
          </table:table-cell>
          <table:table-cell table:style-name="Table56.A2" office:value-type="string">
            <text:p text:style-name="P8">LXIV</text:p>
          </table:table-cell>
          <table:table-cell table:style-name="Table56.A2" office:value-type="string">
            <text:p text:style-name="P8">LXV</text:p>
          </table:table-cell>
          <table:table-cell table:style-name="Table56.A2" office:value-type="string">
            <text:p text:style-name="P8">XLVII</text:p>
          </table:table-cell>
          <table:table-cell table:style-name="Table56.A2" office:value-type="string">
            <text:p text:style-name="P8"/>
          </table:table-cell>
          <table:table-cell table:style-name="Table56.A2" office:value-type="string">
            <text:p text:style-name="P8"/>
          </table:table-cell>
          <table:table-cell table:style-name="Table56.A2" office:value-type="string">
            <text:p text:style-name="P8"/>
          </table:table-cell>
          <table:table-cell table:style-name="Table56.H2" office:value-type="string">
            <text:p text:style-name="P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7"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7"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8">LXXV</text:p>
          </table:table-cell>
          <table:table-cell table:style-name="Table57.A2" office:value-type="string">
            <text:p text:style-name="P8">LXXVII</text:p>
          </table:table-cell>
          <table:table-cell table:style-name="Table57.A2" office:value-type="string">
            <text:p text:style-name="P8">LXXXI</text:p>
          </table:table-cell>
          <table:table-cell table:style-name="Table57.A2" office:value-type="string">
            <text:p text:style-name="P8">LXIII</text:p>
          </table:table-cell>
          <table:table-cell table:style-name="Table57.A2" office:value-type="string">
            <text:p text:style-name="P8"/>
          </table:table-cell>
          <table:table-cell table:style-name="Table57.A2" office:value-type="string">
            <text:p text:style-name="P8"/>
          </table:table-cell>
          <table:table-cell table:style-name="Table57.A2" office:value-type="string">
            <text:p text:style-name="P8"/>
          </table:table-cell>
          <table:table-cell table:style-name="Table57.H2" office:value-type="string">
            <text:p text:style-name="P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Walkthrough"><text:span text:style-name="T9"><text:tab/>Kill the kids guarding the door</text:span></text:p>
      <text:p text:style-name="Walkthrough"><text:span text:style-name="T9"><text:tab/>Pass through the door they guarded</text:span></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39"><text:span text:style-name="T5"><text:tab/></text:span><text:span text:style-name="T9">Hit the stairs</text:span></text:p>
      <text:p text:style-name="P39"><text:span text:style-name="T9">002:<text:tab/></text:span><text:span text:style-name="T5">2</text:span><text:span text:style-name="T3">nd</text:span><text:span text:style-name="T5"> Floor Corridor</text:span></text:p>
      <text:p text:style-name="P39"><text:span text:style-name="T9"><text:tab/>Kill the kids who attack you upon your arrival</text:span></text:p>
      <text:p text:style-name="P39"><text:span text:style-name="T9"><text:tab/>Hit the most western doorway</text:span></text:p>
      <text:p text:style-name="P39"><text:span text:style-name="T9">→<text:tab/></text:span><text:span text:style-name="T5">Bedroom</text:span></text:p>
      <text:p text:style-name="P39"><text:span text:style-name="T9"><text:tab/>Kill the kids awaiting you here</text:span></text:p>
      <text:p text:style-name="P39"><text:span text:style-name="T9"><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span></text:p>
      <text:p text:style-name="P39"><text:span text:style-name="T9"><text:tab/>Go back to the corridor</text:span></text:p>
      <text:p text:style-name="P39"><text:span text:style-name="T9">→<text:tab/></text:span><text:span text:style-name="T5">2</text:span><text:span text:style-name="T3">nd</text:span><text:span text:style-name="T5"> Floor Corridor</text:span></text:p>
      <text:p text:style-name="P39"><text:span text:style-name="T9"><text:tab/>Now it may be nice to know that the way south leads to the study. All that is there is a save spot, but still, it could come in handy, I think.</text:span></text:p>
      <text:p text:style-name="P39"><text:span text:style-name="T9"><text:tab/>Kill the kids guarding the stairs</text:span></text:p>
      <text:p text:style-name="P39"><text:span text:style-name="T9"><text:tab/>Hit the stairs.</text:span></text:p>
      <text:p text:style-name="P39"><text:span text:style-name="T9">003:<text:tab/>And face Frundarmon</text:span></text:p>
      <text:h text:style-name="P60" text:outline-level="3"><text:span text:style-name="T9">Boss Fight: Frundarmon</text:span></text:h>
      <table:table table:name="Table58" table:style-name="Table58">
        <table:table-column table:style-name="Table58.A" table:number-columns-repeated="7"/>
        <table:table-column table:style-name="Table58.H"/>
        <table:table-row>
          <table:table-cell table:style-name="Table58.A1" office:value-type="string">
            <text:p text:style-name="P5"><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5"><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6"><draw:frame draw:style-name="fr7"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5"><draw:frame draw:style-name="fr7"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5"/>
          </table:table-cell>
          <table:table-cell table:style-name="Table58.A1" office:value-type="string">
            <text:p text:style-name="P5"/>
          </table:table-cell>
          <table:table-cell table:style-name="Table58.A1" office:value-type="string">
            <text:p text:style-name="P5"/>
          </table:table-cell>
          <table:table-cell table:style-name="Table58.H1" office:value-type="string">
            <text:p text:style-name="P5"/>
          </table:table-cell>
        </table:table-row>
        <table:table-row>
          <table:table-cell table:style-name="Table58.A2" office:value-type="string">
            <text:p text:style-name="P6">LXXVI</text:p>
          </table:table-cell>
          <table:table-cell table:style-name="Table58.A2" office:value-type="string">
            <text:p text:style-name="P6">LXXVIII</text:p>
          </table:table-cell>
          <table:table-cell table:style-name="Table58.A2" office:value-type="string">
            <text:p text:style-name="P6">LXXXI</text:p>
          </table:table-cell>
          <table:table-cell table:style-name="Table58.A2" office:value-type="string">
            <text:p text:style-name="P6">LXIV</text:p>
          </table:table-cell>
          <table:table-cell table:style-name="Table58.A2" office:value-type="string">
            <text:p text:style-name="P6"/>
          </table:table-cell>
          <table:table-cell table:style-name="Table58.A2" office:value-type="string">
            <text:p text:style-name="P6"/>
          </table:table-cell>
          <table:table-cell table:style-name="Table58.A2" office:value-type="string">
            <text:p text:style-name="P6"/>
          </table:table-cell>
          <table:table-cell table:style-name="Table58.H2" office:value-type="string">
            <text:p text:style-name="P6"/>
          </table:table-cell>
        </table:table-row>
        <table:table-row>
          <table:table-cell table:style-name="Table58.H2" table:number-columns-spanned="8" office:value-type="string">
            <text:p text:style-name="P7">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7"/>
            <text:p text:style-name="P7">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7"/>
            <text:p text:style-name="P7">Cheesy method: If you have a sacred powder, use it on him → you win.</text:p>
            <text:p text:style-name="P7">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52"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First_20_line_20_indent"><text:span text:style-name="T17">Let's get this show on the road, shall we?</text:span></text:p>
      <text:h text:style-name="P52" text:outline-level="2"><text:span text:style-name="T17">4.6.1 – Dark Storage: Aldarus</text:span></text:h>
      <text:p text:style-name="First_20_line_20_indent"><text:span text:style-name="T17"/></text:p>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7"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7"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7"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8">LXXXIII</text:p>
          </table:table-cell>
          <table:table-cell table:style-name="Table59.A2" office:value-type="string">
            <text:p text:style-name="P8">LXXXI</text:p>
          </table:table-cell>
          <table:table-cell table:style-name="Table59.A2" office:value-type="string">
            <text:p text:style-name="P8">LXXI</text:p>
          </table:table-cell>
          <table:table-cell table:style-name="Table59.A2" office:value-type="string">
            <text:p text:style-name="P8">LXXIX</text:p>
          </table:table-cell>
          <table:table-cell table:style-name="Table59.A2" office:value-type="string">
            <text:p text:style-name="P8">LXXVII</text:p>
          </table:table-cell>
          <table:table-cell table:style-name="Table59.A2" office:value-type="string">
            <text:p text:style-name="P8">LXXXII</text:p>
          </table:table-cell>
          <table:table-cell table:style-name="Table59.A2" office:value-type="string">
            <text:p text:style-name="P8">LXV</text:p>
          </table:table-cell>
          <table:table-cell table:style-name="Table59.H2" office:value-type="string">
            <text:p text:style-name="P8">LXXVI</text:p>
          </table:table-cell>
        </table:table-row>
      </table:table>
      <text:p text:style-name="P40">100:<text:tab/>Exit North</text:p>
      <text:p text:style-name="P40">101:<text:tab/>MERYA: Scan for secret passages. You'll find one to the East</text:p>
      <text:p text:style-name="P40"><text:tab/>Use that secret passage</text:p>
      <text:p text:style-name="P40"><text:tab/>Exit North</text:p>
      <text:p text:style-name="P74">102:<text:tab/>MERYA: Scan for secret passages and you may find a marker to the West</text:p>
      <text:p text:style-name="P74"><text:tab/>SCYNDI: Hook West from here and a new area will be exposed to you</text:p>
      <text:p text:style-name="P74"><text:tab/>Get the traveler's emblem from here</text:p>
      <text:p text:style-name="P74"><text:tab/>Hook back East</text:p>
      <text:p text:style-name="Walkthrough"><text:tab/><text:span text:style-name="T22">Exit North</text:span></text:p>
      <text:p text:style-name="Walkthrough"><text:span text:style-name="T22">103:<text:tab/>Move forward and face the boss</text:span></text:p>
      <text:h text:style-name="Heading_20_3" text:outline-level="3"><text:span text:style-name="T22">Boss Fight: Giant Squid</text:span></text:h>
      <table:table table:name="Table60" table:style-name="Table60">
        <table:table-column table:style-name="Table60.A" table:number-columns-repeated="7"/>
        <table:table-column table:style-name="Table60.H"/>
        <table:table-row>
          <table:table-cell table:style-name="Table60.A1" office:value-type="string">
            <text:p text:style-name="P5"><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5"><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6"><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5"><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5"><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5"><draw:frame draw:style-name="fr7"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5"><draw:frame draw:style-name="fr7"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5"><draw:frame draw:style-name="fr7"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6">LXXXIV</text:p>
          </table:table-cell>
          <table:table-cell table:style-name="Table60.A2" office:value-type="string">
            <text:p text:style-name="P6">LXXXI</text:p>
          </table:table-cell>
          <table:table-cell table:style-name="Table60.A2" office:value-type="string">
            <text:p text:style-name="P6">LXXI</text:p>
          </table:table-cell>
          <table:table-cell table:style-name="Table60.A2" office:value-type="string">
            <text:p text:style-name="P6">LXXIX</text:p>
          </table:table-cell>
          <table:table-cell table:style-name="Table60.A2" office:value-type="string">
            <text:p text:style-name="P6">LXXVIII</text:p>
          </table:table-cell>
          <table:table-cell table:style-name="Table60.A2" office:value-type="string">
            <text:p text:style-name="P6">LXXXIII</text:p>
          </table:table-cell>
          <table:table-cell table:style-name="Table60.A2" office:value-type="string">
            <text:p text:style-name="P6">LXVI</text:p>
          </table:table-cell>
          <table:table-cell table:style-name="Table60.H2" office:value-type="string">
            <text:p text:style-name="P6">LXXVII</text:p>
          </table:table-cell>
        </table:table-row>
        <table:table-row>
          <table:table-cell table:style-name="Table60.H2" table:number-columns-spanned="8" office:value-type="string">
            <text:p text:style-name="P7">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7"/>
            <text:p text:style-name="P7">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Walkthrough"><text:span text:style-name="T22">103:<text:tab/>Exit North</text:span></text:p>
      <text:p text:style-name="Walkthrough"><text:span text:style-name="T22">104: <text:tab/>Just follow the way and exit North</text:span></text:p>
      <text:p text:style-name="Walkthrough"><text:span text:style-name="T22">105:<text:tab/>Go to the North-East of this room</text:span></text:p>
      <text:p text:style-name="Walkthrough"><text:soft-page-break/><text:span text:style-name="T22"><text:tab/>SCYNDI: There's a secret room to the west here (you don't need Merya to scan for it, do you?) and Scyndi can use her whip to hook to the pole west</text:span></text:p>
      <text:p text:style-name="Walkthrough"><text:span text:style-name="T22"><text:tab/>Exit North</text:span></text:p>
      <text:p text:style-name="Walkthrough"><text:span text:style-name="T22">106:<text:tab/>You may want to save first. And when you are ready speak to Aldarus to engage the boss fight.</text:span></text:p>
      <text:h text:style-name="Heading_20_3" text:outline-level="3"><text:span text:style-name="T22">Boss Fight: Aldarus (round #2)</text:span></text:h>
      <table:table table:name="Table61" table:style-name="Table61">
        <table:table-column table:style-name="Table61.A" table:number-columns-repeated="7"/>
        <table:table-column table:style-name="Table61.H"/>
        <table:table-row>
          <table:table-cell table:style-name="Table61.A1" office:value-type="string">
            <text:p text:style-name="P5"><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5"><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6"><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5"><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5"><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5"><draw:frame draw:style-name="fr7"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5"><draw:frame draw:style-name="fr7"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5"><draw:frame draw:style-name="fr7"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6">LXXXVI</text:p>
          </table:table-cell>
          <table:table-cell table:style-name="Table61.A2" office:value-type="string">
            <text:p text:style-name="P6">LXXXIII</text:p>
          </table:table-cell>
          <table:table-cell table:style-name="Table61.A2" office:value-type="string">
            <text:p text:style-name="P6">LXXIII</text:p>
          </table:table-cell>
          <table:table-cell table:style-name="Table61.A2" office:value-type="string">
            <text:p text:style-name="P6">LXXXII</text:p>
          </table:table-cell>
          <table:table-cell table:style-name="Table61.A2" office:value-type="string">
            <text:p text:style-name="P6">LXXXI</text:p>
          </table:table-cell>
          <table:table-cell table:style-name="Table61.A2" office:value-type="string">
            <text:p text:style-name="P6">LXXXV</text:p>
          </table:table-cell>
          <table:table-cell table:style-name="Table61.A2" office:value-type="string">
            <text:p text:style-name="P6">LXVIII</text:p>
          </table:table-cell>
          <table:table-cell table:style-name="Table61.H2" office:value-type="string">
            <text:p text:style-name="P6">LXXVIII</text:p>
          </table:table-cell>
        </table:table-row>
        <table:table-row>
          <table:table-cell table:style-name="Table61.H2" table:number-columns-spanned="8" office:value-type="string">
            <text:p text:style-name="P7">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7">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Walkthrough"><text:span text:style-name="T22">106:<text:tab/>Go North</text:span></text:p>
      <text:p text:style-name="Walkthrough"><text:span text:style-name="T22"><text:tab/>Stand on the teleporter to be warped back to the entrance of this section</text:span></text:p>
      <text:p text:style-name="Walkthrough"><text:span text:style-name="T22">100:<text:tab/>Exit Downstairs to get into the main hall, and from there you can continue.</text:span></text:p>
      <text:p text:style-name="Standard"/>
      <text:h text:style-name="P52"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7"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7"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7"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8">LXXXIX</text:p>
          </table:table-cell>
          <table:table-cell table:style-name="Table62.A2" office:value-type="string">
            <text:p text:style-name="P8">LXXXVI</text:p>
          </table:table-cell>
          <table:table-cell table:style-name="Table62.A2" office:value-type="string">
            <text:p text:style-name="P8">LXXV</text:p>
          </table:table-cell>
          <table:table-cell table:style-name="Table62.A2" office:value-type="string">
            <text:p text:style-name="P8">LXXXIV</text:p>
          </table:table-cell>
          <table:table-cell table:style-name="Table62.A2" office:value-type="string">
            <text:p text:style-name="P8">LXXXIV</text:p>
          </table:table-cell>
          <table:table-cell table:style-name="Table62.A2" office:value-type="string">
            <text:p text:style-name="P8">LXXXVIII</text:p>
          </table:table-cell>
          <table:table-cell table:style-name="Table62.A2" office:value-type="string">
            <text:p text:style-name="P8">LXX</text:p>
          </table:table-cell>
          <table:table-cell table:style-name="Table62.H2" office:value-type="string">
            <text:p text:style-name="P8">LXXX</text:p>
          </table:table-cell>
        </table:table-row>
      </table:table>
      <text:p text:style-name="P41">200:<text:tab/>Exit upstairs</text:p>
      <text:p text:style-name="P41">201:<text:tab/>IRRAVONIA: Fly East</text:p>
      <text:p text:style-name="P41"><text:tab/>Go to the most South-West corner of this isle</text:p>
      <text:p text:style-name="P41"><text:tab/>IRRAVONIA: Fly West</text:p>
      <text:p text:style-name="P41"><text:tab/>Go to the most South-West corner of this isle</text:p>
      <text:p text:style-name="P41"><text:tab/>IRRAVONIA: Fly South</text:p>
      <text:p text:style-name="P41"><text:tab/>IRRAVONIA: Fly East</text:p>
      <text:p text:style-name="P41"><text:tab/>All the way East</text:p>
      <text:p text:style-name="P41"><text:tab/>IRRAVONIA: Fly North</text:p>
      <text:p text:style-name="P41"><text:tab/>All the way North</text:p>
      <text:p text:style-name="P41"><text:tab/>IRRAVONIA: Fly West</text:p>
      <text:p text:style-name="P41"><text:tab/>Exit North</text:p>
      <text:p text:style-name="P41">202:<text:tab/>Follow the platform</text:p>
      <text:p text:style-name="P41"><text:tab/>IRRAVONIA: Fly East x2</text:p>
      <text:p text:style-name="P75"><text:tab/>And now this can be a bit interesting. Stand beside the 2<text:span text:style-name="T1">nd</text:span> candle from the South</text:p>
      <text:p text:style-name="P75"><text:tab/>SCYNDI: Hook East</text:p>
      <text:p text:style-name="P75"><text:tab/>Grab the traveler's emblem</text:p>
      <text:p text:style-name="P75"><text:tab/>SCYNDI: Hook back to the West (you can use Merya to see from where to do this)</text:p>
      <text:p text:style-name="P75"><text:tab/><text:span text:style-name="T5">The location of the hook-spot will however carry you too far</text:span></text:p>
      <text:p text:style-name="P75"><text:span text:style-name="T5"><text:tab/>IRRAVONIA: Fly East x2</text:span></text:p>
      <text:p text:style-name="P41"><text:tab/>Go North</text:p>
      <text:p text:style-name="P41"><text:tab/>Exit North</text:p>
      <text:h text:style-name="P63"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5"><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5"><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6"><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5"><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5"><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5"><draw:frame draw:style-name="fr7"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5"><draw:frame draw:style-name="fr7"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5"><draw:frame draw:style-name="fr7"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6">XC</text:p>
          </table:table-cell>
          <table:table-cell table:style-name="Table63.A2" office:value-type="string">
            <text:p text:style-name="P6">LXXXVIII</text:p>
          </table:table-cell>
          <table:table-cell table:style-name="Table63.A2" office:value-type="string">
            <text:p text:style-name="P6">LXXV</text:p>
          </table:table-cell>
          <table:table-cell table:style-name="Table63.A2" office:value-type="string">
            <text:p text:style-name="P6">LXXXVI</text:p>
          </table:table-cell>
          <table:table-cell table:style-name="Table63.A2" office:value-type="string">
            <text:p text:style-name="P6">LXXXVI</text:p>
          </table:table-cell>
          <table:table-cell table:style-name="Table63.A2" office:value-type="string">
            <text:p text:style-name="P6">LXXXIX</text:p>
          </table:table-cell>
          <table:table-cell table:style-name="Table63.A2" office:value-type="string">
            <text:p text:style-name="P6">LXXI</text:p>
          </table:table-cell>
          <table:table-cell table:style-name="Table63.H2" office:value-type="string">
            <text:p text:style-name="P6">LXXXI</text:p>
          </table:table-cell>
        </table:table-row>
        <table:table-row>
          <table:table-cell table:style-name="Table63.H2" table:number-columns-spanned="8" office:value-type="string">
            <text:p text:style-name="P7">The Super Hag is weak to light, however due to her high magic resistance not something that is easy to exploit with Scyndi's light magic, but try Aziëlla's Blessed Arrow in stead.... It will likely finish her off in one blow. </text:p>
            <text:p text:style-name="P7"/>
            <text:p text:style-name="P7">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41">203: <text:tab/>Save if you want and exit North</text:p>
      <text:p text:style-name="P41">204:<text:tab/>Just exit this room to the North</text:p>
      <text:p text:style-name="P41">205:<text:tab/><text:span text:style-name="T5">In case you wanna know. The chest North contains a Healing Herb</text:span></text:p>
      <text:p text:style-name="P42"><text:tab/>IRRAVONIA: Fly East</text:p>
      <text:p text:style-name="P42"><text:tab/>SCYNDI: From the center of this platform hook East</text:p>
      <text:p text:style-name="P42"><text:tab/>IRRAVONIA: Fly West x2</text:p>
      <text:p text:style-name="P42"><text:tab/>Exit North</text:p>
      <text:p text:style-name="P42">206:<text:tab/>Save if you desire and speak to Jeracko to engage the boss fight</text:p>
      <text:h text:style-name="P57"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5"><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5"><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6"><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5"><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5"><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5"><draw:frame draw:style-name="fr7"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5"><draw:frame draw:style-name="fr7"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5"><draw:frame draw:style-name="fr7"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6">XC</text:p>
          </table:table-cell>
          <table:table-cell table:style-name="Table64.A2" office:value-type="string">
            <text:p text:style-name="P6">LXXXIX</text:p>
          </table:table-cell>
          <table:table-cell table:style-name="Table64.A2" office:value-type="string">
            <text:p text:style-name="P6">LXXVI</text:p>
          </table:table-cell>
          <table:table-cell table:style-name="Table64.A2" office:value-type="string">
            <text:p text:style-name="P6">LXXXVIII</text:p>
          </table:table-cell>
          <table:table-cell table:style-name="Table64.A2" office:value-type="string">
            <text:p text:style-name="P6">LXXXVII</text:p>
          </table:table-cell>
          <table:table-cell table:style-name="Table64.A2" office:value-type="string">
            <text:p text:style-name="P6">XC</text:p>
          </table:table-cell>
          <table:table-cell table:style-name="Table64.A2" office:value-type="string">
            <text:p text:style-name="P6">LXXIII</text:p>
          </table:table-cell>
          <table:table-cell table:style-name="Table64.H2" office:value-type="string">
            <text:p text:style-name="P6">LXXXIV</text:p>
          </table:table-cell>
        </table:table-row>
        <table:table-row>
          <table:table-cell table:style-name="Table64.H2" table:number-columns-spanned="8" office:value-type="string">
            <text:p text:style-name="P7">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41">206:<text:tab/>Use the teleporter in the room beside this one to get back to the start</text:p>
      <text:p text:style-name="P41">200:<text:tab/>Go downstairs to get back in the main hall</text:p>
      <text:h text:style-name="P52"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7"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7"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7"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8">XCIV</text:p>
          </table:table-cell>
          <table:table-cell table:style-name="Table65.A2" office:value-type="string">
            <text:p text:style-name="P8">XCII</text:p>
          </table:table-cell>
          <table:table-cell table:style-name="Table65.A2" office:value-type="string">
            <text:p text:style-name="P8">LXXVIII</text:p>
          </table:table-cell>
          <table:table-cell table:style-name="Table65.A2" office:value-type="string">
            <text:p text:style-name="P8">XC</text:p>
          </table:table-cell>
          <table:table-cell table:style-name="Table65.A2" office:value-type="string">
            <text:p text:style-name="P8">XC</text:p>
          </table:table-cell>
          <table:table-cell table:style-name="Table65.A2" office:value-type="string">
            <text:p text:style-name="P8">XCIII</text:p>
          </table:table-cell>
          <table:table-cell table:style-name="Table65.A2" office:value-type="string">
            <text:p text:style-name="P8">LXXV</text:p>
          </table:table-cell>
          <table:table-cell table:style-name="Table65.H2" office:value-type="string">
            <text:p text:style-name="P8">LXXXV</text:p>
          </table:table-cell>
        </table:table-row>
      </table:table>
      <text:p text:style-name="P43">300:<text:tab/>Exit Upstairs</text:p>
      <text:p text:style-name="P43">301:<text:tab/>Again</text:p>
      <text:p text:style-name="P43">302:<text:tab/>Follow the corridor</text:p>
      <text:p text:style-name="P43"><text:tab/>BRENDOR: Break the North wall</text:p>
      <text:p text:style-name="P43"><text:tab/><text:span text:style-name="T5">If you care to now, if you go East, you'll find the traveler's emblem.</text:span></text:p>
      <text:p text:style-name="P43"><text:span text:style-name="T5"><text:tab/></text:span><text:span text:style-name="T9">Exit North</text:span></text:p>
      <text:p text:style-name="P43"><text:span text:style-name="T9">303:<text:tab/>Stand at this position</text:span></text:p>
      <text:p text:style-name="P43"><draw:frame draw:style-name="fr8" draw:name="graphics296" text:anchor-type="paragraph" svg:x="0in" svg:y="0in" svg:width="6.9252in" svg:height="5.1154in" draw:z-index="295"><draw:image xlink:href="Pictures/100000000000029A000001EC3AF143EB.png" xlink:type="simple" xlink:show="embed" xlink:actuate="onLoad"/></draw:frame><text:span text:style-name="T9"/></text:p>
      <text:p text:style-name="Walkthrough"><text:soft-page-break/><text:tab/><text:span text:style-name="T23">SCYNDI: Hook East from here (no Merya will this time NOT be able to mark the spot for you, HA HA).</text:span></text:p>
      <text:p text:style-name="Walkthrough"><text:span text:style-name="T23">304:<text:tab/>SCYNDI: Hook West</text:span></text:p>
      <text:h text:style-name="Heading_20_3" text:outline-level="3"><text:span text:style-name="T23">Boss Fight: Grwol</text:span></text:h>
      <table:table table:name="Table66" table:style-name="Table66">
        <table:table-column table:style-name="Table66.A" table:number-columns-repeated="7"/>
        <table:table-column table:style-name="Table66.H"/>
        <table:table-row>
          <table:table-cell table:style-name="Table66.A1" office:value-type="string">
            <text:p text:style-name="P5"><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5"><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6"><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5"><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5"><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5"><draw:frame draw:style-name="fr7"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5"><draw:frame draw:style-name="fr7"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5"><draw:frame draw:style-name="fr7"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6">XCV</text:p>
          </table:table-cell>
          <table:table-cell table:style-name="Table66.A2" office:value-type="string">
            <text:p text:style-name="P6">XCIII</text:p>
          </table:table-cell>
          <table:table-cell table:style-name="Table66.A2" office:value-type="string">
            <text:p text:style-name="P6">LXXVIII</text:p>
          </table:table-cell>
          <table:table-cell table:style-name="Table66.A2" office:value-type="string">
            <text:p text:style-name="P6">XCI</text:p>
          </table:table-cell>
          <table:table-cell table:style-name="Table66.A2" office:value-type="string">
            <text:p text:style-name="P6">XCI</text:p>
          </table:table-cell>
          <table:table-cell table:style-name="Table66.A2" office:value-type="string">
            <text:p text:style-name="P6">XCIII</text:p>
          </table:table-cell>
          <table:table-cell table:style-name="Table66.A2" office:value-type="string">
            <text:p text:style-name="P6">LXXVI</text:p>
          </table:table-cell>
          <table:table-cell table:style-name="Table66.H2" office:value-type="string">
            <text:p text:style-name="P6">LXXXVI</text:p>
          </table:table-cell>
        </table:table-row>
        <table:table-row>
          <table:table-cell table:style-name="Table66.H2" table:number-columns-spanned="8" office:value-type="string">
            <text:p text:style-name="P7">This is overall an easy fight, attack if you can and heal if you must. </text:p>
            <text:p text:style-name="P7">It's resistant to ALL elements, so magic may not help much, except maybe Blast and Devastate which Scyndi may have learned if you've worked out her level with Hando Stillor a lot.</text:p>
            <text:p text:style-name="P7">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Walkthrough"><text:span text:style-name="T23">304:<text:tab/>SCYNDI: Hook West</text:span></text:p>
      <text:p text:style-name="Walkthrough"><text:span text:style-name="T23"><text:tab/>Exit North</text:span></text:p>
      <text:p text:style-name="Walkthrough"><text:span text:style-name="T23">305:<text:tab/>Make your way to the East (Treasure chests are: a healing herb and 1600 shilders)</text:span></text:p>
      <text:p text:style-name="Walkthrough"><text:span text:style-name="T23"><text:tab/>BRENDOR: Break the wall North</text:span></text:p>
      <text:p text:style-name="Walkthrough"><text:span text:style-name="T23"><text:tab/>Exit North (Chest = Ambrosia)</text:span></text:p>
      <text:p text:style-name="Walkthrough"><text:span text:style-name="T23">306:<text:tab/>Now you can take the long way around, or you can make Irravonia fly over the gap for a shortcut, but you must know from which position to fly. Shall I show you?</text:span></text:p>
      <text:p text:style-name="Walkthrough"><draw:frame draw:style-name="fr8" draw:name="graphics305" text:anchor-type="paragraph" svg:x="1.2693in" svg:y="0in" svg:width="4.3862in" svg:height="2.8654in" draw:z-index="304"><draw:image xlink:href="Pictures/10000000000001A5000001132DC08E62.png" xlink:type="simple" xlink:show="embed" xlink:actuate="onLoad"/></draw:frame><text:span text:style-name="T23"/></text:p>
      <text:p text:style-name="Walkthrough"><text:span text:style-name="T23"><text:tab/>Exit North</text:span></text:p>
      <text:p text:style-name="Walkthrough"><text:span text:style-name="T23">307:<text:tab/>Go to the Northern part of this room and save your game if you desire</text:span></text:p>
      <text:p text:style-name="Walkthrough"><text:soft-page-break/><text:span text:style-name="T23"><text:tab/>Speak to Kirana to engage the fight</text:span></text:p>
      <text:h text:style-name="Heading_20_3" text:outline-level="3"><text:span text:style-name="T23">Boss Fight: Kirana (round #2)</text:span></text:h>
      <table:table table:name="Table67" table:style-name="Table67">
        <table:table-column table:style-name="Table67.A" table:number-columns-repeated="7"/>
        <table:table-column table:style-name="Table67.H"/>
        <table:table-row>
          <table:table-cell table:style-name="Table67.A1" office:value-type="string">
            <text:p text:style-name="P5"><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5"><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6"><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5"><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5"><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5"><draw:frame draw:style-name="fr10"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5"><draw:frame draw:style-name="fr10"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5"><draw:frame draw:style-name="fr10"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6">XCVII</text:p>
          </table:table-cell>
          <table:table-cell table:style-name="Table67.A2" office:value-type="string">
            <text:p text:style-name="P6">XCV</text:p>
          </table:table-cell>
          <table:table-cell table:style-name="Table67.A2" office:value-type="string">
            <text:p text:style-name="P6">LXXVIII</text:p>
          </table:table-cell>
          <table:table-cell table:style-name="Table67.A2" office:value-type="string">
            <text:p text:style-name="P6">XCIII</text:p>
          </table:table-cell>
          <table:table-cell table:style-name="Table67.A2" office:value-type="string">
            <text:p text:style-name="P6">XCIV</text:p>
          </table:table-cell>
          <table:table-cell table:style-name="Table67.A2" office:value-type="string">
            <text:p text:style-name="P6">XCVI</text:p>
          </table:table-cell>
          <table:table-cell table:style-name="Table67.A2" office:value-type="string">
            <text:p text:style-name="P6">LXXIX</text:p>
          </table:table-cell>
          <table:table-cell table:style-name="Table67.H2" office:value-type="string">
            <text:p text:style-name="P6">LXXXVI</text:p>
          </table:table-cell>
        </table:table-row>
        <table:table-row>
          <table:table-cell table:style-name="Table67.H2" table:number-columns-spanned="8" office:value-type="string">
            <text:p text:style-name="P7">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7"/>
            <text:p text:style-name="P7">You can poison her, which helps a lot. I advice to have Aziëlla to cast the Hyper spell over Rebecca and after that a Permanence. This will speed things up.</text:p>
            <text:p text:style-name="P7"/>
            <text:p text:style-name="P7">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Walkthrough"><text:span text:style-name="T23">307:<text:tab/>Use the teleporter to get outta here</text:span></text:p>
      <text:p text:style-name="Walkthrough"><text:span text:style-name="T23">300:<text:tab/>Exit Downstairs to get into the main hall.<text:tab/></text:span></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7"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7"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7"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8">XCIX</text:p>
          </table:table-cell>
          <table:table-cell table:style-name="Table68.A2" office:value-type="string">
            <text:p text:style-name="P8">XCVI</text:p>
          </table:table-cell>
          <table:table-cell table:style-name="Table68.A2" office:value-type="string">
            <text:p text:style-name="P8">LXXXII</text:p>
          </table:table-cell>
          <table:table-cell table:style-name="Table68.A2" office:value-type="string">
            <text:p text:style-name="P8">XCVI</text:p>
          </table:table-cell>
          <table:table-cell table:style-name="Table68.A2" office:value-type="string">
            <text:p text:style-name="P8">XCVII</text:p>
          </table:table-cell>
          <table:table-cell table:style-name="Table68.A2" office:value-type="string">
            <text:p text:style-name="P8">XCVIII</text:p>
          </table:table-cell>
          <table:table-cell table:style-name="Table68.A2" office:value-type="string">
            <text:p text:style-name="P8">LXXXI</text:p>
          </table:table-cell>
          <table:table-cell table:style-name="Table68.H2" office:value-type="string">
            <text:p text:style-name="P8">XC</text:p>
          </table:table-cell>
        </table:table-row>
      </table:table>
      <text:p text:style-name="P44">400:<text:tab/>Exit Upstairs x3</text:p>
      <text:p text:style-name="P44">403:<text:tab/>Go South</text:p>
      <text:p text:style-name="P44"><text:tab/>At the end East</text:p>
      <text:p text:style-name="P44"><text:tab/>At the end North</text:p>
      <text:p text:style-name="P44"><text:tab/>Exit North</text:p>
      <text:p text:style-name="P44">404:<text:tab/><text:span text:style-name="T5">Yeah, this page </text:span><text:span text:style-name="T7">has </text:span><text:span text:style-name="T6">been found, folks!</text:span></text:p>
      <text:p text:style-name="P44"><text:span text:style-name="T10"><text:tab/>Walk to the big hole in the floor</text:span></text:p>
      <text:p text:style-name="P44"><text:span text:style-name="T10"><text:tab/>IRRAVONIA: You can optionally fly to the center of his hole and an isle will be revealed. This Isle contains a traveler's emblem</text:span></text:p>
      <text:p text:style-name="P44"><text:soft-page-break/><text:span text:style-name="T10"><text:tab/>Exit North</text:span></text:p>
      <text:p text:style-name="P44"><text:span text:style-name="T10">405:<text:tab/>Go North and face the boss</text:span></text:p>
      <text:h text:style-name="Heading_20_3" text:outline-level="3"><text:span text:style-name="T24">Boss Fight: Smile</text:span></text:h>
      <table:table table:name="Table69" table:style-name="Table69">
        <table:table-column table:style-name="Table69.A" table:number-columns-repeated="7"/>
        <table:table-column table:style-name="Table69.H"/>
        <table:table-row>
          <table:table-cell table:style-name="Table69.A1" office:value-type="string">
            <text:p text:style-name="P5"><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5"><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6"><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5"><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5"><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5"><draw:frame draw:style-name="fr7"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5"><draw:frame draw:style-name="fr7"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5"><draw:frame draw:style-name="fr7"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6">CI</text:p>
          </table:table-cell>
          <table:table-cell table:style-name="Table69.A2" office:value-type="string">
            <text:p text:style-name="P6">XCVII</text:p>
          </table:table-cell>
          <table:table-cell table:style-name="Table69.A2" office:value-type="string">
            <text:p text:style-name="P6">LXXXII</text:p>
          </table:table-cell>
          <table:table-cell table:style-name="Table69.A2" office:value-type="string">
            <text:p text:style-name="P6">XCVII</text:p>
          </table:table-cell>
          <table:table-cell table:style-name="Table69.A2" office:value-type="string">
            <text:p text:style-name="P6">XCVIII</text:p>
          </table:table-cell>
          <table:table-cell table:style-name="Table69.A2" office:value-type="string">
            <text:p text:style-name="P6">XCVI</text:p>
          </table:table-cell>
          <table:table-cell table:style-name="Table69.A2" office:value-type="string">
            <text:p text:style-name="P6">LXXXII</text:p>
          </table:table-cell>
          <table:table-cell table:style-name="Table69.H2" office:value-type="string">
            <text:p text:style-name="P6">XCI</text:p>
          </table:table-cell>
        </table:table-row>
        <table:table-row>
          <table:table-cell table:style-name="Table69.H2" table:number-columns-spanned="8" office:value-type="string">
            <text:p text:style-name="P7">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7"/>
            <text:p text:style-name="P7">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30"><text:span text:style-name="T10"/></text:p>
      <text:p text:style-name="P44"><text:span text:style-name="T10">405: <text:tab/>Save if you want and exit North</text:span></text:p>
      <text:p text:style-name="P44"><text:span text:style-name="T10">406:<text:tab/>Follow the corridor and exit North at the end</text:span></text:p>
      <text:p text:style-name="P44"><text:span text:style-name="T10">407:<text:tab/>The tiles around the pit are memory tiles, so the object is easy, find all matching tiles, and once you manage to do that the barrier will open.</text:span></text:p>
      <text:p text:style-name="P44"><text:span text:style-name="T10"><text:tab/>Exit North</text:span></text:p>
      <text:p text:style-name="P44"><text:span text:style-name="T10">408:<text:tab/>Save if you want and DO NOT STEP ONTO THE TELEPORTER!!!!!</text:span></text:p>
      <text:p text:style-name="P44"><text:span text:style-name="T10"><text:tab/>All the way North and speak to Rondomo to engage the fight!</text:span></text:p>
      <text:h text:style-name="P58" text:outline-level="3"><text:span text:style-name="T10">Boss Fight: Rondomo (Round #2)</text:span></text:h>
      <table:table table:name="Table70" table:style-name="Table70">
        <table:table-column table:style-name="Table70.A" table:number-columns-repeated="7"/>
        <table:table-column table:style-name="Table70.H"/>
        <table:table-row>
          <table:table-cell table:style-name="Table70.A1" office:value-type="string">
            <text:p text:style-name="P5"><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5"><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6"><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5"><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5"><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5"><draw:frame draw:style-name="fr7"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5"><draw:frame draw:style-name="fr7"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5"><draw:frame draw:style-name="fr7"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6">CI</text:p>
          </table:table-cell>
          <table:table-cell table:style-name="Table70.A2" office:value-type="string">
            <text:p text:style-name="P6">XCVII</text:p>
          </table:table-cell>
          <table:table-cell table:style-name="Table70.A2" office:value-type="string">
            <text:p text:style-name="P6">LXXXII</text:p>
          </table:table-cell>
          <table:table-cell table:style-name="Table70.A2" office:value-type="string">
            <text:p text:style-name="P6">XCVII</text:p>
          </table:table-cell>
          <table:table-cell table:style-name="Table70.A2" office:value-type="string">
            <text:p text:style-name="P6">XCVIII</text:p>
          </table:table-cell>
          <table:table-cell table:style-name="Table70.A2" office:value-type="string">
            <text:p text:style-name="P6">XCVI</text:p>
          </table:table-cell>
          <table:table-cell table:style-name="Table70.A2" office:value-type="string">
            <text:p text:style-name="P6">LXXXII</text:p>
          </table:table-cell>
          <table:table-cell table:style-name="Table70.H2" office:value-type="string">
            <text:p text:style-name="P6">XCI</text:p>
          </table:table-cell>
        </table:table-row>
        <table:table-row>
          <table:table-cell table:style-name="Table70.H2" table:number-columns-spanned="8" office:value-type="string">
            <text:p text:style-name="P7">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1">408:<text:tab/>Go back South and step onto the teleporter now</text:p>
      <text:p text:style-name="P31">400:<text:tab/>Step onto the teleporter to get back in the main section!</text:p>
      <text:h text:style-name="P52"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7"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7"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7"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8">CVI</text:p>
          </table:table-cell>
          <table:table-cell table:style-name="Table71.A2" office:value-type="string">
            <text:p text:style-name="P8">CIII</text:p>
          </table:table-cell>
          <table:table-cell table:style-name="Table71.A2" office:value-type="string">
            <text:p text:style-name="P8">LXXXVI</text:p>
          </table:table-cell>
          <table:table-cell table:style-name="Table71.A2" office:value-type="string">
            <text:p text:style-name="P8">CI</text:p>
          </table:table-cell>
          <table:table-cell table:style-name="Table71.A2" office:value-type="string">
            <text:p text:style-name="P8">CIII</text:p>
          </table:table-cell>
          <table:table-cell table:style-name="Table71.A2" office:value-type="string">
            <text:p text:style-name="P8">CIII</text:p>
          </table:table-cell>
          <table:table-cell table:style-name="Table71.A2" office:value-type="string">
            <text:p text:style-name="P8">LXXXV</text:p>
          </table:table-cell>
          <table:table-cell table:style-name="Table71.H2" office:value-type="string">
            <text:p text:style-name="P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Walkthrough"><text:span text:style-name="T18">003:<text:tab/>And hey look who's waiting for you here.... Yup, you gotta take them on all at once this time. Good luck!</text:span></text:p>
      <text:h text:style-name="Heading_20_3" text:outline-level="3"><text:span text:style-name="T18"/></text:h>
      <text:h text:style-name="P60" text:outline-level="3"><text:span text:style-name="T18">Boss Fight: The Order of Onyx</text:span></text:h>
      <table:table table:name="Table72" table:style-name="Table72">
        <table:table-column table:style-name="Table72.A" table:number-columns-repeated="7"/>
        <table:table-column table:style-name="Table72.H"/>
        <table:table-row>
          <table:table-cell table:style-name="Table72.A1" office:value-type="string">
            <text:p text:style-name="P5"><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5"><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6"><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5"><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5"><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5"><draw:frame draw:style-name="fr7"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5"><draw:frame draw:style-name="fr7"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5"><draw:frame draw:style-name="fr7"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6">CVI</text:p>
          </table:table-cell>
          <table:table-cell table:style-name="Table72.A2" office:value-type="string">
            <text:p text:style-name="P6">CIII</text:p>
          </table:table-cell>
          <table:table-cell table:style-name="Table72.A2" office:value-type="string">
            <text:p text:style-name="P6">LXXXVI</text:p>
          </table:table-cell>
          <table:table-cell table:style-name="Table72.A2" office:value-type="string">
            <text:p text:style-name="P6">CI</text:p>
          </table:table-cell>
          <table:table-cell table:style-name="Table72.A2" office:value-type="string">
            <text:p text:style-name="P6">CIII</text:p>
          </table:table-cell>
          <table:table-cell table:style-name="Table72.A2" office:value-type="string">
            <text:p text:style-name="P6">CIII</text:p>
          </table:table-cell>
          <table:table-cell table:style-name="Table72.A2" office:value-type="string">
            <text:p text:style-name="P6">LXXXV</text:p>
          </table:table-cell>
          <table:table-cell table:style-name="Table72.H2" office:value-type="string">
            <text:p text:style-name="P6">XCVI</text:p>
          </table:table-cell>
        </table:table-row>
        <table:table-row>
          <table:table-cell table:style-name="Table72.H2" table:number-columns-spanned="8" office:value-type="string">
            <text:p text:style-name="P7">All four at once, yeah, I hope you saw that one coming sooner or later. And don't have the illusion they are any weaker as they were before, because... they are not.</text:p>
            <text:p text:style-name="P7"/>
            <text:p text:style-name="P7">Now Merya doesn't have to steal keys from them anymore, but you may still wanna try to let her steal.</text:p>
            <text:p text:style-name="P7"/>
            <text:p text:style-name="P7">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7">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7"/>
            <text:p text:style-name="P7">Once Kirana is down you can take down the men in any order you like. Jeracko is the only one who is completely immune to poison, so poisoning both Aldarus and Rondomo can be a good idea. As always Irravonia should go crazy with wind attacks on Jeracko. </text:p>
            <text:p text:style-name="P7"/>
            <text:p text:style-name="P7">As before NEVER CANCEL RONDOMO or he'll counter with a move you won't like.</text:p>
            <text:p text:style-name="P7"/>
            <text:p text:style-name="P7">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Walkthrough"><text:span text:style-name="T9"><text:tab/>Read the plaque on the wall</text:span></text:p>
      <text:p text:style-name="Walkthrough"><text:span text:style-name="T9"><text:tab/>Exit South</text:span></text:p>
      <text:p text:style-name="Walkthrough"><text:span text:style-name="T9">003:<text:tab/>You'll find Kirana here. Speak to her and hear her out. Scyndi and Irravonia will force her to join you (hence “May the forced be with you” as achievement name. I like puns).</text:span></text:p>
      <text:p text:style-name="Walkthrough"><text:span text:style-name="T9"><text:tab/>Exit South x2</text:span></text:p>
      <text:p text:style-name="Walkthrough"><text:span text:style-name="T9">001:<text:tab/>Exit Upstairs</text:span></text:p>
      <text:p text:style-name="Walkthrough"><text:soft-page-break/><text:span text:style-name="T9">000:<text:tab/>Exit South to conclude this mission.</text:span></text:p>
      <text:p text:style-name="Walkthrough"><text:span text:style-name="T9"/></text:p>
      <text:h text:style-name="Heading_20_2" text:outline-level="2"><text:span text:style-name="T9">4.7 – Frendor Bushes</text:span></text:h>
      <text:p text:style-name="First_20_line_20_indent"><text:span text:style-name="T9">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span></text:p>
      <text:p text:style-name="First_20_line_20_indent"><text:span text:style-name="T9">Now she does not have the really terrible spells at her disposal now such as Demon Soul Breaker (come on, that would be overkill), but she has some powerful spells nonetheless that can make this mission easier. So you may as well use them.</text:span></text:p>
      <text:p text:style-name="First_20_line_20_indent"><text:span text:style-name="T9">Now the exit is in the South West, and this is just a kind of a forest maze dungeon, and the traveler's emblem is at the start, so I won't go that much into the deep. Of course, except for the boss fight at the start I suppose.</text:span></text:p>
      <text:h text:style-name="Heading_20_3" text:outline-level="3"><text:span text:style-name="T9">Boss Fight: Sheck-Lock (Round #3)</text:span></text:h>
      <table:table table:name="Table73" table:style-name="Table73">
        <table:table-column table:style-name="Table73.A" table:number-columns-repeated="7"/>
        <table:table-column table:style-name="Table73.H"/>
        <table:table-row>
          <table:table-cell table:style-name="Table73.A1" office:value-type="string">
            <text:p text:style-name="P5"><draw:frame draw:style-name="fr7"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5"><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6"><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5"><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5"><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5"><draw:frame draw:style-name="fr7"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5"><draw:frame draw:style-name="fr7"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5"><draw:frame draw:style-name="fr7"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6">CL</text:p>
          </table:table-cell>
          <table:table-cell table:style-name="Table73.A2" office:value-type="string">
            <text:p text:style-name="P6">CXIX</text:p>
          </table:table-cell>
          <table:table-cell table:style-name="Table73.A2" office:value-type="string">
            <text:p text:style-name="P6">XCIX</text:p>
          </table:table-cell>
          <table:table-cell table:style-name="Table73.A2" office:value-type="string">
            <text:p text:style-name="P6">CVII</text:p>
          </table:table-cell>
          <table:table-cell table:style-name="Table73.A2" office:value-type="string">
            <text:p text:style-name="P6">CXIX</text:p>
          </table:table-cell>
          <table:table-cell table:style-name="Table73.A2" office:value-type="string">
            <text:p text:style-name="P6">CXIX</text:p>
          </table:table-cell>
          <table:table-cell table:style-name="Table73.A2" office:value-type="string">
            <text:p text:style-name="P6">C</text:p>
          </table:table-cell>
          <table:table-cell table:style-name="Table73.H2" office:value-type="string">
            <text:p text:style-name="P6">CIX</text:p>
          </table:table-cell>
        </table:table-row>
        <table:table-row>
          <table:table-cell table:style-name="Table73.H2" table:number-columns-spanned="8" office:value-type="string">
            <text:p text:style-name="P7">Well, this fight is much the same as before. He has a few more nasty effects on his crystal blade and... that's all. <text:s/>You may once again try to poison him.</text:p>
            <text:p text:style-name="P7"/>
            <text:p text:style-name="P7">Once difference with his former meetings is that cancel effects will be countered this time. Be aware of that!</text:p>
            <text:p text:style-name="P7"/>
            <text:p text:style-name="P7">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52"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7"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8">CVI</text:p>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H2" office:value-type="string">
            <text:p text:style-name="P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35474476198370493" text:style-name="L5">
        <text:list-item>
          <text:p text:style-name="P19">The guards can only see in a straight line. So if you are not in that line they'll ignore you</text:p>
        </text:list-item>
        <text:list-item>
          <text:p text:style-name="P19">Unless you get too close then they'll always kill you. Stay out of a 32 pixel radius at least.</text:p>
        </text:list-item>
        <text:list-item>
          <text:p text:style-name="P19">They can not see very far. 5x32 pixels only. If you are outside that range but still standing in front of them, they'll ignore you.</text:p>
        </text:list-item>
        <text:list-item>
          <text:p text:style-name="P19">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Walkthrough"><text:span text:style-name="T9"><text:tab/>Go South</text:span></text:p>
      <text:p text:style-name="Walkthrough"><text:span text:style-name="T9"><text:tab/>At the end East</text:span></text:p>
      <text:p text:style-name="Walkthrough"><text:span text:style-name="T9"><text:tab/>At the end North</text:span></text:p>
      <text:p text:style-name="Walkthrough"><text:span text:style-name="T9"><text:tab/>Exit North</text:span></text:p>
      <text:p text:style-name="Walkthrough"><text:span text:style-name="T9">003:<text:tab/>Enter the most left way south</text:span></text:p>
      <text:p text:style-name="Walkthrough"><text:soft-page-break/><text:span text:style-name="T9"><text:tab/>Once you are in, just click the most right way and Merya will automatically find her way through</text:span></text:p>
      <text:p text:style-name="Walkthrough"><text:span text:style-name="T9"><text:tab/>Click the stairs</text:span></text:p>
      <text:p text:style-name="Walkthrough"><text:span text:style-name="T9">004:<text:tab/>Save if you want, and hit the stairs down</text:span></text:p>
      <text:p text:style-name="Walkthrough"><text:span text:style-name="T9">005:<text:tab/>Walk to this spot</text:span></text:p>
      <text:p text:style-name="Walkthrough"><draw:frame draw:style-name="fr9" draw:name="graphics362" text:anchor-type="paragraph" svg:width="6.5425in" svg:height="5.6465in" draw:z-index="362"><draw:image xlink:href="Pictures/10000000000002740000021E95DFF9CA.png" xlink:type="simple" xlink:show="embed" xlink:actuate="onLoad"/></draw:frame><text:span text:style-name="T9"><text:tab/>From here North</text:span></text:p>
      <text:p text:style-name="Walkthrough"><text:span text:style-name="T9"><text:tab/>2</text:span><text:span text:style-name="T2">nd</text:span><text:span text:style-name="T9"> way East</text:span></text:p>
      <text:p text:style-name="Walkthrough"><text:span text:style-name="T9"><text:tab/>At the end all the way North</text:span></text:p>
      <text:p text:style-name="Walkthrough"><text:span text:style-name="T9"><text:tab/>West</text:span></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Walkthrough"><text:span text:style-name="T9"><text:tab/>At the end West</text:span></text:p>
      <text:p text:style-name="Walkthrough"><text:span text:style-name="T9"><text:tab/>Hit the stairs</text:span></text:p>
      <text:p text:style-name="Walkthrough"><text:span text:style-name="T9">006: <text:tab/>South</text:span></text:p>
      <text:p text:style-name="Walkthrough"><text:span text:style-name="T9"><text:tab/>2</text:span><text:span text:style-name="T2">nd</text:span><text:span text:style-name="T9"> way East</text:span></text:p>
      <text:p text:style-name="Walkthrough"><text:span text:style-name="T9"><text:tab/>Enter the first cell</text:span></text:p>
      <text:p text:style-name="Walkthrough"><text:span text:style-name="T9"><text:tab/>Click the cell next to it and Merya will automatically find the secret passage leading to it</text:span></text:p>
      <text:p text:style-name="Walkthrough"><text:span text:style-name="T9"><text:tab/>Pass through another secret passage to the corridor but watch out as the guard is standing pretty close. One missclick and you're done for.</text:span></text:p>
      <text:p text:style-name="Walkthrough"><text:span text:style-name="T9"><text:tab/>Go North and make sure you keep “hugging” the East wall</text:span></text:p>
      <text:p text:style-name="Walkthrough"><text:span text:style-name="T9"><text:tab/>1</text:span><text:span text:style-name="T2">st</text:span><text:span text:style-name="T9"> way East</text:span></text:p>
      <text:p text:style-name="Walkthrough"><text:span text:style-name="T9"><text:tab/>Enter the cell</text:span></text:p>
      <text:p text:style-name="Walkthrough"><text:span text:style-name="T9"><text:tab/>From here you can click the stairs and Merya will do the rest</text:span></text:p>
      <text:p text:style-name="Walkthrough"><text:span text:style-name="T9">007:<text:tab/></text:span><text:span text:style-name="T5">Mort will welcome you and you will instantly go a level up (unless Merya has already reached the current level cap).</text:span></text:p>
      <text:p text:style-name="Walkthrough"><text:span text:style-name="T9"><text:tab/>Save the game if you want</text:span></text:p>
      <text:p text:style-name="Walkthrough"><text:span text:style-name="T9"><text:tab/>Speak to Mort to get the battle started</text:span></text:p>
      <text:h text:style-name="Heading_20_3" text:outline-level="3"><text:span text:style-name="T9">Boss Fight: Mort</text:span></text:h>
      <table:table table:name="Table75" table:style-name="Table75">
        <table:table-column table:style-name="Table75.A" table:number-columns-repeated="7"/>
        <table:table-column table:style-name="Table75.H"/>
        <table:table-row>
          <table:table-cell table:style-name="Table75.A1" office:value-type="string">
            <text:p text:style-name="P5"><draw:frame draw:style-name="fr10"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5"/>
          </table:table-cell>
          <table:table-cell table:style-name="Table75.A1" office:value-type="string">
            <text:p text:style-name="P6"/>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H1" office:value-type="string">
            <text:p text:style-name="P5"/>
          </table:table-cell>
        </table:table-row>
        <table:table-row>
          <table:table-cell table:style-name="Table75.A2" office:value-type="string">
            <text:p text:style-name="P6">CVII</text:p>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H2" office:value-type="string">
            <text:p text:style-name="P6"/>
          </table:table-cell>
        </table:table-row>
        <table:table-row>
          <table:table-cell table:style-name="Table75.H2" table:number-columns-spanned="8" office:value-type="string">
            <text:p text:style-name="P7">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 text:outline-level="1">CHAPTER 5: THE RUINS OF DYRT</text:h>
      <text:p text:style-name="First_20_line_20_indent"><draw:frame draw:style-name="fr7"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7"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7"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8">CXX</text:p>
          </table:table-cell>
          <table:table-cell table:style-name="Table76.A2" office:value-type="string">
            <text:p text:style-name="P8">CIII</text:p>
          </table:table-cell>
          <table:table-cell table:style-name="Table76.A2" office:value-type="string">
            <text:p text:style-name="P8">CXXV</text:p>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H2" office:value-type="string">
            <text:p text:style-name="P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52"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7"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7"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7"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7"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8">CXX</text:p>
          </table:table-cell>
          <table:table-cell table:style-name="Table77.A2" office:value-type="string">
            <text:p text:style-name="P8">CXXVI</text:p>
          </table:table-cell>
          <table:table-cell table:style-name="Table77.A2" office:value-type="string">
            <text:p text:style-name="P8">CIII</text:p>
          </table:table-cell>
          <table:table-cell table:style-name="Table77.A2" office:value-type="string">
            <text:p text:style-name="P8">CXXIV</text:p>
          </table:table-cell>
          <table:table-cell table:style-name="Table77.A2" office:value-type="string">
            <text:p text:style-name="P8">CXXVI</text:p>
          </table:table-cell>
          <table:table-cell table:style-name="Table77.A2" office:value-type="string">
            <text:p text:style-name="P8">CXXV</text:p>
          </table:table-cell>
          <table:table-cell table:style-name="Table77.A2" office:value-type="string">
            <text:p text:style-name="P8">CVII</text:p>
          </table:table-cell>
          <table:table-cell table:style-name="Table77.H2" office:value-type="string">
            <text:p text:style-name="P8">CXIV</text:p>
          </table:table-cell>
        </table:table-row>
      </table:table>
      <text:p text:style-name="First_20_line_20_indent">I'll take these two locations together.</text:p>
      <text:p text:style-name="P29">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7"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7"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7"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7"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8">CXX</text:p>
          </table:table-cell>
          <table:table-cell table:style-name="Table78.A2" office:value-type="string">
            <text:p text:style-name="P8">CXXVI</text:p>
          </table:table-cell>
          <table:table-cell table:style-name="Table78.A2" office:value-type="string">
            <text:p text:style-name="P8">CIII</text:p>
          </table:table-cell>
          <table:table-cell table:style-name="Table78.A2" office:value-type="string">
            <text:p text:style-name="P8">CXXIV</text:p>
          </table:table-cell>
          <table:table-cell table:style-name="Table78.A2" office:value-type="string">
            <text:p text:style-name="P8">CXXVI</text:p>
          </table:table-cell>
          <table:table-cell table:style-name="Table78.A2" office:value-type="string">
            <text:p text:style-name="P8">CXXV</text:p>
          </table:table-cell>
          <table:table-cell table:style-name="Table78.A2" office:value-type="string">
            <text:p text:style-name="P8">CVII</text:p>
          </table:table-cell>
          <table:table-cell table:style-name="Table78.H2" office:value-type="string">
            <text:p text:style-name="P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52"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7"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7"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7"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7"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8">CXXIII</text:p>
          </table:table-cell>
          <table:table-cell table:style-name="Table79.A2" office:value-type="string">
            <text:p text:style-name="P8">CXXVIII</text:p>
          </table:table-cell>
          <table:table-cell table:style-name="Table79.A2" office:value-type="string">
            <text:p text:style-name="P8">CV</text:p>
          </table:table-cell>
          <table:table-cell table:style-name="Table79.A2" office:value-type="string">
            <text:p text:style-name="P8">CXXVII</text:p>
          </table:table-cell>
          <table:table-cell table:style-name="Table79.A2" office:value-type="string">
            <text:p text:style-name="P8">CXXIX</text:p>
          </table:table-cell>
          <table:table-cell table:style-name="Table79.A2" office:value-type="string">
            <text:p text:style-name="P8">CXXVIII</text:p>
          </table:table-cell>
          <table:table-cell table:style-name="Table79.A2" office:value-type="string">
            <text:p text:style-name="P8">CIX</text:p>
          </table:table-cell>
          <table:table-cell table:style-name="Table79.H2" office:value-type="string">
            <text:p text:style-name="P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7"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1"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1"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1"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1"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7"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7"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7"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8">CXXCI</text:p>
          </table:table-cell>
          <table:table-cell table:style-name="Table80.A2" office:value-type="string">
            <text:p text:style-name="P8">CXXXV</text:p>
          </table:table-cell>
          <table:table-cell table:style-name="Table80.A2" office:value-type="string">
            <text:p text:style-name="P8">CIX</text:p>
          </table:table-cell>
          <table:table-cell table:style-name="Table80.A2" office:value-type="string">
            <text:p text:style-name="P8">CXXXIV</text:p>
          </table:table-cell>
          <table:table-cell table:style-name="Table80.A2" office:value-type="string">
            <text:p text:style-name="P8">CXXXVII</text:p>
          </table:table-cell>
          <table:table-cell table:style-name="Table80.A2" office:value-type="string">
            <text:p text:style-name="P8">CXXXIV</text:p>
          </table:table-cell>
          <table:table-cell table:style-name="Table80.A2" office:value-type="string">
            <text:p text:style-name="P8">CXVI</text:p>
          </table:table-cell>
          <table:table-cell table:style-name="Table80.H2" office:value-type="string">
            <text:p text:style-name="P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First_20_line_20_indent"><text:span text:style-name="T17"/></text:p>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First_20_line_20_indent"><text:span text:style-name="T17"/></text:p>
      <text:h text:style-name="Heading_20_2" text:outline-level="2"><text:span text:style-name="T17">5.6 – Lord Dzgjymza's Keep</text:span></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7"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7"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7"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7"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8">CXXCI</text:p>
          </table:table-cell>
          <table:table-cell table:style-name="Table81.A2" office:value-type="string">
            <text:p text:style-name="P8">CXXXV</text:p>
          </table:table-cell>
          <table:table-cell table:style-name="Table81.A2" office:value-type="string">
            <text:p text:style-name="P8">CIX</text:p>
          </table:table-cell>
          <table:table-cell table:style-name="Table81.A2" office:value-type="string">
            <text:p text:style-name="P8">CXXXIV</text:p>
          </table:table-cell>
          <table:table-cell table:style-name="Table81.A2" office:value-type="string">
            <text:p text:style-name="P8">CXXXVII</text:p>
          </table:table-cell>
          <table:table-cell table:style-name="Table81.A2" office:value-type="string">
            <text:p text:style-name="P8">CXXXIV</text:p>
          </table:table-cell>
          <table:table-cell table:style-name="Table81.A2" office:value-type="string">
            <text:p text:style-name="P8">CXVII</text:p>
          </table:table-cell>
          <table:table-cell table:style-name="Table81.H2" office:value-type="string">
            <text:p text:style-name="P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Walkthrough"><text:span text:style-name="T5"><text:tab/>You an take these rooms on in any order. For this guide I'll use the order in which they are numbered, so check it all well if you plan to use this guide.</text:span></text:p>
      <text:p text:style-name="P36">003:<text:tab/><text:span text:style-name="T8">Wanda's bedroom</text:span></text:p>
      <text:p text:style-name="P36"><text:span text:style-name="T8"><text:tab/></text:span><text:span text:style-name="T25">There is nothing you can do here. Just leave this room. It's only there for lore reasons.</text:span></text:p>
      <text:p text:style-name="P36">004:<text:tab/><text:span text:style-name="T5">Lord Dzgjymza's bedroom</text:span></text:p>
      <text:p text:style-name="P36"><text:span text:style-name="T5"><text:tab/></text:span>There's a save spot here. It also recovers lost HP and VIT.</text:p>
      <text:p text:style-name="P36"><text:tab/>That is all there's here, though</text:p>
      <text:p text:style-name="P46">005:<text:tab/><text:span text:style-name="T5">Jeracko's bedroom</text:span></text:p>
      <text:p text:style-name="P36"><text:tab/>IRRAVONIA: Fly over the gap</text:p>
      <text:p text:style-name="P36"><text:tab/>Flip the switch</text:p>
      <text:p text:style-name="P36"><text:tab/>IRRAVONIA: Fly back</text:p>
      <text:p text:style-name="P36"><text:tab/>Exit the room.</text:p>
      <text:p text:style-name="P36">006:<text:tab/><text:span text:style-name="T5">Rondomo's bedroom</text:span></text:p>
      <text:p text:style-name="P36"><text:tab/>Like before this is a memory game, although the tiles are now more “randomly” set (random as that I picked random spots without giving it too much thought. It's not that the random number generator was used here).</text:p>
      <text:p text:style-name="P36"><text:tab/>You know the drill find all matching tiles. As soon as you found them all you can exit this room.</text:p>
      <text:p text:style-name="P36">007:<text:tab/><text:span text:style-name="T5">Aldarus' bedroom</text:span></text:p>
      <text:p text:style-name="P36"><text:tab/>SCYNDI: Hook East</text:p>
      <text:p text:style-name="P36"><text:tab/>Flip the switch</text:p>
      <text:p text:style-name="P36"><text:tab/>SCYNDI: And back</text:p>
      <text:p text:style-name="P36"><text:tab/>Exit this room</text:p>
      <text:p text:style-name="P36">008:<text:tab/><text:span text:style-name="T5">Kirana's bedroom</text:span></text:p>
      <text:p text:style-name="P36"><text:tab/>BRENDOR: Break the wall</text:p>
      <text:p text:style-name="P36"><text:tab/>Flip the switch</text:p>
      <text:p text:style-name="P36"><text:tab/>Exit East</text:p>
      <text:p text:style-name="P36"/>
      <text:p text:style-name="First_20_line_20_indent">Once you've flipped all switches and solved Rondomo's memory puzzle just go back to room 002 and hit the stairs down!</text:p>
      <text:p text:style-name="P36">001:<text:tab/>Hit the center door</text:p>
      <text:p text:style-name="P36">009:<text:tab/>Save the game if you desire</text:p>
      <text:p text:style-name="P36"><text:tab/>Speak to the Dark Servant to engage the boss fight</text:p>
      <text:h text:style-name="P60"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5"><draw:frame draw:style-name="fr7"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5"><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6"><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5"><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5"><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5"><draw:frame draw:style-name="fr7"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5"><draw:frame draw:style-name="fr7"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5"><draw:frame draw:style-name="fr7"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6">CXXXV</text:p>
          </table:table-cell>
          <table:table-cell table:style-name="Table82.A2" office:value-type="string">
            <text:p text:style-name="P6">CXXXVIII</text:p>
          </table:table-cell>
          <table:table-cell table:style-name="Table82.A2" office:value-type="string">
            <text:p text:style-name="P6">CXXII</text:p>
          </table:table-cell>
          <table:table-cell table:style-name="Table82.A2" office:value-type="string">
            <text:p text:style-name="P6">CXXXVII</text:p>
          </table:table-cell>
          <table:table-cell table:style-name="Table82.A2" office:value-type="string">
            <text:p text:style-name="P6">CXL</text:p>
          </table:table-cell>
          <table:table-cell table:style-name="Table82.A2" office:value-type="string">
            <text:p text:style-name="P6">CXXXVII</text:p>
          </table:table-cell>
          <table:table-cell table:style-name="Table82.A2" office:value-type="string">
            <text:p text:style-name="P6">CXIX</text:p>
          </table:table-cell>
          <table:table-cell table:style-name="Table82.H2" office:value-type="string">
            <text:p text:style-name="P6">CXXV</text:p>
          </table:table-cell>
        </table:table-row>
        <table:table-row>
          <table:table-cell table:style-name="Table82.H2" table:number-columns-spanned="8" office:value-type="string">
            <text:p text:style-name="P7">Of course I didn't call this boss by name out of spoiler prevention. </text:p>
            <text:p text:style-name="P7">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7"/>
            <text:p text:style-name="P7">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7"/>
            <text:p text:style-name="P7">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7"/>
            <text:p text:style-name="P7">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60"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5"><draw:frame draw:style-name="fr7"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5"><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6"><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5"><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5"><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5"><draw:frame draw:style-name="fr7"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5"><draw:frame draw:style-name="fr7"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5"><draw:frame draw:style-name="fr7"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H2" office:value-type="string">
            <text:p text:style-name="P6">CXLVIII</text:p>
          </table:table-cell>
        </table:table-row>
        <table:table-row>
          <table:table-cell table:style-name="Table83.H2" table:number-columns-spanned="8" office:value-type="string">
            <text:p text:style-name="P7">This fight has two rounds. Round #1 is just a matter of survival. If you can survive 5 turns the fight temprorarily stops for some scenario and will then ignite again in round #2.</text:p>
            <text:p text:style-name="P7"/>
            <text:p text:style-name="P7">Now Lord Dzjymza will always use these moves in this order.</text:p>
            <text:p text:style-name="P7">Round #1:</text:p>
            <text:p text:style-name="P7">Turn #1:Observe (in the hard mode “Demon Soul Breaker”)</text:p>
            <text:p text:style-name="P7">Turn #2:Curse (always on Eric, in the hard mode on the entire front row)</text:p>
            <text:p text:style-name="P7">Turn #3:Death (always on Eric, in the hard mode on the entire front row)</text:p>
            <text:p text:style-name="P7">Turn #4: Dispell Magic</text:p>
            <text:p text:style-name="P7">Turn #5: Ultimate Soul Breaker</text:p>
            <text:p text:style-name="P7">And after that it will terminate the fight (in the “always on Eric” I must note that if Eric is not on the front row or if he's KO'ed on the moment Lord Dzgjymza enters his move, he will pick a random character in stead).</text:p>
            <text:p text:style-name="P7"/>
            <text:p text:style-name="P7">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7">Lord Dzgjymza's stats and HP are based on that of the party on the moment the fight begins, so whatever tactic you had in mind, level grinding is NOT going to help.</text:p>
            <text:p text:style-name="P7"/>
            <text:p text:style-name="P7">Here Lord Dgjymza will also follow a pattern of the same moves</text:p>
            <text:p text:style-name="P7">Turn #1: Observe (in the hard mode “Demon Soul Breaker”)</text:p>
            <text:p text:style-name="P7">Turn #2: Either “Flame”, “Breeze”, “Splash” or “Rock”. </text:p>
            <text:p text:style-name="P7">Turn #3: Vanish</text:p>
            <text:p text:style-name="P7">Turn #4: Charge (in the hard mode “Ultimate Soul Breaker”)</text:p>
            <text:p text:style-name="P7">Turn #5: Day of Judgment</text:p>
            <text:p text:style-name="P7">Turn #6: Recover</text:p>
            <text:p text:style-name="P7">Turn #7: Demon Soul Breaker</text:p>
            <text:p text:style-name="P7">Turn #8: Malefaction</text:p>
            <text:p text:style-name="P7">Turn #9: Either “Fireblast”, “Hurricane”, “Quake” or “Tsunami”</text:p>
            <text:p text:style-name="P7">Turn #10: Blunt</text:p>
            <text:p text:style-name="P7"/>
            <text:p text:style-name="P7">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25"/>
      <text:h text:style-name="P10"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3"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2"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2"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8">XLIV</text:p>
          </table:table-cell>
          <table:table-cell table:style-name="Table89.A2" office:value-type="string">
            <text:p text:style-name="P8">XLIII</text:p>
          </table:table-cell>
          <table:table-cell table:style-name="Table89.A2" office:value-type="string">
            <text:p text:style-name="P8">LXXI</text:p>
          </table:table-cell>
          <table:table-cell table:style-name="Table89.A2" office:value-type="string">
            <text:p text:style-name="P8">XLIII</text:p>
          </table:table-cell>
          <table:table-cell table:style-name="Table89.A2" office:value-type="string">
            <text:p text:style-name="P8">XLIV</text:p>
          </table:table-cell>
          <table:table-cell table:style-name="Table89.A2" office:value-type="string">
            <text:p text:style-name="P8"/>
          </table:table-cell>
          <table:table-cell table:style-name="Table89.A2" office:value-type="string">
            <text:p text:style-name="P8"/>
          </table:table-cell>
          <table:table-cell table:style-name="Table89.H2" office:value-type="string">
            <text:p text:style-name="P8"/>
          </table:table-cell>
        </table:table-row>
      </table:table>
      <text:list xml:id="list5695468435930402479" text:style-name="L8">
        <text:list-item>
          <text:p text:style-name="P23">Can be unlocked: After completing the Red Dragon's Cave</text:p>
        </text:list-item>
        <text:list-item>
          <text:p text:style-name="P23">How to get there: Go to the Crossroads and take the way East. A secret passage here hides the entrance</text:p>
        </text:list-item>
        <text:list-item>
          <text:p text:style-name="P23">Reward: Traveler's Emblem</text:p>
        </text:list-item>
        <text:list-item>
          <text:p text:style-name="P23">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Walkthrough"><text:span text:style-name="T9">003:<text:tab/>IRRAVONIA: Fly East and hit the eastern exit South.</text:span></text:p>
      <text:p text:style-name="Walkthrough"><text:soft-page-break/><text:span text:style-name="T9">004:<text:tab/></text:span><text:span text:style-name="T5">I hope this room doesn't scare you, and yes it adepts based on your current party members.</text:span></text:p>
      <text:p text:style-name="Walkthrough"><text:span text:style-name="T9"><text:tab/>Make your way South</text:span></text:p>
      <text:p text:style-name="Walkthrough"><text:span text:style-name="T9"><text:tab/>Exit South</text:span></text:p>
      <text:p text:style-name="Walkthrough"><text:span text:style-name="T9">005:<text:tab/>Go back the way you came</text:span></text:p>
      <text:p text:style-name="Walkthrough"><text:span text:style-name="T9">006:<text:tab/>Save the game if you want and go North.... BANZA</text:span><text:span text:style-name="T15">Ï!</text:span></text:p>
      <text:h text:style-name="Heading_20_3" text:outline-level="3"><text:span text:style-name="T15">Boss Fight: Creep</text:span></text:h>
      <table:table table:name="Table90" table:style-name="Table90">
        <table:table-column table:style-name="Table90.A" table:number-columns-repeated="7"/>
        <table:table-column table:style-name="Table90.H"/>
        <table:table-row>
          <table:table-cell table:style-name="Table90.A1" office:value-type="string">
            <text:p text:style-name="P5"><draw:frame draw:style-name="fr3"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5"><draw:frame draw:style-name="fr2"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6"><draw:frame draw:style-name="fr2"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5"><draw:frame draw:style-name="fr2"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5"><draw:frame draw:style-name="fr3"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5"/>
          </table:table-cell>
          <table:table-cell table:style-name="Table90.A1" office:value-type="string">
            <text:p text:style-name="P5"/>
          </table:table-cell>
          <table:table-cell table:style-name="Table90.H1" office:value-type="string">
            <text:p text:style-name="P5"/>
          </table:table-cell>
        </table:table-row>
        <table:table-row>
          <table:table-cell table:style-name="Table90.A2" office:value-type="string">
            <text:p text:style-name="P68">XLIV</text:p>
          </table:table-cell>
          <table:table-cell table:style-name="Table90.A2" office:value-type="string">
            <text:p text:style-name="P68">XLIII</text:p>
          </table:table-cell>
          <table:table-cell table:style-name="Table90.A2" office:value-type="string">
            <text:p text:style-name="P6"><text:span text:style-name="T14">LXXI</text:span> </text:p>
          </table:table-cell>
          <table:table-cell table:style-name="Table90.A2" office:value-type="string">
            <text:p text:style-name="P6"><text:span text:style-name="T14">XLIII</text:span> </text:p>
          </table:table-cell>
          <table:table-cell table:style-name="Table90.A2" office:value-type="string">
            <text:p text:style-name="P6"><text:span text:style-name="T14">XLIV</text:span> </text:p>
          </table:table-cell>
          <table:table-cell table:style-name="Table90.A2" office:value-type="string">
            <text:p text:style-name="P6"/>
          </table:table-cell>
          <table:table-cell table:style-name="Table90.A2" office:value-type="string">
            <text:p text:style-name="P6"/>
          </table:table-cell>
          <table:table-cell table:style-name="Table90.H2" office:value-type="string">
            <text:p text:style-name="P6"/>
          </table:table-cell>
        </table:table-row>
        <table:table-row>
          <table:table-cell table:style-name="Table90.H2" table:number-columns-spanned="8" office:value-type="string">
            <text:p text:style-name="P69">How hard this guy is depends on when you get here, I guess... Since this side-quest comes<text:span text:style-name="T17"> quite early in the game, you shouldn't expect too much. </text:span></text:p>
            <text:p text:style-name="P69"><text:span text:style-name="T17">Cheesy method: If you have anything that can do light damage, use it → you win!</text:span></text:p>
          </table:table-cell>
          <table:covered-table-cell/>
          <table:covered-table-cell/>
          <table:covered-table-cell/>
          <table:covered-table-cell/>
          <table:covered-table-cell/>
          <table:covered-table-cell/>
          <table:covered-table-cell/>
        </table:table-row>
      </table:table>
      <text:p text:style-name="P36"><text:span text:style-name="T14">006:<text:tab/>Exit North</text:span></text:p>
      <text:p text:style-name="Walkthrough"><text:span text:style-name="T9">007:<text:tab/>Entering this room earns you the achievement “I'm going slightly mad” as a mark you completed the side quest. Claim the traveler's emblem as your reward</text:span></text:p>
      <text:p text:style-name="Walkthrough"><text:span text:style-name="T9"><text:tab/>Exit South</text:span></text:p>
      <text:p text:style-name="Walkthrough"><text:span text:style-name="T9">→<text:tab/>You'll find yourself outside the house again. You can use exit West to get back to the regular game.</text:span></text:p>
      <text:p text:style-name="First_20_line_20_indent"/>
      <text:p text:style-name="First_20_line_20_indent"/>
      <text:h text:style-name="P52"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3"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1"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1"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1"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1"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7"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7"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8">CVI</text:p>
          </table:table-cell>
          <table:table-cell table:style-name="Table97.A2" office:value-type="string">
            <text:p text:style-name="P8">CII</text:p>
          </table:table-cell>
          <table:table-cell table:style-name="Table97.A2" office:value-type="string">
            <text:p text:style-name="P8">XCIII</text:p>
          </table:table-cell>
          <table:table-cell table:style-name="Table97.A2" office:value-type="string">
            <text:p text:style-name="P8">CIV</text:p>
          </table:table-cell>
          <table:table-cell table:style-name="Table97.A2" office:value-type="string">
            <text:p text:style-name="P8">CXI</text:p>
          </table:table-cell>
          <table:table-cell table:style-name="Table97.A2" office:value-type="string">
            <text:p text:style-name="P8">CVI</text:p>
          </table:table-cell>
          <table:table-cell table:style-name="Table97.A2" office:value-type="string">
            <text:p text:style-name="P8">LXVI</text:p>
          </table:table-cell>
          <table:table-cell table:style-name="Table97.H2" office:value-type="string">
            <text:p text:style-name="P8"/>
          </table:table-cell>
        </table:table-row>
      </table:table>
      <text:list xml:id="list43336182" text:continue-numbering="true" text:style-name="L8">
        <text:list-item>
          <text:p text:style-name="P23">Can be unlocked: After Gagolton gets deserted</text:p>
        </text:list-item>
        <text:list-item>
          <text:p text:style-name="P23">How to get there: Read the note in the basement of the house NE in Gagolton and the location will be unlocked on the world map</text:p>
        </text:list-item>
        <text:list-item>
          <text:p text:style-name="P23">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5"><draw:frame draw:style-name="fr3"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5"><draw:frame draw:style-name="fr2"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6"><draw:frame draw:style-name="fr2"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5"><draw:frame draw:style-name="fr2"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5"><draw:frame draw:style-name="fr3"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5"><draw:frame draw:style-name="fr7"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5"><draw:frame draw:style-name="fr7"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5"/>
          </table:table-cell>
        </table:table-row>
        <table:table-row>
          <table:table-cell table:style-name="Table98.A2" office:value-type="string">
            <text:p text:style-name="P71">CVII</text:p>
          </table:table-cell>
          <table:table-cell table:style-name="Table98.A2" office:value-type="string">
            <text:p text:style-name="P71">CIII</text:p>
          </table:table-cell>
          <table:table-cell table:style-name="Table98.A2" office:value-type="string">
            <text:p text:style-name="P6"><text:span text:style-name="T17">XCIV</text:span> </text:p>
          </table:table-cell>
          <table:table-cell table:style-name="Table98.A2" office:value-type="string">
            <text:p text:style-name="P6"><text:span text:style-name="T17">CV</text:span> </text:p>
          </table:table-cell>
          <table:table-cell table:style-name="Table98.A2" office:value-type="string">
            <text:p text:style-name="P6"><text:span text:style-name="T17">CXII</text:span> </text:p>
          </table:table-cell>
          <table:table-cell table:style-name="Table98.A2" office:value-type="string">
            <text:p text:style-name="P6">CVII</text:p>
          </table:table-cell>
          <table:table-cell table:style-name="Table98.A2" office:value-type="string">
            <text:p text:style-name="P6">LXVII</text:p>
          </table:table-cell>
          <table:table-cell table:style-name="Table98.H2" office:value-type="string">
            <text:p text:style-name="P6"/>
          </table:table-cell>
        </table:table-row>
        <table:table-row>
          <table:table-cell table:style-name="Table98.H2" table:number-columns-spanned="8" office:value-type="string">
            <text:p text:style-name="P70">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d</text:p>
      <text:p text:style-name="First_20_line_20_indent"/>
      <text:h text:style-name="P52"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2486291398715346827" text:style-name="L6">
        <text:list-item>
          <text:p text:style-name="P20">Halfway the Independence Bushes. This one is impossible to miss since the party even makes note of its presence</text:p>
        </text:list-item>
        <text:list-item>
          <text:p text:style-name="P20">The Marshes area 002. In the secret passage you can enter by using Scyndi's whip hook ability you can find the traveler's emblem of that dungeon and the black orb is lying next to it.</text:p>
        </text:list-item>
        <text:list-item>
          <text:p text:style-name="P20">At the far end in Malabia's cave. If you solve the 3x3 button puzzle this orb is kind of your reward.</text:p>
        </text:list-item>
        <text:list-item>
          <text:p text:style-name="P20">Frundarmon's mansion, next to the traveler's emblem. You need Irravonia to retrieve it</text:p>
        </text:list-item>
        <text:list-item>
          <text:p text:style-name="P20">In the Cave of Death. Finish the dungeon first in order to open the black market. Inside the black market room is a secret passage to the East. There you can find the orb.</text:p>
        </text:list-item>
        <text:list-item>
          <text:p text:style-name="P20">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60"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5"><draw:frame draw:style-name="fr7"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5"><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6"><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5"><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5"><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5"><draw:frame draw:style-name="fr7"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5"><draw:frame draw:style-name="fr7"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5"><draw:frame draw:style-name="fr7"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H2" office:value-type="string">
            <text:p text:style-name="P6">∞ </text:p>
          </table:table-cell>
        </table:table-row>
        <table:table-row>
          <table:table-cell table:style-name="Table84.H2" table:number-columns-spanned="8" office:value-type="string">
            <text:p text:style-name="P7">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7"><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7"/>
            <text:p text:style-name="P7">Also note that Juggernaut has approx 2 billion (!!) HP, so this is gonna take awhile. </text:p>
            <text:p text:style-name="P7"/>
            <text:p text:style-name="P7">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7"/>
            <text:p text:style-name="P7">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8">VI</text:p>
          </table:table-cell>
          <table:table-cell table:style-name="Table85.A2" office:value-type="string">
            <text:p text:style-name="P8">II</text:p>
          </table:table-cell>
          <table:table-cell table:style-name="Table85.A2" office:value-type="string">
            <text:p text:style-name="P8">IX</text:p>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H2" office:value-type="string">
            <text:p text:style-name="P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5"><draw:frame draw:style-name="fr7"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5"><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6"><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H1" office:value-type="string">
            <text:p text:style-name="P5"/>
          </table:table-cell>
        </table:table-row>
        <table:table-row>
          <table:table-cell table:style-name="Table86.A2" office:value-type="string">
            <text:p text:style-name="P6">XII</text:p>
          </table:table-cell>
          <table:table-cell table:style-name="Table86.A2" office:value-type="string">
            <text:p text:style-name="P6">X </text:p>
          </table:table-cell>
          <table:table-cell table:style-name="Table86.A2" office:value-type="string">
            <text:p text:style-name="P6">XV </text:p>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text:s/></text:p>
          </table:table-cell>
          <table:table-cell table:style-name="Table86.H2" office:value-type="string">
            <text:p text:style-name="P6"/>
          </table:table-cell>
        </table:table-row>
        <table:table-row>
          <table:table-cell table:style-name="Table86.H2" table:number-columns-spanned="8" office:value-type="string">
            <text:p text:style-name="P7">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7">I would really suggest to try to poison him, and to make Rebecca go crazy with her strongest attacks whenever the fight allows you to go that way.</text:p>
            <text:p text:style-name="P7"/>
            <text:p text:style-name="P7">Cheesy method: If you have any thunder based attack use it → you win!</text:p>
            <text:p text:style-name="P7"/>
            <text:p text:style-name="P7">(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Walkthrough"><text:span text:style-name="T9"><text:tab/>The treasure chests contain an Ambrosia and a Banana.</text:span></text:p>
      <text:p text:style-name="Walkthrough"><text:span text:style-name="T9"><text:tab/>Speak to the woman here (Diane Foxey) to complete the dungeon. You'll automatically be warped back to the Xenor Bushes North.</text:span></text:p>
      <text:p text:style-name="Walkthrough"><text:span text:style-name="T9"/></text:p>
      <text:p text:style-name="P21">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3"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2"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2"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8">LXXIV</text:p>
          </table:table-cell>
          <table:table-cell table:style-name="Table93.A2" office:value-type="string">
            <text:p text:style-name="P8">LXXIV</text:p>
          </table:table-cell>
          <table:table-cell table:style-name="Table93.A2" office:value-type="string">
            <text:p text:style-name="P8">LXXV</text:p>
          </table:table-cell>
          <table:table-cell table:style-name="Table93.A2" office:value-type="string">
            <text:p text:style-name="P8">LXXIV</text:p>
          </table:table-cell>
          <table:table-cell table:style-name="Table93.A2" office:value-type="string">
            <text:p text:style-name="P8">LXXVII</text:p>
          </table:table-cell>
          <table:table-cell table:style-name="Table93.A2" office:value-type="string">
            <text:p text:style-name="P8"/>
          </table:table-cell>
          <table:table-cell table:style-name="Table93.A2" office:value-type="string">
            <text:p text:style-name="P8"/>
          </table:table-cell>
          <table:table-cell table:style-name="Table93.H2" office:value-type="string">
            <text:p text:style-name="P8"/>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6"><text:tab/>Stand in the center of the 2<text:span text:style-name="T1">nd</text:span> “niche” from the right</text:p>
      <text:p text:style-name="P36"><text:tab/>SEELAH GANDRA/SCYNDI: Hook over to the North from here</text:p>
      <text:p text:style-name="P36"><text:tab/>Exit North</text:p>
      <text:p text:style-name="P36"><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5"><draw:frame draw:style-name="fr3"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5"><draw:frame draw:style-name="fr2"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6"><draw:frame draw:style-name="fr2"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5"><draw:frame draw:style-name="fr2"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5"><draw:frame draw:style-name="fr3"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5"/>
          </table:table-cell>
          <table:table-cell table:style-name="Table94.A1" office:value-type="string">
            <text:p text:style-name="P5"/>
          </table:table-cell>
          <table:table-cell table:style-name="Table94.H1" office:value-type="string">
            <text:p text:style-name="P5"/>
          </table:table-cell>
        </table:table-row>
        <table:table-row>
          <table:table-cell table:style-name="Table94.A2" office:value-type="string">
            <text:p text:style-name="P68">XLIV</text:p>
          </table:table-cell>
          <table:table-cell table:style-name="Table94.A2" office:value-type="string">
            <text:p text:style-name="P68">XLIII</text:p>
          </table:table-cell>
          <table:table-cell table:style-name="Table94.A2" office:value-type="string">
            <text:p text:style-name="P6"><text:span text:style-name="T14">LXXI</text:span> </text:p>
          </table:table-cell>
          <table:table-cell table:style-name="Table94.A2" office:value-type="string">
            <text:p text:style-name="P6"><text:span text:style-name="T14">XLIII</text:span> </text:p>
          </table:table-cell>
          <table:table-cell table:style-name="Table94.A2" office:value-type="string">
            <text:p text:style-name="P6"><text:span text:style-name="T14">XLIV</text:span> </text:p>
          </table:table-cell>
          <table:table-cell table:style-name="Table94.A2" office:value-type="string">
            <text:p text:style-name="P6"/>
          </table:table-cell>
          <table:table-cell table:style-name="Table94.A2" office:value-type="string">
            <text:p text:style-name="P6"/>
          </table:table-cell>
          <table:table-cell table:style-name="Table94.H2" office:value-type="string">
            <text:p text:style-name="P6"/>
          </table:table-cell>
        </table:table-row>
        <table:table-row>
          <table:table-cell table:style-name="Table94.H2" table:number-columns-spanned="8" office:value-type="string">
            <text:p text:style-name="P70">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h text:style-name="P10"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First_20_line_20_indent"><text:span text:style-name="T17"/></text:p>
      <text:p text:style-name="First_20_line_20_indent"><text:span text:style-name="T17">Please note that these dungeons may all be significantly harder than the dungeons you normally find, so make sure you are well-prepared. </text:span></text:p>
      <text:p text:style-name="First_20_line_20_indent"><text:span text:style-name="T17"/></text:p>
      <text:h text:style-name="Heading_20_2" text:outline-level="2"><text:span text:style-name="T17">XCL1 – Botanica</text:span></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3"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2"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2"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8">XXV</text:p>
          </table:table-cell>
          <table:table-cell table:style-name="Table87.A2" office:value-type="string">
            <text:p text:style-name="P8">XXV</text:p>
          </table:table-cell>
          <table:table-cell table:style-name="Table87.A2" office:value-type="string">
            <text:p text:style-name="P8">LXXI</text:p>
          </table:table-cell>
          <table:table-cell table:style-name="Table87.A2" office:value-type="string">
            <text:p text:style-name="P8">XXXI</text:p>
          </table:table-cell>
          <table:table-cell table:style-name="Table87.A2" office:value-type="string">
            <text:p text:style-name="P8">XXVIII</text:p>
          </table:table-cell>
          <table:table-cell table:style-name="Table87.A2" office:value-type="string">
            <text:p text:style-name="P8"/>
          </table:table-cell>
          <table:table-cell table:style-name="Table87.A2" office:value-type="string">
            <text:p text:style-name="P8"/>
          </table:table-cell>
          <table:table-cell table:style-name="Table87.H2" office:value-type="string">
            <text:p text:style-name="P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5"><draw:frame draw:style-name="fr3"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5"><draw:frame draw:style-name="fr2"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6"><draw:frame draw:style-name="fr2"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5"><draw:frame draw:style-name="fr2"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5"><draw:frame draw:style-name="fr3"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5"/>
          </table:table-cell>
          <table:table-cell table:style-name="Table88.A1" office:value-type="string">
            <text:p text:style-name="P5"/>
          </table:table-cell>
          <table:table-cell table:style-name="Table88.H1" office:value-type="string">
            <text:p text:style-name="P5"/>
          </table:table-cell>
        </table:table-row>
        <table:table-row>
          <table:table-cell table:style-name="Table88.A2" office:value-type="string">
            <text:p text:style-name="P6">XVIII</text:p>
          </table:table-cell>
          <table:table-cell table:style-name="Table88.A2" office:value-type="string">
            <text:p text:style-name="P6">XVII</text:p>
          </table:table-cell>
          <table:table-cell table:style-name="Table88.A2" office:value-type="string">
            <text:p text:style-name="P6">LXXI</text:p>
          </table:table-cell>
          <table:table-cell table:style-name="Table88.A2" office:value-type="string">
            <text:p text:style-name="P6">XL</text:p>
          </table:table-cell>
          <table:table-cell table:style-name="Table88.A2" office:value-type="string">
            <text:p text:style-name="P6">XL</text:p>
          </table:table-cell>
          <table:table-cell table:style-name="Table88.A2" office:value-type="string">
            <text:p text:style-name="P6"><text:s/></text:p>
          </table:table-cell>
          <table:table-cell table:style-name="Table88.A2" office:value-type="string">
            <text:p text:style-name="P6"><text:s/></text:p>
          </table:table-cell>
          <table:table-cell table:style-name="Table88.H2" office:value-type="string">
            <text:p text:style-name="P6"><text:s/></text:p>
          </table:table-cell>
        </table:table-row>
        <table:table-row>
          <table:table-cell table:style-name="Table88.H2" table:number-columns-spanned="8" office:value-type="string">
            <text:p text:style-name="P7">Well, if you've seen what the other plants can do, Audrey can do it all.</text:p>
            <text:p text:style-name="P7">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52"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3"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2"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2"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8">XLVIII</text:p>
          </table:table-cell>
          <table:table-cell table:style-name="Table91.A2" office:value-type="string">
            <text:p text:style-name="P8">XLVII</text:p>
          </table:table-cell>
          <table:table-cell table:style-name="Table91.A2" office:value-type="string">
            <text:p text:style-name="P8">LXXI</text:p>
          </table:table-cell>
          <table:table-cell table:style-name="Table91.A2" office:value-type="string">
            <text:p text:style-name="P8">XLVII</text:p>
          </table:table-cell>
          <table:table-cell table:style-name="Table91.A2" office:value-type="string">
            <text:p text:style-name="P8">XLVIII</text:p>
          </table:table-cell>
          <table:table-cell table:style-name="Table91.A2" office:value-type="string">
            <text:p text:style-name="P8"/>
          </table:table-cell>
          <table:table-cell table:style-name="Table91.A2" office:value-type="string">
            <text:p text:style-name="P8"/>
          </table:table-cell>
          <table:table-cell table:style-name="Table91.H2" office:value-type="string">
            <text:p text:style-name="P8"/>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Walkthrough"><text:span text:style-name="T9">016:<text:tab/>North of where Rebecca is positioned in the screenshot below is the exit to floor 017</text:span></text:p>
      <text:p text:style-name="Walkthrough"><draw:frame draw:style-name="fr10" draw:name="graphics464" text:anchor-type="paragraph" svg:width="6.9252in" svg:height="4.3244in" draw:z-index="463"><draw:image xlink:href="Pictures/10000000000004140000028C89B72DCB.png" xlink:type="simple" xlink:show="embed" xlink:actuate="onLoad"/></draw:frame><text:soft-page-break/><text:span text:style-name="T9">017:<text:tab/>Only one door opens. Just like in Star Story that's the 3</text:span><text:span text:style-name="T2">rd</text:span><text:span text:style-name="T9"> door from the left.</text:span></text:p>
      <text:p text:style-name="Walkthrough"><text:span text:style-name="T9"/></text:p>
      <text:p text:style-name="P4"><text:span text:style-name="T9">018:<text:tab/>Save if you want and head North. Speak to the guy here to engage in a boss fight. (You must do his, as the door to the next section will otherwise NOT open).</text:span></text:p>
      <text:h text:style-name="Heading_20_3" text:outline-level="3"><text:span text:style-name="T9">Boss Fight: Experimental Human Replica Unit (ExHuRU)</text:span></text:h>
      <table:table table:name="Table92" table:style-name="Table92">
        <table:table-column table:style-name="Table92.A" table:number-columns-repeated="7"/>
        <table:table-column table:style-name="Table92.H"/>
        <table:table-row>
          <table:table-cell table:style-name="Table92.A1" office:value-type="string">
            <text:p text:style-name="P5"><draw:frame draw:style-name="fr3"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5"><draw:frame draw:style-name="fr2"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6"><draw:frame draw:style-name="fr2"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5"><draw:frame draw:style-name="fr2"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5"><draw:frame draw:style-name="fr3"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5"/>
          </table:table-cell>
          <table:table-cell table:style-name="Table92.A1" office:value-type="string">
            <text:p text:style-name="P5"/>
          </table:table-cell>
          <table:table-cell table:style-name="Table92.H1" office:value-type="string">
            <text:p text:style-name="P5"/>
          </table:table-cell>
        </table:table-row>
        <table:table-row>
          <table:table-cell table:style-name="Table92.A2" office:value-type="string">
            <text:p text:style-name="P6">LXX</text:p>
          </table:table-cell>
          <table:table-cell table:style-name="Table92.A2" office:value-type="string">
            <text:p text:style-name="P6">LXX</text:p>
          </table:table-cell>
          <table:table-cell table:style-name="Table92.A2" office:value-type="string">
            <text:p text:style-name="P6">LXXV</text:p>
          </table:table-cell>
          <table:table-cell table:style-name="Table92.A2" office:value-type="string">
            <text:p text:style-name="P6">LXX</text:p>
          </table:table-cell>
          <table:table-cell table:style-name="Table92.A2" office:value-type="string">
            <text:p text:style-name="P6">LXXIII</text:p>
          </table:table-cell>
          <table:table-cell table:style-name="Table92.A2" office:value-type="string">
            <text:p text:style-name="P6"><text:s/></text:p>
          </table:table-cell>
          <table:table-cell table:style-name="Table92.A2" office:value-type="string">
            <text:p text:style-name="P6"><text:s/></text:p>
          </table:table-cell>
          <table:table-cell table:style-name="Table92.H2" office:value-type="string">
            <text:p text:style-name="P6"><text:s/></text:p>
          </table:table-cell>
        </table:table-row>
        <table:table-row>
          <table:table-cell table:style-name="Table92.H2" table:number-columns-spanned="8" office:value-type="string">
            <text:p text:style-name="P7">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3"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7"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7"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8">XCVII</text:p>
          </table:table-cell>
          <table:table-cell table:style-name="Table95.A2" office:value-type="string">
            <text:p text:style-name="P8">XCVI</text:p>
          </table:table-cell>
          <table:table-cell table:style-name="Table95.A2" office:value-type="string">
            <text:p text:style-name="P8">LXXXVI</text:p>
          </table:table-cell>
          <table:table-cell table:style-name="Table95.A2" office:value-type="string">
            <text:p text:style-name="P8">XCVII</text:p>
          </table:table-cell>
          <table:table-cell table:style-name="Table95.A2" office:value-type="string">
            <text:p text:style-name="P8">CI</text:p>
          </table:table-cell>
          <table:table-cell table:style-name="Table95.A2" office:value-type="string">
            <text:p text:style-name="P8">XCVIII</text:p>
          </table:table-cell>
          <table:table-cell table:style-name="Table95.A2" office:value-type="string">
            <text:p text:style-name="P8">L</text:p>
          </table:table-cell>
          <table:table-cell table:style-name="Table95.H2" office:value-type="string">
            <text:p text:style-name="P8"/>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003:<text:tab/>Take the most EASTERN way SOUTH</text:p>
      <text:p text:style-name="Walkthrough"><text:tab/>At the end Exit West</text:p>
      <text:p text:style-name="Walkthrough">004:<text:tab/>Make your way West</text:p>
      <text:p text:style-name="Walkthrough"><text:soft-page-break/><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5"><draw:frame draw:style-name="fr3"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5"><draw:frame draw:style-name="fr2"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6"><draw:frame draw:style-name="fr2"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5"><draw:frame draw:style-name="fr2"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5"><draw:frame draw:style-name="fr3"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5"><draw:frame draw:style-name="fr7"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5"><draw:frame draw:style-name="fr7"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5"/>
          </table:table-cell>
        </table:table-row>
        <table:table-row>
          <table:table-cell table:style-name="Table96.A2" office:value-type="string">
            <text:p text:style-name="P6">XCIX</text:p>
          </table:table-cell>
          <table:table-cell table:style-name="Table96.A2" office:value-type="string">
            <text:p text:style-name="P6">XCVII</text:p>
          </table:table-cell>
          <table:table-cell table:style-name="Table96.A2" office:value-type="string">
            <text:p text:style-name="P6">LXXXVII</text:p>
          </table:table-cell>
          <table:table-cell table:style-name="Table96.A2" office:value-type="string">
            <text:p text:style-name="P6">XCVIII</text:p>
          </table:table-cell>
          <table:table-cell table:style-name="Table96.A2" office:value-type="string">
            <text:p text:style-name="P6">CIII</text:p>
          </table:table-cell>
          <table:table-cell table:style-name="Table96.A2" office:value-type="string">
            <text:p text:style-name="P6">XCIX</text:p>
          </table:table-cell>
          <table:table-cell table:style-name="Table96.A2" office:value-type="string">
            <text:p text:style-name="P6">LII</text:p>
          </table:table-cell>
          <table:table-cell table:style-name="Table96.H2" office:value-type="string">
            <text:p text:style-name="P6"><text:s/></text:p>
          </table:table-cell>
        </table:table-row>
        <table:table-row>
          <table:table-cell table:style-name="Table96.H2" table:number-columns-spanned="8" office:value-type="string">
            <text:p text:style-name="P7">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First_20_line_20_indent">d</text:p>
      <text:p text:style-name="Text_20_body"/>
      <text:h text:style-name="P10" text:outline-level="1"><text:span text:style-name="T17">BACKGROUND</text:span></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05022416233211641" text:style-name="L7">
        <text:list-item>
          <text:p text:style-name="P22">No lying. This actually includes telling fictional stories, even if you make it clear the story is entirely fictional.</text:p>
        </text:list-item>
        <text:list-item>
          <text:p text:style-name="P22">Work hard</text:p>
        </text:list-item>
        <text:list-item>
          <text:p text:style-name="P22">Don't eat meat as hunting disturbs the peace of nature.</text:p>
        </text:list-item>
        <text:list-item>
          <text:p text:style-name="P22">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22">Entertainment is a waste of time in which you could have served the harmony.</text:p>
        </text:list-item>
        <text:list-item>
          <text:p text:style-name="P22">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22">Pregnant women are the carriers of life. Protect them at all costs.</text:p>
        </text:list-item>
        <text:list-item>
          <text:p text:style-name="P22">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First_20_line_20_indent"><text:soft-page-break/><text:span text:style-name="T17"/></text:p>
      <text:p text:style-name="First_20_line_20_indent"><text:span text:style-name="T17">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span></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First_20_line_20_indent"><text:span text:style-name="T17">More literally it's “I go to my house” and “I will go to my house”. Please note that “Hys” is written with a capital letter. All nouns start in this language with a capital letter, pretty similar as in the German language. </text:span></text:p>
      <text:p text:style-name="First_20_line_20_indent"><text:span text:style-name="T17"/></text:p>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4">Dâto Êlf <text:span text:style-name="T17">→ The Elf (6</text:span><text:span text:style-name="T4">th</text:span><text:span text:style-name="T17"> case)</text:span></text:p>
      <text:p text:style-name="P24"><text:span text:style-name="T17"/></text:p>
      <text:p text:style-name="P24"><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4"><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4"/>
      <text:p text:style-name="P16">Now another nice note is that adjectives are always placed BEHIND the noun.... </text:p>
      <text:p text:style-name="P16">“D<text:span text:style-name="T14">â Mîssy bôle” → “The beautiful girl”</text:span></text:p>
      <text:p text:style-name="P16"><text:span text:style-name="T14"/></text:p>
      <text:p text:style-name="P16">There is a lot more to tell about this language, and I really need to work out a good lesson package, but it's hard to find out where to begin. The language is not as hard as it looks. </text:p>
      <text:p text:style-name="P16"/>
      <text:p text:style-name="P24">Hâp wêl, fy tü wêns tê lârnâ dâl Tôlky dâr Fântâsâr. Hît nât bâ dîffy. Hît bâa f<text:span text:style-name="T26">rosakâ fy âls dâr Mîn kân sprâk dyol Tôlky. </text:span></text:p>
      <text:p text:style-name="First_20_line_20_indent"/>
      <text:h text:style-name="Heading_20_2" text:outline-level="2"><text:span text:style-name="T14">A few astronomy facts about Phantasar</text:span></text:h>
      <text:list xml:id="list4637670711075432602" text:style-name="L9">
        <text:list-item>
          <text:p text:style-name="P17">Phantasar is part of the solar system called “Quandanora”</text:p>
        </text:list-item>
        <text:list-item>
          <text:p text:style-name="P17">Phantasar spins the the opposite direction when compared to Earth. As a result the sun rises in the West and sets in the East on Phantasar (like Merya mentions), contrary to where the sun rises and sets on Earth.</text:p>
        </text:list-item>
        <text:list-item>
          <text:p text:style-name="P17">Phantasar has three moons. Lunar, Lundi and Mono.</text:p>
        </text:list-item>
        <text:list-item>
          <text:p text:style-name="P17">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17">Phantasar's size and speed is not exactly the same as on Earth. As a result the Phantasarian calendar has a leap year every five years in stead of four. </text:p>
        </text:list-item>
        <text:list-item>
          <text:p text:style-name="P17">On Phantasar there are also people who believe in astrology much to the chagrin of astronomers who deem it bullshit. </text:p>
        </text:list-item>
        <text:list-item>
          <text:p text:style-name="P17">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3T23:12:55.81</dc:date>
    <dc:creator>Jeroen Broks</dc:creator>
    <meta:editing-duration>P10DT8H25M13S</meta:editing-duration>
    <meta:editing-cycles>207</meta:editing-cycles>
    <meta:generator>OpenOffice/4.1.8$Win32 OpenOffice.org_project/418m3$Build-9803</meta:generator>
    <meta:document-statistic meta:table-count="98" meta:image-count="507" meta:object-count="0" meta:page-count="119" meta:paragraph-count="1855" meta:word-count="29978" meta:character-count="158323"/>
  </office:meta>
</office:document-meta>
</file>